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24eb0b4"/>
    </style:style>
    <style:style style:name="P7" style:family="paragraph" style:parent-style-name="Footnote">
      <style:text-properties officeooo:rsid="024d5b19" officeooo:paragraph-rsid="024d5b19"/>
    </style:style>
    <style:style style:name="P8" style:family="paragraph" style:parent-style-name="Footnote">
      <style:text-properties officeooo:rsid="0250788d" officeooo:paragraph-rsid="0250788d"/>
    </style:style>
    <style:style style:name="P9" style:family="paragraph" style:parent-style-name="HT">
      <style:text-properties officeooo:paragraph-rsid="01ddb4dd"/>
    </style:style>
    <style:style style:name="P10" style:family="paragraph" style:parent-style-name="Footnote">
      <style:text-properties officeooo:paragraph-rsid="01ff0552"/>
    </style:style>
    <style:style style:name="P11" style:family="paragraph" style:parent-style-name="HT">
      <style:text-properties officeooo:paragraph-rsid="0261a19c"/>
    </style:style>
    <style:style style:name="P12" style:family="paragraph" style:parent-style-name="Footnote">
      <style:text-properties officeooo:paragraph-rsid="021e1015"/>
    </style:style>
    <style:style style:name="P13" style:family="paragraph" style:parent-style-name="Footnote">
      <style:text-properties officeooo:rsid="01c47df4" officeooo:paragraph-rsid="0234ab1e"/>
    </style:style>
    <style:style style:name="P14" style:family="paragraph" style:parent-style-name="Footnote">
      <style:text-properties officeooo:rsid="01c47df4" officeooo:paragraph-rsid="01c47df4"/>
    </style:style>
    <style:style style:name="P15" style:family="paragraph" style:parent-style-name="HT">
      <style:text-properties officeooo:paragraph-rsid="01d31e89"/>
    </style:style>
    <style:style style:name="P16" style:family="paragraph" style:parent-style-name="Footnote">
      <style:text-properties officeooo:paragraph-rsid="01df6359"/>
    </style:style>
    <style:style style:name="P17" style:family="paragraph" style:parent-style-name="HT">
      <style:text-properties officeooo:paragraph-rsid="026028ae"/>
    </style:style>
    <style:style style:name="P18" style:family="paragraph" style:parent-style-name="Footnote">
      <style:text-properties officeooo:rsid="026028ae" officeooo:paragraph-rsid="026028ae"/>
    </style:style>
    <style:style style:name="P19" style:family="paragraph" style:parent-style-name="HT">
      <style:text-properties officeooo:paragraph-rsid="01d14991"/>
    </style:style>
    <style:style style:name="P20" style:family="paragraph" style:parent-style-name="Heading_20_2">
      <style:text-properties officeooo:paragraph-rsid="01f3f5da"/>
    </style:style>
    <style:style style:name="P21" style:family="paragraph" style:parent-style-name="HT">
      <style:text-properties officeooo:rsid="01d53e70" officeooo:paragraph-rsid="01d53e70"/>
    </style:style>
    <style:style style:name="P22" style:family="paragraph" style:parent-style-name="Footnote">
      <style:text-properties officeooo:rsid="01ae5320" officeooo:paragraph-rsid="01ae5320"/>
    </style:style>
    <style:style style:name="P23" style:family="paragraph" style:parent-style-name="Footnote">
      <style:text-properties officeooo:paragraph-rsid="023059a6"/>
    </style:style>
    <style:style style:name="P24" style:family="paragraph" style:parent-style-name="HT">
      <style:text-properties officeooo:paragraph-rsid="01d53e70"/>
    </style:style>
    <style:style style:name="P25" style:family="paragraph" style:parent-style-name="Footnote">
      <style:text-properties officeooo:rsid="01ae5320" officeooo:paragraph-rsid="0232355e"/>
    </style:style>
    <style:style style:name="P26" style:family="paragraph" style:parent-style-name="Footnote">
      <style:text-properties officeooo:rsid="01aef29c" officeooo:paragraph-rsid="01aef29c"/>
    </style:style>
    <style:style style:name="P27" style:family="paragraph" style:parent-style-name="HT">
      <style:text-properties officeooo:paragraph-rsid="023285db"/>
    </style:style>
    <style:style style:name="P28" style:family="paragraph" style:parent-style-name="Footnote">
      <style:text-properties officeooo:rsid="01e0d885" officeooo:paragraph-rsid="01e0d885"/>
    </style:style>
    <style:style style:name="P29" style:family="paragraph" style:parent-style-name="Footnote">
      <style:text-properties officeooo:paragraph-rsid="01b57b5a"/>
    </style:style>
    <style:style style:name="P30" style:family="paragraph" style:parent-style-name="Footnote">
      <style:text-properties officeooo:rsid="01b5d962" officeooo:paragraph-rsid="01b7d5fe"/>
    </style:style>
    <style:style style:name="P31" style:family="paragraph" style:parent-style-name="HT">
      <style:text-properties officeooo:paragraph-rsid="02352c52"/>
    </style:style>
    <style:style style:name="P32" style:family="paragraph" style:parent-style-name="Footnote">
      <style:text-properties officeooo:rsid="01c47df4" officeooo:paragraph-rsid="02352c52"/>
    </style:style>
    <style:style style:name="P33" style:family="paragraph" style:parent-style-name="Footnote">
      <style:text-properties officeooo:paragraph-rsid="01ba8382"/>
    </style:style>
    <style:style style:name="P34" style:family="paragraph" style:parent-style-name="HT">
      <style:text-properties officeooo:paragraph-rsid="0238c3d5"/>
    </style:style>
    <style:style style:name="P35" style:family="paragraph" style:parent-style-name="Footnote">
      <style:text-properties officeooo:rsid="02132487" officeooo:paragraph-rsid="0236b99e"/>
    </style:style>
    <style:style style:name="P36" style:family="paragraph" style:parent-style-name="Footnote">
      <style:text-properties officeooo:paragraph-rsid="0238b24b"/>
    </style:style>
    <style:style style:name="P37" style:family="paragraph" style:parent-style-name="Footnote">
      <style:text-properties officeooo:rsid="0238c3d5" officeooo:paragraph-rsid="0238c3d5"/>
    </style:style>
    <style:style style:name="P38" style:family="paragraph" style:parent-style-name="Footnote">
      <style:text-properties officeooo:paragraph-rsid="02399eeb"/>
    </style:style>
    <style:style style:name="P39" style:family="paragraph" style:parent-style-name="HT">
      <style:text-properties fo:font-style="normal" officeooo:rsid="023cf3d7" officeooo:paragraph-rsid="0243c264" style:font-style-asian="normal" style:font-style-complex="normal"/>
    </style:style>
    <style:style style:name="P40" style:family="paragraph" style:parent-style-name="Footnote">
      <style:text-properties officeooo:rsid="023cf3d7" officeooo:paragraph-rsid="0240dee1"/>
    </style:style>
    <style:style style:name="P41" style:family="paragraph" style:parent-style-name="Footnote">
      <style:text-properties officeooo:rsid="02427a37" officeooo:paragraph-rsid="02427a37"/>
    </style:style>
    <style:style style:name="P42" style:family="paragraph" style:parent-style-name="Footnote">
      <style:text-properties officeooo:rsid="02458226" officeooo:paragraph-rsid="02458226"/>
    </style:style>
    <style:style style:name="P43" style:family="paragraph" style:parent-style-name="Footnote">
      <style:text-properties officeooo:rsid="0243c264" officeooo:paragraph-rsid="0243c264"/>
    </style:style>
    <style:style style:name="P44" style:family="paragraph" style:parent-style-name="HT">
      <style:text-properties fo:font-style="normal" officeooo:rsid="02533d80" officeooo:paragraph-rsid="0254f367" style:font-style-asian="normal" style:font-style-complex="normal"/>
    </style:style>
    <style:style style:name="P45" style:family="paragraph" style:parent-style-name="Footnote">
      <style:text-properties officeooo:rsid="02533d80" officeooo:paragraph-rsid="02533d80"/>
    </style:style>
    <style:style style:name="P46" style:family="paragraph" style:parent-style-name="Footnote">
      <style:text-properties officeooo:rsid="0253f8f3" officeooo:paragraph-rsid="0253f8f3"/>
    </style:style>
    <style:style style:name="P47" style:family="paragraph" style:parent-style-name="Footnote">
      <style:text-properties officeooo:rsid="02542911" officeooo:paragraph-rsid="02542911"/>
    </style:style>
    <style:style style:name="P48" style:family="paragraph" style:parent-style-name="Footnote">
      <style:text-properties officeooo:rsid="0254f367" officeooo:paragraph-rsid="0254f367"/>
    </style:style>
    <style:style style:name="P49" style:family="paragraph" style:parent-style-name="HT_5f_Stumpf">
      <style:text-properties officeooo:rsid="0197eb78" officeooo:paragraph-rsid="025b5854"/>
    </style:style>
    <style:style style:name="P50" style:family="paragraph" style:parent-style-name="Footnote">
      <style:text-properties officeooo:rsid="0259df9f" officeooo:paragraph-rsid="0259df9f"/>
    </style:style>
    <style:style style:name="P51" style:family="paragraph" style:parent-style-name="HT">
      <style:text-properties officeooo:paragraph-rsid="025b5854"/>
    </style:style>
    <style:style style:name="P52" style:family="paragraph" style:parent-style-name="HT">
      <style:text-properties officeooo:paragraph-rsid="0271eb69"/>
    </style:style>
    <style:style style:name="P53" style:family="paragraph" style:parent-style-name="Footnote">
      <style:text-properties officeooo:rsid="0267af47" officeooo:paragraph-rsid="0267af47"/>
    </style:style>
    <style:style style:name="P54" style:family="paragraph" style:parent-style-name="Footnote">
      <style:text-properties officeooo:rsid="026a4048" officeooo:paragraph-rsid="026a4048"/>
    </style:style>
    <style:style style:name="P55" style:family="paragraph" style:parent-style-name="Footnote">
      <style:text-properties officeooo:rsid="026cb11d" officeooo:paragraph-rsid="026cb11d"/>
    </style:style>
    <style:style style:name="P56" style:family="paragraph" style:parent-style-name="Footnote">
      <style:text-properties officeooo:rsid="0270547d" officeooo:paragraph-rsid="0270547d"/>
    </style:style>
    <style:style style:name="P57" style:family="paragraph" style:parent-style-name="HT">
      <style:text-properties style:font-name="Adobe Garamond Pro" fo:font-size="12pt" fo:language="de" fo:country="DE" officeooo:rsid="0270dce5" officeooo:paragraph-rsid="0271eb69" style:language-asian="de" style:country-asian="DE"/>
    </style:style>
    <style:style style:name="P58" style:family="paragraph" style:parent-style-name="HT">
      <style:text-properties officeooo:rsid="01f89cd6" officeooo:paragraph-rsid="025b5854"/>
    </style:style>
    <style:style style:name="P59" style:family="paragraph" style:parent-style-name="HT">
      <style:text-properties officeooo:rsid="01e4ae01" officeooo:paragraph-rsid="0250788d"/>
    </style:style>
    <style:style style:name="P60" style:family="paragraph" style:parent-style-name="HT">
      <style:text-properties officeooo:rsid="0197eb78" officeooo:paragraph-rsid="01f5d04b"/>
    </style:style>
    <style:style style:name="P61" style:family="paragraph" style:parent-style-name="HT">
      <style:text-properties officeooo:rsid="01f89cd6" officeooo:paragraph-rsid="01f89cd6"/>
    </style:style>
    <style:style style:name="P62" style:family="paragraph" style:parent-style-name="HT_5f_Stumpf">
      <style:text-properties officeooo:rsid="01d6aab9" officeooo:paragraph-rsid="01d6aab9"/>
    </style:style>
    <style:style style:name="P63" style:family="paragraph" style:parent-style-name="HT_5f_Stumpf">
      <style:text-properties officeooo:rsid="01d8672a" officeooo:paragraph-rsid="01d8672a"/>
    </style:style>
    <style:style style:name="P64" style:family="paragraph" style:parent-style-name="HT_5f_Stumpf">
      <style:text-properties officeooo:rsid="023ac304" officeooo:paragraph-rsid="023ac304"/>
    </style:style>
    <style:style style:name="P65" style:family="paragraph" style:parent-style-name="Footnote">
      <style:text-properties officeooo:paragraph-rsid="01e61edb"/>
    </style:style>
    <style:style style:name="P66" style:family="paragraph" style:parent-style-name="HT">
      <style:text-properties officeooo:paragraph-rsid="01eef6f4"/>
    </style:style>
    <style:style style:name="P67" style:family="paragraph" style:parent-style-name="Footnote">
      <style:text-properties officeooo:rsid="01ebb2c3" officeooo:paragraph-rsid="01ebb2c3"/>
    </style:style>
    <style:style style:name="P68" style:family="paragraph" style:parent-style-name="Footnote">
      <style:text-properties officeooo:paragraph-rsid="01ed0d0f"/>
    </style:style>
    <style:style style:name="P69" style:family="paragraph" style:parent-style-name="Footnote">
      <style:text-properties officeooo:rsid="01eef6f4" officeooo:paragraph-rsid="01eef6f4"/>
    </style:style>
    <style:style style:name="P70" style:family="paragraph" style:parent-style-name="Footnote">
      <style:text-properties officeooo:rsid="01ef6727" officeooo:paragraph-rsid="01ef6727"/>
    </style:style>
    <style:style style:name="P71" style:family="paragraph" style:parent-style-name="HT_5f_Stumpf">
      <style:text-properties officeooo:rsid="01fa97da" officeooo:paragraph-rsid="01fb0ed2"/>
    </style:style>
    <style:style style:name="P72" style:family="paragraph" style:parent-style-name="Footnote">
      <style:text-properties officeooo:rsid="01fa97da" officeooo:paragraph-rsid="01fa97da"/>
    </style:style>
    <style:style style:name="P73" style:family="paragraph" style:parent-style-name="Footnote">
      <style:text-properties officeooo:rsid="01fa97da" officeooo:paragraph-rsid="01fb0ed2"/>
    </style:style>
    <style:style style:name="P74" style:family="paragraph" style:parent-style-name="Footnote">
      <style:text-properties officeooo:rsid="01fb0ed2" officeooo:paragraph-rsid="01fb0ed2"/>
    </style:style>
    <style:style style:name="P75" style:family="paragraph" style:parent-style-name="Footnote">
      <style:text-properties officeooo:rsid="01fc9925" officeooo:paragraph-rsid="01fc9925"/>
    </style:style>
    <style:style style:name="P76" style:family="paragraph" style:parent-style-name="HT_5f_Stumpf">
      <style:text-properties officeooo:paragraph-rsid="0221b72d"/>
    </style:style>
    <style:style style:name="P77" style:family="paragraph" style:parent-style-name="Footnote">
      <style:text-properties officeooo:rsid="0221b72d" officeooo:paragraph-rsid="0221b72d"/>
    </style:style>
    <style:style style:name="P78" style:family="paragraph" style:parent-style-name="HT">
      <style:text-properties officeooo:rsid="02052b81" officeooo:paragraph-rsid="020b24e9"/>
    </style:style>
    <style:style style:name="P79" style:family="paragraph" style:parent-style-name="Footnote">
      <style:text-properties officeooo:rsid="02062d0d" officeooo:paragraph-rsid="02062d0d"/>
    </style:style>
    <style:style style:name="P80" style:family="paragraph" style:parent-style-name="Quotations">
      <style:text-properties fo:font-style="normal" officeooo:paragraph-rsid="0235cbb5" style:font-style-asian="normal" style:font-style-complex="normal"/>
    </style:style>
    <style:style style:name="P81" style:family="paragraph" style:parent-style-name="HT_5f_Stumpf">
      <style:text-properties officeooo:paragraph-rsid="0235cbb5"/>
    </style:style>
    <style:style style:name="P82" style:family="paragraph" style:parent-style-name="Footnote">
      <style:text-properties officeooo:rsid="02062d0d" officeooo:paragraph-rsid="02081072"/>
    </style:style>
    <style:style style:name="P83" style:family="paragraph" style:parent-style-name="Footnote">
      <style:text-properties officeooo:rsid="02081072" officeooo:paragraph-rsid="02364775"/>
    </style:style>
    <style:style style:name="P84" style:family="paragraph" style:parent-style-name="Footnote">
      <style:text-properties officeooo:rsid="02094393" officeooo:paragraph-rsid="02094393"/>
    </style:style>
    <style:style style:name="P85" style:family="paragraph" style:parent-style-name="HT">
      <style:text-properties officeooo:paragraph-rsid="0217aebc"/>
    </style:style>
    <style:style style:name="P86" style:family="paragraph" style:parent-style-name="Footnote">
      <style:text-properties officeooo:paragraph-rsid="024c9f97"/>
    </style:style>
    <style:style style:name="P87" style:family="paragraph" style:parent-style-name="HT">
      <style:text-properties officeooo:paragraph-rsid="021bf7c5"/>
    </style:style>
    <style:style style:name="P88" style:family="paragraph" style:parent-style-name="Footnote">
      <style:text-properties officeooo:rsid="02132487" officeooo:paragraph-rsid="02132487"/>
    </style:style>
    <style:style style:name="P89" style:family="paragraph" style:parent-style-name="Footnote">
      <style:text-properties officeooo:rsid="02182117" officeooo:paragraph-rsid="02182117"/>
    </style:style>
    <style:style style:name="P90" style:family="paragraph" style:parent-style-name="Footnote">
      <style:text-properties officeooo:rsid="02132487" officeooo:paragraph-rsid="021af058"/>
    </style:style>
    <style:style style:name="P91" style:family="paragraph" style:parent-style-name="Footnote">
      <style:text-properties officeooo:rsid="021af058" officeooo:paragraph-rsid="021af058"/>
    </style:style>
    <style:style style:name="P92" style:family="paragraph" style:parent-style-name="HT">
      <style:text-properties officeooo:paragraph-rsid="02243d9e"/>
    </style:style>
    <style:style style:name="P93" style:family="paragraph" style:parent-style-name="Footnote">
      <style:text-properties officeooo:rsid="021b798e" officeooo:paragraph-rsid="021b798e"/>
    </style:style>
    <style:style style:name="P94" style:family="paragraph" style:parent-style-name="HT">
      <style:text-properties officeooo:paragraph-rsid="0264cda8"/>
    </style:style>
    <style:style style:name="P95" style:family="paragraph" style:parent-style-name="Footnote">
      <style:text-properties officeooo:paragraph-rsid="022710b9"/>
    </style:style>
    <style:style style:name="P96" style:family="paragraph" style:parent-style-name="Footnote">
      <style:text-properties officeooo:paragraph-rsid="0264cda8"/>
    </style:style>
    <style:style style:name="P97" style:family="paragraph" style:parent-style-name="Footnote">
      <style:text-properties officeooo:rsid="0264cda8" officeooo:paragraph-rsid="0264cda8"/>
    </style:style>
    <style:style style:name="P98" style:family="paragraph" style:parent-style-name="Footnote">
      <style:text-properties officeooo:paragraph-rsid="0263008e"/>
    </style:style>
    <style:style style:name="P99" style:family="paragraph" style:parent-style-name="HT">
      <style:text-properties officeooo:paragraph-rsid="02290877"/>
    </style:style>
    <style:style style:name="P100" style:family="paragraph" style:parent-style-name="Footnote">
      <style:text-properties officeooo:rsid="02290877" officeooo:paragraph-rsid="02290877"/>
    </style:style>
    <style:style style:name="P101"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25bd114"/>
    </style:style>
    <style:style style:name="T7" style:family="text">
      <style:text-properties officeooo:rsid="01a7eaf8"/>
    </style:style>
    <style:style style:name="T8" style:family="text">
      <style:text-properties officeooo:rsid="01aceead"/>
    </style:style>
    <style:style style:name="T9" style:family="text">
      <style:text-properties officeooo:rsid="022ea31b"/>
    </style:style>
    <style:style style:name="T10" style:family="text">
      <style:text-properties officeooo:rsid="022f82ba"/>
    </style:style>
    <style:style style:name="T11" style:family="text">
      <style:text-properties officeooo:rsid="01c6d3a7"/>
    </style:style>
    <style:style style:name="T12" style:family="text">
      <style:text-properties officeooo:rsid="01f16d7b"/>
    </style:style>
    <style:style style:name="T13" style:family="text">
      <style:text-properties officeooo:rsid="01e1b4b2"/>
    </style:style>
    <style:style style:name="T14" style:family="text">
      <style:text-properties officeooo:rsid="01c83ea1"/>
    </style:style>
    <style:style style:name="T15" style:family="text">
      <style:text-properties officeooo:rsid="019fc52a"/>
    </style:style>
    <style:style style:name="T16" style:family="text">
      <style:text-properties officeooo:rsid="019730c4"/>
    </style:style>
    <style:style style:name="T17" style:family="text">
      <style:text-properties officeooo:rsid="019a6f31"/>
    </style:style>
    <style:style style:name="T18" style:family="text">
      <style:text-properties officeooo:rsid="019c2461"/>
    </style:style>
    <style:style style:name="T19" style:family="text">
      <style:text-properties officeooo:rsid="019c772c"/>
    </style:style>
    <style:style style:name="T20" style:family="text">
      <style:text-properties officeooo:rsid="01ae5320"/>
    </style:style>
    <style:style style:name="T21" style:family="text">
      <style:text-properties officeooo:rsid="01ddb4dd"/>
    </style:style>
    <style:style style:name="T22" style:family="text">
      <style:text-properties officeooo:rsid="01ca0b5b"/>
    </style:style>
    <style:style style:name="T23" style:family="text">
      <style:text-properties officeooo:rsid="01c56f9b"/>
    </style:style>
    <style:style style:name="T24" style:family="text">
      <style:text-properties officeooo:rsid="01fe3fd4"/>
    </style:style>
    <style:style style:name="T25" style:family="text">
      <style:text-properties officeooo:rsid="019e386e"/>
    </style:style>
    <style:style style:name="T26" style:family="text">
      <style:text-properties officeooo:rsid="01a0737b"/>
    </style:style>
    <style:style style:name="T27" style:family="text">
      <style:text-properties officeooo:rsid="024d4c96"/>
    </style:style>
    <style:style style:name="T28" style:family="text">
      <style:text-properties officeooo:rsid="024d5b19"/>
    </style:style>
    <style:style style:name="T29" style:family="text">
      <style:text-properties fo:font-style="italic" officeooo:rsid="024d5b19" style:font-style-asian="italic" style:font-style-complex="italic"/>
    </style:style>
    <style:style style:name="T30" style:family="text">
      <style:text-properties officeooo:rsid="024eb0b4"/>
    </style:style>
    <style:style style:name="T31" style:family="text">
      <style:text-properties officeooo:rsid="0250788d"/>
    </style:style>
    <style:style style:name="T32" style:family="text">
      <style:text-properties fo:font-style="italic" style:font-style-asian="italic" style:font-style-complex="italic"/>
    </style:style>
    <style:style style:name="T33" style:family="text">
      <style:text-properties fo:font-style="italic" officeooo:rsid="0250788d" style:font-style-asian="italic" style:font-style-complex="italic"/>
    </style:style>
    <style:style style:name="T34" style:family="text">
      <style:text-properties fo:font-style="normal" officeooo:rsid="0250788d" style:font-style-asian="normal" style:font-style-complex="normal"/>
    </style:style>
    <style:style style:name="T35" style:family="text">
      <style:text-properties fo:font-size="9pt" fo:font-style="italic" style:font-size-asian="10pt" style:font-style-asian="italic" style:font-size-complex="10pt" style:font-style-complex="italic"/>
    </style:style>
    <style:style style:name="T36" style:family="text">
      <style:text-properties fo:font-size="9pt" style:font-size-asian="10pt" style:font-size-complex="10pt"/>
    </style:style>
    <style:style style:name="T37" style:family="text">
      <style:text-properties officeooo:rsid="01a1ca59"/>
    </style:style>
    <style:style style:name="T38" style:family="text">
      <style:text-properties officeooo:rsid="01a2881b"/>
    </style:style>
    <style:style style:name="T39" style:family="text">
      <style:text-properties officeooo:rsid="01b02a76"/>
    </style:style>
    <style:style style:name="T40" style:family="text">
      <style:text-properties officeooo:rsid="01ff0552"/>
    </style:style>
    <style:style style:name="T41" style:family="text">
      <style:text-properties officeooo:rsid="01a56e50"/>
    </style:style>
    <style:style style:name="T42" style:family="text">
      <style:text-properties officeooo:rsid="01caa9c0"/>
    </style:style>
    <style:style style:name="T43" style:family="text">
      <style:text-properties officeooo:rsid="01df6359"/>
    </style:style>
    <style:style style:name="T44" style:family="text">
      <style:text-properties officeooo:rsid="01ccb594"/>
    </style:style>
    <style:style style:name="T45" style:family="text">
      <style:text-properties officeooo:rsid="01a64d78"/>
    </style:style>
    <style:style style:name="T46" style:family="text">
      <style:text-properties officeooo:rsid="0215badd"/>
    </style:style>
    <style:style style:name="T47" style:family="text">
      <style:text-properties officeooo:rsid="01c47df4"/>
    </style:style>
    <style:style style:name="T48" style:family="text">
      <style:text-properties officeooo:rsid="01c160a3"/>
    </style:style>
    <style:style style:name="T49" style:family="text">
      <style:text-properties officeooo:rsid="01b20006"/>
    </style:style>
    <style:style style:name="T50" style:family="text">
      <style:text-properties officeooo:rsid="01c2935b"/>
    </style:style>
    <style:style style:name="T51" style:family="text">
      <style:text-properties fo:font-style="italic" officeooo:rsid="01c2935b" style:font-style-asian="italic" style:font-style-complex="italic"/>
    </style:style>
    <style:style style:name="T52" style:family="text">
      <style:text-properties officeooo:rsid="01cad77d"/>
    </style:style>
    <style:style style:name="T53" style:family="text">
      <style:text-properties officeooo:rsid="01ce4c79"/>
    </style:style>
    <style:style style:name="T54" style:family="text">
      <style:text-properties officeooo:rsid="0261d24d"/>
    </style:style>
    <style:style style:name="T55" style:family="text">
      <style:text-properties officeooo:rsid="021e1015"/>
    </style:style>
    <style:style style:name="T56" style:family="text">
      <style:text-properties fo:font-style="italic" officeooo:rsid="021e1015" style:font-style-asian="italic" style:font-style-complex="italic"/>
    </style:style>
    <style:style style:name="T57" style:family="text">
      <style:text-properties fo:font-style="normal" officeooo:rsid="021e1015" style:font-style-asian="normal" style:font-style-complex="normal"/>
    </style:style>
    <style:style style:name="T58" style:family="text">
      <style:text-properties fo:font-style="normal" officeooo:rsid="025bd114" style:font-style-asian="normal" style:font-style-complex="normal"/>
    </style:style>
    <style:style style:name="T59" style:family="text">
      <style:text-properties fo:font-style="normal" officeooo:rsid="02200441" style:font-style-asian="normal" style:font-style-complex="normal"/>
    </style:style>
    <style:style style:name="T60" style:family="text">
      <style:text-properties officeooo:rsid="025c080c"/>
    </style:style>
    <style:style style:name="T61" style:family="text">
      <style:text-properties officeooo:rsid="026028ae"/>
    </style:style>
    <style:style style:name="T62" style:family="text">
      <style:text-properties officeooo:rsid="0261a19c"/>
    </style:style>
    <style:style style:name="T63" style:family="text">
      <style:text-properties fo:font-style="italic" officeooo:rsid="0261a19c" style:font-style-asian="italic" style:font-style-complex="italic"/>
    </style:style>
    <style:style style:name="T64" style:family="text">
      <style:text-properties officeooo:rsid="01cfd7e0"/>
    </style:style>
    <style:style style:name="T65" style:family="text">
      <style:text-properties officeooo:rsid="01ce9958"/>
    </style:style>
    <style:style style:name="T66" style:family="text">
      <style:text-properties officeooo:rsid="0234ab1e"/>
    </style:style>
    <style:style style:name="T67" style:family="text">
      <style:text-properties officeooo:rsid="023a8c25"/>
    </style:style>
    <style:style style:name="T68" style:family="text">
      <style:text-properties officeooo:rsid="01c4cc9a"/>
    </style:style>
    <style:style style:name="T69" style:family="text">
      <style:text-properties officeooo:rsid="01d53e70"/>
    </style:style>
    <style:style style:name="T70" style:family="text">
      <style:text-properties officeooo:rsid="01d31e89"/>
    </style:style>
    <style:style style:name="T71" style:family="text">
      <style:text-properties officeooo:rsid="01ae4929"/>
    </style:style>
    <style:style style:name="T72" style:family="text">
      <style:text-properties officeooo:rsid="01d8672a"/>
    </style:style>
    <style:style style:name="T73" style:family="text">
      <style:text-properties fo:font-size="9pt" officeooo:rsid="01df6359" style:font-size-asian="10pt" style:font-size-complex="10pt"/>
    </style:style>
    <style:style style:name="T74" style:family="text">
      <style:text-properties fo:font-size="9pt" officeooo:rsid="01d8672a" style:font-size-asian="10pt" style:font-size-complex="10pt"/>
    </style:style>
    <style:style style:name="T75" style:family="text">
      <style:text-properties fo:font-size="9pt" fo:font-style="italic" officeooo:rsid="01d8672a" style:font-size-asian="10pt" style:font-style-asian="italic" style:font-size-complex="10pt" style:font-style-complex="italic"/>
    </style:style>
    <style:style style:name="T76" style:family="text">
      <style:text-properties officeooo:rsid="01e0bab7"/>
    </style:style>
    <style:style style:name="T77" style:family="text">
      <style:text-properties officeooo:rsid="01bd90c7"/>
    </style:style>
    <style:style style:name="T78" style:family="text">
      <style:text-properties fo:font-style="normal" officeooo:rsid="01bd90c7" style:font-style-asian="normal" style:font-style-complex="normal"/>
    </style:style>
    <style:style style:name="T79" style:family="text">
      <style:text-properties fo:font-style="italic" officeooo:rsid="01bd90c7" style:font-style-asian="italic" style:font-style-complex="italic"/>
    </style:style>
    <style:style style:name="T80" style:family="text">
      <style:text-properties fo:font-style="italic" officeooo:rsid="0215567e" style:font-style-asian="italic" style:font-style-complex="italic"/>
    </style:style>
    <style:style style:name="T81" style:family="text">
      <style:text-properties style:font-name="Adobe Garamond Pro" fo:font-size="12pt" fo:font-style="italic" officeooo:rsid="01bd90c7" style:language-asian="de" style:country-asian="DE" style:font-style-asian="italic" style:font-style-complex="italic"/>
    </style:style>
    <style:style style:name="T82" style:family="text">
      <style:text-properties officeooo:rsid="01d14991"/>
    </style:style>
    <style:style style:name="T83" style:family="text">
      <style:text-properties officeooo:rsid="01bf7934"/>
    </style:style>
    <style:style style:name="T84" style:family="text">
      <style:text-properties officeooo:rsid="01bf3eba"/>
    </style:style>
    <style:style style:name="T85" style:family="text">
      <style:text-properties officeooo:rsid="01c104ac"/>
    </style:style>
    <style:style style:name="T86" style:family="text">
      <style:text-properties officeooo:rsid="01f286b9"/>
    </style:style>
    <style:style style:name="T87" style:family="text">
      <style:text-properties fo:font-style="italic" officeooo:rsid="01d14991" style:font-style-asian="italic" style:font-style-complex="italic"/>
    </style:style>
    <style:style style:name="T88" style:family="text">
      <style:text-properties fo:font-style="italic" officeooo:rsid="01c104ac" style:font-style-asian="italic" style:font-style-complex="italic"/>
    </style:style>
    <style:style style:name="T89" style:family="text">
      <style:text-properties fo:font-style="normal" officeooo:rsid="01c104ac" style:font-style-asian="normal" style:font-style-complex="normal"/>
    </style:style>
    <style:style style:name="T90" style:family="text">
      <style:text-properties fo:font-style="normal" officeooo:rsid="01d14991" style:font-style-asian="normal" style:font-style-complex="normal"/>
    </style:style>
    <style:style style:name="T91" style:family="text">
      <style:text-properties officeooo:rsid="01d6aab9"/>
    </style:style>
    <style:style style:name="T92" style:family="text">
      <style:text-properties officeooo:rsid="025eddb1"/>
    </style:style>
    <style:style style:name="T93" style:family="text">
      <style:text-properties officeooo:rsid="025b5854"/>
    </style:style>
    <style:style style:name="T94" style:family="text">
      <style:text-properties officeooo:rsid="025de35f"/>
    </style:style>
    <style:style style:name="T95" style:family="text">
      <style:text-properties officeooo:rsid="01f5d04b"/>
    </style:style>
    <style:style style:name="T96" style:family="text">
      <style:text-properties officeooo:rsid="01d8bb23"/>
    </style:style>
    <style:style style:name="T97" style:family="text">
      <style:text-properties fo:font-style="italic" officeooo:rsid="025b5854" style:font-style-asian="italic" style:font-style-complex="italic"/>
    </style:style>
    <style:style style:name="T98" style:family="text">
      <style:text-properties fo:font-style="italic" officeooo:rsid="026028ae" style:font-style-asian="italic" style:font-style-complex="italic"/>
    </style:style>
    <style:style style:name="T99" style:family="text">
      <style:text-properties fo:font-style="normal" officeooo:rsid="026028ae" style:font-style-asian="normal" style:font-style-complex="normal"/>
    </style:style>
    <style:style style:name="T100" style:family="text">
      <style:text-properties officeooo:rsid="01f3f5da"/>
    </style:style>
    <style:style style:name="T101" style:family="text">
      <style:text-properties officeooo:rsid="0215567e"/>
    </style:style>
    <style:style style:name="T102" style:family="text">
      <style:text-properties officeooo:rsid="01a8c87f"/>
    </style:style>
    <style:style style:name="T103" style:family="text">
      <style:text-properties officeooo:rsid="01a9e264"/>
    </style:style>
    <style:style style:name="T104" style:family="text">
      <style:text-properties fo:font-style="italic" officeooo:rsid="01958835" style:font-style-asian="italic" style:font-style-complex="italic"/>
    </style:style>
    <style:style style:name="T105" style:family="text">
      <style:text-properties officeooo:rsid="01aba216"/>
    </style:style>
    <style:style style:name="T106" style:family="text">
      <style:text-properties officeooo:rsid="023059a6"/>
    </style:style>
    <style:style style:name="T107" style:family="text">
      <style:text-properties fo:font-style="normal" officeooo:rsid="01a9e264" style:font-style-asian="normal" style:font-style-complex="normal"/>
    </style:style>
    <style:style style:name="T108" style:family="text">
      <style:text-properties officeooo:rsid="0232355e"/>
    </style:style>
    <style:style style:name="T109" style:family="text">
      <style:text-properties officeooo:rsid="01aaed18"/>
    </style:style>
    <style:style style:name="T110" style:family="text">
      <style:text-properties officeooo:rsid="01aef29c"/>
    </style:style>
    <style:style style:name="T111" style:family="text">
      <style:text-properties officeooo:rsid="01b33953"/>
    </style:style>
    <style:style style:name="T112" style:family="text">
      <style:text-properties officeooo:rsid="023285db"/>
    </style:style>
    <style:style style:name="T113" style:family="text">
      <style:text-properties officeooo:rsid="01b4ca8c"/>
    </style:style>
    <style:style style:name="T114" style:family="text">
      <style:text-properties officeooo:rsid="024cb6c8"/>
    </style:style>
    <style:style style:name="T115" style:family="text">
      <style:text-properties officeooo:rsid="025723c9"/>
    </style:style>
    <style:style style:name="T116" style:family="text">
      <style:text-properties officeooo:rsid="01b57b5a"/>
    </style:style>
    <style:style style:name="T117" style:family="text">
      <style:text-properties officeooo:rsid="01b5d962"/>
    </style:style>
    <style:style style:name="T118" style:family="text">
      <style:text-properties officeooo:rsid="01b7d5fe"/>
    </style:style>
    <style:style style:name="T119" style:family="text">
      <style:text-properties officeooo:rsid="01b9678c"/>
    </style:style>
    <style:style style:name="T120" style:family="text">
      <style:text-properties officeooo:rsid="0232dfde"/>
    </style:style>
    <style:style style:name="T121" style:family="text">
      <style:text-properties officeooo:rsid="02352c52"/>
    </style:style>
    <style:style style:name="T122" style:family="text">
      <style:text-properties officeooo:rsid="01ba8382"/>
    </style:style>
    <style:style style:name="T123" style:family="text">
      <style:text-properties officeooo:rsid="023546c0"/>
    </style:style>
    <style:style style:name="T124" style:family="text">
      <style:text-properties officeooo:rsid="0236b99e"/>
    </style:style>
    <style:style style:name="T125" style:family="text">
      <style:text-properties officeooo:rsid="026517dc"/>
    </style:style>
    <style:style style:name="T126" style:family="text">
      <style:text-properties officeooo:rsid="01e0d885"/>
    </style:style>
    <style:style style:name="T127" style:family="text">
      <style:text-properties officeooo:rsid="01f707f6"/>
    </style:style>
    <style:style style:name="T128" style:family="text">
      <style:text-properties fo:font-style="italic" officeooo:rsid="01f707f6" style:font-style-asian="italic" style:font-style-complex="italic"/>
    </style:style>
    <style:style style:name="T129" style:family="text">
      <style:text-properties fo:font-style="italic" officeooo:rsid="023a8c25" style:font-style-asian="italic" style:font-style-complex="italic"/>
    </style:style>
    <style:style style:name="T130" style:family="text">
      <style:text-properties fo:font-style="italic" officeooo:rsid="0236b99e" style:font-style-asian="italic" style:font-style-complex="italic"/>
    </style:style>
    <style:style style:name="T131" style:family="text">
      <style:text-properties fo:font-style="normal" officeooo:rsid="01f707f6" style:font-style-asian="normal" style:font-style-complex="normal"/>
    </style:style>
    <style:style style:name="T132" style:family="text">
      <style:text-properties fo:font-style="normal" officeooo:rsid="0238b24b" style:font-style-asian="normal" style:font-style-complex="normal"/>
    </style:style>
    <style:style style:name="T133" style:family="text">
      <style:text-properties officeooo:rsid="0238b24b"/>
    </style:style>
    <style:style style:name="T134" style:family="text">
      <style:text-properties fo:font-style="normal" officeooo:rsid="02399eeb" style:font-style-asian="normal" style:font-style-complex="normal"/>
    </style:style>
    <style:style style:name="T135" style:family="text">
      <style:text-properties fo:font-style="normal" officeooo:rsid="0238c3d5" style:font-style-asian="normal" style:font-style-complex="normal"/>
    </style:style>
    <style:style style:name="T136" style:family="text">
      <style:text-properties officeooo:rsid="0238c3d5"/>
    </style:style>
    <style:style style:name="T137" style:family="text">
      <style:text-properties fo:font-style="italic" officeooo:rsid="0238c3d5" style:font-style-asian="italic" style:font-style-complex="italic"/>
    </style:style>
    <style:style style:name="T138" style:family="text">
      <style:text-properties fo:font-style="normal" officeooo:rsid="01f9fd19" style:font-style-asian="normal" style:font-style-complex="normal"/>
    </style:style>
    <style:style style:name="T139" style:family="text">
      <style:text-properties officeooo:rsid="02399eeb"/>
    </style:style>
    <style:style style:name="T140" style:family="text">
      <style:text-properties officeooo:rsid="023cfd79"/>
    </style:style>
    <style:style style:name="T141" style:family="text">
      <style:text-properties officeooo:rsid="023edf29"/>
    </style:style>
    <style:style style:name="T142" style:family="text">
      <style:text-properties officeooo:rsid="0240dee1"/>
    </style:style>
    <style:style style:name="T143" style:family="text">
      <style:text-properties officeooo:rsid="02427a37"/>
    </style:style>
    <style:style style:name="T144" style:family="text">
      <style:text-properties officeooo:rsid="0243c264"/>
    </style:style>
    <style:style style:name="T145" style:family="text">
      <style:text-properties fo:font-style="italic" officeooo:rsid="02427a37" style:font-style-asian="italic" style:font-style-complex="italic"/>
    </style:style>
    <style:style style:name="T146" style:family="text">
      <style:text-properties fo:font-style="italic" officeooo:rsid="0243c264" style:font-style-asian="italic" style:font-style-complex="italic"/>
    </style:style>
    <style:style style:name="T147" style:family="text">
      <style:text-properties officeooo:rsid="0245f8f8"/>
    </style:style>
    <style:style style:name="T148" style:family="text">
      <style:text-properties officeooo:rsid="02458226"/>
    </style:style>
    <style:style style:name="T149" style:family="text">
      <style:text-properties officeooo:rsid="0253f8f3"/>
    </style:style>
    <style:style style:name="T150" style:family="text">
      <style:text-properties officeooo:rsid="0256f10c"/>
    </style:style>
    <style:style style:name="T151" style:family="text">
      <style:text-properties officeooo:rsid="02542911"/>
    </style:style>
    <style:style style:name="T152" style:family="text">
      <style:text-properties officeooo:rsid="0254f367"/>
    </style:style>
    <style:style style:name="T153" style:family="text">
      <style:text-properties officeooo:rsid="0250baff"/>
    </style:style>
    <style:style style:name="T154" style:family="text">
      <style:text-properties style:font-name="Adobe Garamond Pro" fo:font-size="9pt" fo:font-style="italic" style:font-size-asian="10pt" style:language-asian="de" style:country-asian="DE" style:font-style-asian="italic" style:font-size-complex="10pt" style:font-style-complex="italic"/>
    </style:style>
    <style:style style:name="T155" style:family="text">
      <style:text-properties style:font-name="Adobe Garamond Pro" fo:font-size="9pt" style:font-size-asian="10pt" style:language-asian="de" style:country-asian="DE" style:font-size-complex="10pt"/>
    </style:style>
    <style:style style:name="T156" style:family="text">
      <style:text-properties style:font-name="Adobe Garamond Pro" fo:font-size="9pt" officeooo:rsid="0250baff" style:font-size-asian="10pt" style:language-asian="de" style:country-asian="DE" style:font-size-complex="10pt"/>
    </style:style>
    <style:style style:name="T157" style:family="text">
      <style:text-properties officeooo:rsid="02580529"/>
    </style:style>
    <style:style style:name="T158" style:family="text">
      <style:text-properties officeooo:rsid="0259df9f"/>
    </style:style>
    <style:style style:name="T159" style:family="text">
      <style:text-properties officeooo:rsid="025acd41"/>
    </style:style>
    <style:style style:name="T160" style:family="text">
      <style:text-properties officeooo:rsid="0266f58a"/>
    </style:style>
    <style:style style:name="T161" style:family="text">
      <style:text-properties officeooo:rsid="0267af47"/>
    </style:style>
    <style:style style:name="T162" style:family="text">
      <style:text-properties fo:font-style="italic" officeooo:rsid="0267af47" style:font-style-asian="italic" style:font-style-complex="italic"/>
    </style:style>
    <style:style style:name="T163" style:family="text">
      <style:text-properties fo:font-style="normal" officeooo:rsid="0267af47" style:font-style-asian="normal" style:font-style-complex="normal"/>
    </style:style>
    <style:style style:name="T164" style:family="text">
      <style:text-properties officeooo:rsid="0269a255"/>
    </style:style>
    <style:style style:name="T165" style:family="text">
      <style:text-properties officeooo:rsid="026a4048"/>
    </style:style>
    <style:style style:name="T166" style:family="text">
      <style:text-properties style:font-name="Adobe Garamond Pro" fo:font-size="12pt" fo:language="de" fo:country="DE" style:language-asian="de" style:country-asian="DE"/>
    </style:style>
    <style:style style:name="T167" style:family="text">
      <style:text-properties style:font-name="Adobe Garamond Pro" fo:font-size="12pt" fo:language="de" fo:country="DE" officeooo:rsid="026a4048" style:language-asian="de" style:country-asian="DE"/>
    </style:style>
    <style:style style:name="T168" style:family="text">
      <style:text-properties style:font-name="Adobe Garamond Pro" fo:font-size="12pt" fo:language="de" fo:country="DE" officeooo:rsid="026cb11d" style:language-asian="de" style:country-asian="DE"/>
    </style:style>
    <style:style style:name="T169" style:family="text">
      <style:text-properties style:font-name="Adobe Garamond Pro" fo:font-size="12pt" fo:language="de" fo:country="DE" officeooo:rsid="026e6de9" style:language-asian="de" style:country-asian="DE"/>
    </style:style>
    <style:style style:name="T170" style:family="text">
      <style:text-properties style:font-name="Adobe Garamond Pro" fo:font-size="12pt" fo:language="de" fo:country="DE" officeooo:rsid="0270547d" style:language-asian="de" style:country-asian="DE"/>
    </style:style>
    <style:style style:name="T171" style:family="text">
      <style:text-properties style:font-name="Adobe Garamond Pro" fo:font-size="12pt" fo:language="de" fo:country="DE" officeooo:rsid="0270dce5" style:language-asian="de" style:country-asian="DE"/>
    </style:style>
    <style:style style:name="T172" style:family="text">
      <style:text-properties style:font-name="Adobe Garamond Pro" fo:font-size="12pt" fo:language="de" fo:country="DE" officeooo:rsid="024920a5" style:language-asian="de" style:country-asian="DE"/>
    </style:style>
    <style:style style:name="T173" style:family="text">
      <style:text-properties officeooo:rsid="0247a12d"/>
    </style:style>
    <style:style style:name="T174" style:family="text">
      <style:text-properties officeooo:rsid="0274c4d8"/>
    </style:style>
    <style:style style:name="T175" style:family="text">
      <style:text-properties officeooo:rsid="0271eb69"/>
    </style:style>
    <style:style style:name="T176" style:family="text">
      <style:text-properties officeooo:rsid="01fa2a4a"/>
    </style:style>
    <style:style style:name="T177" style:family="text">
      <style:text-properties officeooo:rsid="023ac304"/>
    </style:style>
    <style:style style:name="T178" style:family="text">
      <style:text-properties fo:font-style="italic" officeooo:rsid="023ac304" style:font-style-asian="italic" style:font-style-complex="italic"/>
    </style:style>
    <style:style style:name="T179" style:family="text">
      <style:text-properties fo:font-style="italic" officeooo:rsid="023ad4eb" style:font-style-asian="italic" style:font-style-complex="italic"/>
    </style:style>
    <style:style style:name="T180" style:family="text">
      <style:text-properties fo:font-style="normal" officeooo:rsid="023ad4eb" style:font-style-asian="normal" style:font-style-complex="normal"/>
    </style:style>
    <style:style style:name="T181" style:family="text">
      <style:text-properties fo:font-style="normal" officeooo:rsid="023ac304" style:font-style-asian="normal" style:font-style-complex="normal"/>
    </style:style>
    <style:style style:name="T182" style:family="text">
      <style:text-properties officeooo:rsid="0197eb78"/>
    </style:style>
    <style:style style:name="T183" style:family="text">
      <style:text-properties officeooo:rsid="0270dce5"/>
    </style:style>
    <style:style style:name="T184" style:family="text">
      <style:text-properties officeooo:rsid="01e508f6"/>
    </style:style>
    <style:style style:name="T185" style:family="text">
      <style:text-properties officeooo:rsid="01fc9925"/>
    </style:style>
    <style:style style:name="T186" style:family="text">
      <style:text-properties officeooo:rsid="01e81e72"/>
    </style:style>
    <style:style style:name="T187" style:family="text">
      <style:text-properties fo:font-style="italic" officeooo:rsid="01e508f6" style:font-style-asian="italic" style:font-style-complex="italic"/>
    </style:style>
    <style:style style:name="T188" style:family="text">
      <style:text-properties officeooo:rsid="01e61edb"/>
    </style:style>
    <style:style style:name="T189" style:family="text">
      <style:text-properties fo:font-weight="bold"/>
    </style:style>
    <style:style style:name="T190" style:family="text">
      <style:text-properties fo:font-weight="bold" officeooo:rsid="01e61edb"/>
    </style:style>
    <style:style style:name="T191" style:family="text">
      <style:text-properties officeooo:rsid="01e9c17b"/>
    </style:style>
    <style:style style:name="T192" style:family="text">
      <style:text-properties officeooo:rsid="01fc6891"/>
    </style:style>
    <style:style style:name="T193" style:family="text">
      <style:text-properties officeooo:rsid="01ebb2c3"/>
    </style:style>
    <style:style style:name="T194" style:family="text">
      <style:text-properties officeooo:rsid="01ec34bd"/>
    </style:style>
    <style:style style:name="T195" style:family="text">
      <style:text-properties officeooo:rsid="01ed0d0f"/>
    </style:style>
    <style:style style:name="T196" style:family="text">
      <style:text-properties officeooo:rsid="02027a2b"/>
    </style:style>
    <style:style style:name="T197" style:family="text">
      <style:text-properties officeooo:rsid="01f89cd6"/>
    </style:style>
    <style:style style:name="T198" style:family="text">
      <style:text-properties officeooo:rsid="01eef6f4"/>
    </style:style>
    <style:style style:name="T199" style:family="text">
      <style:text-properties officeooo:rsid="01ef6727"/>
    </style:style>
    <style:style style:name="T200" style:family="text">
      <style:text-properties officeooo:rsid="01fb0ed2"/>
    </style:style>
    <style:style style:name="T201" style:family="text">
      <style:text-properties officeooo:rsid="01ff8623"/>
    </style:style>
    <style:style style:name="T202" style:family="text">
      <style:text-properties fo:font-style="italic" officeooo:rsid="02041f32" style:font-style-asian="italic" style:font-style-complex="italic"/>
    </style:style>
    <style:style style:name="T203" style:family="text">
      <style:text-properties fo:font-style="italic" officeooo:rsid="01ff8623" style:font-style-asian="italic" style:font-style-complex="italic"/>
    </style:style>
    <style:style style:name="T204" style:family="text">
      <style:text-properties officeooo:rsid="02041f32"/>
    </style:style>
    <style:style style:name="T205" style:family="text">
      <style:text-properties officeooo:rsid="020008f4"/>
    </style:style>
    <style:style style:name="T206" style:family="text">
      <style:text-properties officeooo:rsid="01d8efc7"/>
    </style:style>
    <style:style style:name="T207" style:family="text">
      <style:text-properties officeooo:rsid="0221b72d"/>
    </style:style>
    <style:style style:name="T208" style:family="text">
      <style:text-properties fo:font-style="italic" officeooo:rsid="0221b72d" style:font-style-asian="italic" style:font-style-complex="italic"/>
    </style:style>
    <style:style style:name="T209" style:family="text">
      <style:text-properties officeooo:rsid="0201ca00"/>
    </style:style>
    <style:style style:name="T210" style:family="text">
      <style:text-properties officeooo:rsid="02062d0d"/>
    </style:style>
    <style:style style:name="T211" style:family="text">
      <style:text-properties officeooo:rsid="01e3076c"/>
    </style:style>
    <style:style style:name="T212" style:family="text">
      <style:text-properties officeooo:rsid="02069267"/>
    </style:style>
    <style:style style:name="T213" style:family="text">
      <style:text-properties officeooo:rsid="02081072"/>
    </style:style>
    <style:style style:name="T214" style:family="text">
      <style:text-properties fo:font-style="italic" officeooo:rsid="02069267" style:font-style-asian="italic" style:font-style-complex="italic"/>
    </style:style>
    <style:style style:name="T215" style:family="text">
      <style:text-properties fo:font-style="normal" officeooo:rsid="02069267" style:font-style-asian="normal" style:font-style-complex="normal"/>
    </style:style>
    <style:style style:name="T216" style:family="text">
      <style:text-properties fo:font-style="normal" officeooo:rsid="02081072" style:font-style-asian="normal" style:font-style-complex="normal"/>
    </style:style>
    <style:style style:name="T217" style:family="text">
      <style:text-properties fo:font-style="normal" officeooo:rsid="0235cbb5" style:font-style-asian="normal" style:font-style-complex="normal"/>
    </style:style>
    <style:style style:name="T218" style:family="text">
      <style:text-properties fo:font-style="normal" officeooo:rsid="02094393" style:font-style-asian="normal" style:font-style-complex="normal"/>
    </style:style>
    <style:style style:name="T219" style:family="text">
      <style:text-properties fo:font-style="normal" officeooo:rsid="02364775" style:font-style-asian="normal" style:font-style-complex="normal"/>
    </style:style>
    <style:style style:name="T220" style:family="text">
      <style:text-properties fo:font-style="normal" style:font-style-asian="normal" style:font-style-complex="normal"/>
    </style:style>
    <style:style style:name="T221" style:family="text">
      <style:text-properties fo:font-style="normal" officeooo:rsid="02226e93" style:font-style-asian="normal" style:font-style-complex="normal"/>
    </style:style>
    <style:style style:name="T222" style:family="text">
      <style:text-properties officeooo:rsid="0235cbb5"/>
    </style:style>
    <style:style style:name="T223" style:family="text">
      <style:text-properties officeooo:rsid="02094393"/>
    </style:style>
    <style:style style:name="T224" style:family="text">
      <style:text-properties fo:font-style="italic" officeooo:rsid="02094393" style:font-style-asian="italic" style:font-style-complex="italic"/>
    </style:style>
    <style:style style:name="T225" style:family="text">
      <style:text-properties officeooo:rsid="0217aebc"/>
    </style:style>
    <style:style style:name="T226" style:family="text">
      <style:text-properties officeooo:rsid="02364775"/>
    </style:style>
    <style:style style:name="T227" style:family="text">
      <style:text-properties fo:font-style="italic" officeooo:rsid="02364775" style:font-style-asian="italic" style:font-style-complex="italic"/>
    </style:style>
    <style:style style:name="T228" style:family="text">
      <style:text-properties fo:font-style="normal" officeooo:rsid="020b24e9" style:font-style-asian="normal" style:font-style-complex="normal"/>
    </style:style>
    <style:style style:name="T229" style:family="text">
      <style:text-properties fo:font-style="normal" officeooo:rsid="0221b72d" style:font-style-asian="normal" style:font-style-complex="normal"/>
    </style:style>
    <style:style style:name="T230" style:family="text">
      <style:text-properties officeooo:rsid="02226e93"/>
    </style:style>
    <style:style style:name="T231" style:family="text">
      <style:text-properties fo:font-style="normal" officeooo:rsid="0217aebc" style:font-style-asian="normal" style:font-style-complex="normal"/>
    </style:style>
    <style:style style:name="T232" style:family="text">
      <style:text-properties officeooo:rsid="020d185c"/>
    </style:style>
    <style:style style:name="T233" style:family="text">
      <style:text-properties officeooo:rsid="02243d9e"/>
    </style:style>
    <style:style style:name="T234" style:family="text">
      <style:text-properties fo:font-style="italic" officeooo:rsid="02052b81" style:font-style-asian="italic" style:font-style-complex="italic"/>
    </style:style>
    <style:style style:name="T235" style:family="text">
      <style:text-properties fo:font-style="normal" officeooo:rsid="020d185c" style:font-style-asian="normal" style:font-style-complex="normal"/>
    </style:style>
    <style:style style:name="T236" style:family="text">
      <style:text-properties fo:font-style="normal" officeooo:rsid="020dc219" style:font-style-asian="normal" style:font-style-complex="normal"/>
    </style:style>
    <style:style style:name="T237" style:family="text">
      <style:text-properties fo:font-style="normal" officeooo:rsid="02261b12" style:font-style-asian="normal" style:font-style-complex="normal"/>
    </style:style>
    <style:style style:name="T238" style:family="text">
      <style:text-properties fo:font-style="normal" officeooo:rsid="020e0ea8" style:font-style-asian="normal" style:font-style-complex="normal"/>
    </style:style>
    <style:style style:name="T239" style:family="text">
      <style:text-properties fo:font-style="italic" officeooo:rsid="020d185c" style:font-style-asian="italic" style:font-style-complex="italic"/>
    </style:style>
    <style:style style:name="T240" style:family="text">
      <style:text-properties fo:font-style="normal" officeooo:rsid="024c0146" style:font-style-asian="normal" style:font-style-complex="normal"/>
    </style:style>
    <style:style style:name="T241" style:family="text">
      <style:text-properties fo:font-style="italic" officeooo:rsid="020e0ea8" style:font-style-asian="italic" style:font-style-complex="italic"/>
    </style:style>
    <style:style style:name="T242" style:family="text">
      <style:text-properties fo:font-style="normal" officeooo:rsid="0215badd" style:font-style-asian="normal" style:font-style-complex="normal"/>
    </style:style>
    <style:style style:name="T243" style:family="text">
      <style:text-properties officeooo:rsid="020e0ea8"/>
    </style:style>
    <style:style style:name="T244" style:family="text">
      <style:text-properties fo:font-style="normal" officeooo:rsid="02105b31" style:font-style-asian="normal" style:font-style-complex="normal"/>
    </style:style>
    <style:style style:name="T245" style:family="text">
      <style:text-properties fo:font-style="normal" officeooo:rsid="0210916f" style:font-style-asian="normal" style:font-style-complex="normal"/>
    </style:style>
    <style:style style:name="T246" style:family="text">
      <style:text-properties officeooo:rsid="020ed89e"/>
    </style:style>
    <style:style style:name="T247" style:family="text">
      <style:text-properties fo:font-style="normal" officeooo:rsid="020ed89e" style:font-style-asian="normal" style:font-style-complex="normal"/>
    </style:style>
    <style:style style:name="T248" style:family="text">
      <style:text-properties officeooo:rsid="0210916f"/>
    </style:style>
    <style:style style:name="T249" style:family="text">
      <style:text-properties officeooo:rsid="02182117"/>
    </style:style>
    <style:style style:name="T250" style:family="text">
      <style:text-properties officeooo:rsid="024c0146"/>
    </style:style>
    <style:style style:name="T251" style:family="text">
      <style:text-properties fo:font-style="italic" officeooo:rsid="024c0146" style:font-style-asian="italic" style:font-style-complex="italic"/>
    </style:style>
    <style:style style:name="T252" style:family="text">
      <style:text-properties fo:font-style="normal" officeooo:rsid="024c9f97" style:font-style-asian="normal" style:font-style-complex="normal"/>
    </style:style>
    <style:style style:name="T253" style:family="text">
      <style:text-properties fo:font-style="normal" officeooo:rsid="021193b7" style:font-style-asian="normal" style:font-style-complex="normal"/>
    </style:style>
    <style:style style:name="T254" style:family="text">
      <style:text-properties fo:font-style="normal" officeooo:rsid="0219bc92" style:font-style-asian="normal" style:font-style-complex="normal"/>
    </style:style>
    <style:style style:name="T255" style:family="text">
      <style:text-properties fo:font-style="normal" officeooo:rsid="02132487" style:font-style-asian="normal" style:font-style-complex="normal"/>
    </style:style>
    <style:style style:name="T256" style:family="text">
      <style:text-properties fo:font-style="normal" officeooo:rsid="02182117" style:font-style-asian="normal" style:font-style-complex="normal"/>
    </style:style>
    <style:style style:name="T257" style:family="text">
      <style:text-properties fo:font-style="italic" officeooo:rsid="021193b7" style:font-style-asian="italic" style:font-style-complex="italic"/>
    </style:style>
    <style:style style:name="T258" style:family="text">
      <style:text-properties fo:font-style="normal" officeooo:rsid="0213a5d6" style:font-style-asian="normal" style:font-style-complex="normal"/>
    </style:style>
    <style:style style:name="T259" style:family="text">
      <style:text-properties officeooo:rsid="0219bc92"/>
    </style:style>
    <style:style style:name="T260" style:family="text">
      <style:text-properties fo:font-style="normal" officeooo:rsid="021af058" style:font-style-asian="normal" style:font-style-complex="normal"/>
    </style:style>
    <style:style style:name="T261" style:family="text">
      <style:text-properties fo:font-style="normal" officeooo:rsid="02243d9e" style:font-style-asian="normal" style:font-style-complex="normal"/>
    </style:style>
    <style:style style:name="T262" style:family="text">
      <style:text-properties officeooo:rsid="021af058"/>
    </style:style>
    <style:style style:name="T263" style:family="text">
      <style:text-properties fo:font-style="normal" officeooo:rsid="021b798e" style:font-style-asian="normal" style:font-style-complex="normal"/>
    </style:style>
    <style:style style:name="T264" style:family="text">
      <style:text-properties fo:font-style="normal" officeooo:rsid="021bf7c5" style:font-style-asian="normal" style:font-style-complex="normal"/>
    </style:style>
    <style:style style:name="T265" style:family="text">
      <style:text-properties officeooo:rsid="021bf7c5"/>
    </style:style>
    <style:style style:name="T266" style:family="text">
      <style:text-properties officeooo:rsid="02261b12"/>
    </style:style>
    <style:style style:name="T267" style:family="text">
      <style:text-properties fo:font-style="normal" officeooo:rsid="02268cee" style:font-style-asian="normal" style:font-style-complex="normal"/>
    </style:style>
    <style:style style:name="T268" style:family="text">
      <style:text-properties fo:font-style="normal" officeooo:rsid="022834d9" style:font-style-asian="normal" style:font-style-complex="normal"/>
    </style:style>
    <style:style style:name="T269" style:family="text">
      <style:text-properties fo:font-style="normal" officeooo:rsid="0263008e" style:font-style-asian="normal" style:font-style-complex="normal"/>
    </style:style>
    <style:style style:name="T270" style:family="text">
      <style:text-properties fo:font-style="italic" officeooo:rsid="02268cee" style:font-style-asian="italic" style:font-style-complex="italic"/>
    </style:style>
    <style:style style:name="T271" style:family="text">
      <style:text-properties officeooo:rsid="02268cee"/>
    </style:style>
    <style:style style:name="T272" style:family="text">
      <style:text-properties officeooo:rsid="0263008e"/>
    </style:style>
    <style:style style:name="T273" style:family="text">
      <style:text-properties officeooo:rsid="022834d9"/>
    </style:style>
    <style:style style:name="T274" style:family="text">
      <style:text-properties officeooo:rsid="022710b9"/>
    </style:style>
    <style:style style:name="T275" style:family="text">
      <style:text-properties fo:font-style="italic" officeooo:rsid="022710b9" style:font-style-asian="italic" style:font-style-complex="italic"/>
    </style:style>
    <style:style style:name="T276" style:family="text">
      <style:text-properties fo:font-style="italic" officeooo:rsid="01d8efc7" style:font-style-asian="italic" style:font-style-complex="italic"/>
    </style:style>
    <style:style style:name="T277" style:family="text">
      <style:text-properties fo:font-style="italic" officeooo:rsid="0263008e" style:font-style-asian="italic" style:font-style-complex="italic"/>
    </style:style>
    <style:style style:name="T278" style:family="text">
      <style:text-properties officeooo:rsid="0264cda8"/>
    </style:style>
    <style:style style:name="T279" style:family="text">
      <style:text-properties fo:font-style="italic" officeooo:rsid="0264cda8" style:font-style-asian="italic" style:font-style-complex="italic"/>
    </style:style>
    <style:style style:name="T280" style:family="text">
      <style:text-properties fo:font-style="normal" officeooo:rsid="0264cda8" style:font-style-asian="normal" style:font-style-complex="normal"/>
    </style:style>
    <style:style style:name="T281" style:family="text">
      <style:text-properties fo:font-style="italic" officeooo:rsid="022834d9" style:font-style-asian="italic" style:font-style-complex="italic"/>
    </style:style>
    <style:style style:name="T282" style:family="text">
      <style:text-properties fo:font-style="normal" officeooo:rsid="0228b228" style:font-style-asian="normal" style:font-style-complex="normal"/>
    </style:style>
    <style:style style:name="T283" style:family="text">
      <style:text-properties fo:font-style="italic" officeooo:rsid="0228b228" style:font-style-asian="italic" style:font-style-complex="italic"/>
    </style:style>
    <style:style style:name="T284" style:family="text">
      <style:text-properties officeooo:rsid="0228b228"/>
    </style:style>
    <style:style style:name="T285" style:family="text">
      <style:text-properties fo:font-style="normal" officeooo:rsid="02290877" style:font-style-asian="normal" style:font-style-complex="normal"/>
    </style:style>
    <style:style style:name="T286" style:family="text">
      <style:text-properties officeooo:rsid="02290877"/>
    </style:style>
    <style:style style:name="T287" style:family="text">
      <style:text-properties officeooo:rsid="0229965e"/>
    </style:style>
    <style:style style:name="T288" style:family="text">
      <style:text-properties fo:font-style="italic" officeooo:rsid="0229965e" style:font-style-asian="italic" style:font-style-complex="italic"/>
    </style:style>
    <style:style style:name="T289"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text:span><text:span text:style-name="T6">r</text:span><text:span text:style-name="T3"> Buch</text:span><text:span text:style-name="T6">handlung</text:span><text:span text:style-name="T3"> und dem verlegerischen Wirken </text:span><text:span text:style-name="T5">von Johann Jakob Kanter </text:span><text:span text:style-name="T7">(</text:span>1738–1786<text:span text:style-name="T7">)</text:span><text:span text:style-name="T5"> verbunden.</text:span><text:span text:style-name="T5"><text:note text:id="ftn1" text:note-class="footnote"><text:note-citation>1</text:note-citation><text:note-body><text:p text:style-name="Footnote"><text:span text:style-name="T8">Z</text:span>u Kanter: einfach <text:span text:style-name="T8">auf </text:span>Hamann-Register-Eintrag <text:span text:style-name="T8">verweisen</text:span>? Kohnen-Aufsatz<text:span text:style-name="T9">?</text:span><text:span text:style-name="T10">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1">; ein guter Zeitpunkt wohl, um in einer an Zeitschriftengründungen reichen Phase der deutschen und europäischen Aufklärung auch in Königsberg an die Gründung eines gelehrten Periodikums zu gehen.</text:span><text:span text:style-name="T11"><text:note text:id="ftn2" text:note-class="footnote"><text:note-citation>2</text:note-citation><text:note-body><text:p text:style-name="P5">Zu Zeitschriftengründungen von 1700 bis 1800 und Journalgattungen (<text:span text:style-name="T12">l</text:span>iterarische, <text:span text:style-name="T12">a</text:span>ufklärende, <text:span text:style-name="T12">p</text:span>olitische, <text:span text:style-name="T12">g</text:span>elehrte<text:span text:style-name="T12"> Zeitungen</text:span>) vgl. die Übersichten bei <text:span text:style-name="T13">Rudolf </text:span>Stöber<text:span text:style-name="T13">: Deutsche Pressegeschichte. Von den Anfängen bis zur Gegenwart (München, Konstanz 2014)</text:span><text:span text:style-name="T14">,</text:span> 92f.</text:p></text:note-body></text:note></text:span><text:span text:style-name="T11"> </text:span><text:span text:style-name="T15">Der umtriebige </text:span><text:span text:style-name="T5">Kanter vermochte es in der Aufbruchsstimmung</text:span><text:span text:style-name="T11"> dieser Jahre</text:span><text:span text:style-name="T5">, eine Reihe junger</text:span><text:span text:style-name="T11">, talentierter</text:span><text:span text:style-name="T5"> </text:span><text:span text:style-name="T16">Schriftsteller</text:span><text:span text:style-name="T5"> für das Zeitungsprojekt zu gewinnen, das durch Rezensionen und Anzeigen von Neuerscheinungen seinem Buchgeschäft helfen sollte. Sein</text:span><text:span text:style-name="T12">e</text:span><text:span text:style-name="T5"> </text:span><text:span text:style-name="T12">Buchhandlung </text:span><text:span text:style-name="T5">war </text:span><text:span text:style-name="T17">ab Anfang der 1760er Jahre</text:span><text:span text:style-name="T5"> das Zentrum der Königsberger Intellektuellen und sein verlegerisches Wirken, </text:span><text:span text:style-name="T18">das besonders für d</text:span><text:span text:style-name="T19">as</text:span><text:span text:style-name="T18"> frühe </text:span><text:span text:style-name="T20">literarische</text:span><text:span text:style-name="T21"> und philosophische</text:span><text:span text:style-name="T20"> </text:span><text:span text:style-name="T19">Schaffen</text:span><text:span text:style-name="T18"> </text:span><text:span text:style-name="T12">Johann Georg </text:span><text:span text:style-name="T18">Hamanns, </text:span><text:span text:style-name="T12">Immanuel </text:span><text:span text:style-name="T18">Kants </text:span><text:span text:style-name="T19">und </text:span><text:span text:style-name="T12">Johann Gottfried </text:span><text:span text:style-name="T19">Herders</text:span><text:span text:style-name="T18"> von Bedeutung war</text:span><text:span text:style-name="T5">, trug </text:span><text:span text:style-name="T22">nicht unwesentlich</text:span><text:span text:style-name="T5"> dazu bei, Königsberg von der Provinz zu einem bedeutenden Ort der </text:span><text:span text:style-name="T23">europäischen </text:span><text:span text:style-name="T5">Aufklärung zu machen.</text:span><text:span text:style-name="T5"><text:note text:id="ftn3" text:note-class="footnote"><text:note-citation>3</text:note-citation><text:note-body><text:p text:style-name="Footnote"><text:span text:style-name="T8">V</text:span>gl. Dreher, 182–187<text:span text:style-name="T24">.</text:span></text:p></text:note-body></text:note></text:span></text:p>
      <text:p text:style-name="P6"><text:span text:style-name="T18">Eine weitere Gunst der Stunde, die Kanter nutzte, war die </text:span><text:span text:style-name="T19">seinerzeitige</text:span><text:span text:style-name="T18"> Schwäche </text:span><text:span text:style-name="T25">der</text:span><text:span text:style-name="T18"> Königsberger Konkurrenz, namentlich de</text:span><text:span text:style-name="T12">r</text:span><text:span text:style-name="T18"> Hartungschen </text:span><text:span text:style-name="T12">Buchhandlung</text:span><text:span text:style-name="T18">, </text:span><text:span text:style-name="T15">d</text:span><text:span text:style-name="T12">ie</text:span><text:span text:style-name="T15"> ebenfalls eine Zeitung herausgab.</text:span><text:span text:style-name="T18"> </text:span><text:span text:style-name="T19">Nach dem Tod </text:span>Johann Heinrich Hartung<text:span text:style-name="T19">s 1756 </text:span><text:span text:style-name="T15">sowie</text:span><text:span text:style-name="T19"> </text:span><text:span text:style-name="T15">einiger</text:span><text:span text:style-name="T19"> weiterer Leiter des Familienbetriebs </text:span><text:span text:style-name="T15">in den Folgejahren</text:span><text:span text:style-name="T19"> konnte sich das Unternehmen erst ab den späten 1760er Jahren unter der Leitung Gottlieb Leberecht </text:span><text:soft-page-break/><text:span text:style-name="T19">Hartungs </text:span><text:span text:style-name="T7">(</text:span>1747–1797<text:span text:style-name="T7">)</text:span><text:span text:style-name="T19"> wieder stabilisieren.</text:span><text:span text:style-name="T19"><text:note text:id="ftn4" text:note-class="footnote"><text:note-citation>4</text:note-citation><text:note-body><text:p text:style-name="Footnote"><text:span text:style-name="T8">V</text:span>gl. Dreher, 171f. u. 204–206<text:span text:style-name="T9">.</text:span></text:p></text:note-body></text:note></text:span><text:span text:style-name="T19"> Diese Konkurrenz </text:span><text:span text:style-name="T15">von Kantersche</text:span><text:span text:style-name="T12">r</text:span><text:span text:style-name="T15"> Buch</text:span><text:span text:style-name="T12">handlung</text:span><text:span text:style-name="T15"> bzw. Zeitung mit Hartung spielte noch</text:span><text:span text:style-name="T19"> eine bedeutende Rolle in der Geschichte der </text:span><text:span text:style-name="T15">KGPZ, </text:span><text:span text:style-name="T26">sie</text:span><text:span text:style-name="T15"> endete</text:span><text:span text:style-name="T19"> letztlich </text:span><text:span text:style-name="T15">in den späten 1780ern </text:span><text:span text:style-name="T19">mit der Übernahme de</text:span><text:span text:style-name="T12">r</text:span><text:span text:style-name="T19"> Kanterschen Buch</text:span><text:span text:style-name="T12">handlung</text:span><text:span text:style-name="T19"> durch Hartung.</text:span><text:span text:style-name="T27"> </text:span><text:span text:style-name="T28">Die Situation der Königsberger Presselandschaft in den frühen 1760er war so, dass ein lokales Publikationsmedium für kleinere Aufsätze, Gedichte und Rezensionen – ›gelehrte Sachen‹ – praktisch kaum existierte: Die moralische Wochenschrift </text:span><text:span text:style-name="T29">Daphne</text:span><text:span text:style-name="T28"> war 1750 eingegangen,</text:span><text:span text:style-name="T28"><text:note text:id="ftn5" text:note-class="footnote"><text:note-citation>5</text:note-citation><text:note-body><text:p text:style-name="P7">Für eine Übersicht vgl. &lt;https://dev.hamann-ausgabe.de/HKB/Register/Allgemein/h#daphne&gt;.</text:p></text:note-body></text:note></text:span><text:span text:style-name="T28"> Hartungs </text:span><text:span text:style-name="T29">Königlich privilegirte preußische Staats-Kriegs- und Friedenszeitung</text:span><text:span text:style-name="T28"> war </text:span><text:span text:style-name="T30">r</text:span><text:span text:style-name="T28">ein</text:span><text:span text:style-name="T30"> politisch ausgerichtet und das Intelligenzblatt</text:span><text:span text:style-name="T31">, in dem etwa Hamann 1760 einige Texte publizierte,</text:span><text:span text:style-name="T31"><text:note text:id="ftn6" text:note-class="footnote"><text:note-citation>6</text:note-citation><text:note-body><text:p text:style-name="Footnote"><text:span text:style-name="T31">Die </text:span><text:span text:style-name="T32">Wochentliche Königsbergische Frag- und Anzeigungsnachrichten</text:span><text:span text:style-name="T33">,</text:span><text:span text:style-name="T32"> </text:span><text:span text:style-name="T34">vgl.</text:span><text:span text:style-name="T33"> &lt;</text:span>https://dev.hamann-ausgabe.de/HKB/Register/Allgemein/k#konigsberger-f-a<text:span text:style-name="T31">&gt;.</text:span></text:p></text:note-body></text:note></text:span><text:span text:style-name="T31"> war dafür eigentlich kaum der richtige Ort.</text:span><text:span text:style-name="T31"><text:note text:id="ftn7" text:note-class="footnote"><text:note-citation>7</text:note-citation><text:note-body><text:p text:style-name="P8">Vgl. zusammenfassend Schneider: <text:span text:style-name="T35">Theodor Gottlieb von Hippel in den Jahren 1741 bis 1781 und die erste Epoche seiner literarischen Tätigkeit,</text:span><text:span text:style-name="T36"> S. 133f.</text:span></text:p></text:note-body></text:note></text:span></text:p>
      <text:p text:style-name="P9"><text:span text:style-name="T26">1763 </text:span><text:span text:style-name="T37">versuchte Kanter</text:span><text:span text:style-name="T28"> </text:span><text:span text:style-name="T37">zunächst, für seine Buch</text:span><text:span text:style-name="T12">handlung</text:span><text:span text:style-name="T37"> an ein königlich-preußisches Privileg zu gelangen (ähnlich einer staatlichen Konzession), nachdem ihm 1760 ein solches bereits von der russischen Besatzung gewährt worden war. Bei Gelegenheit dieser Bitte suchte er zugleich um </text:span><text:span text:style-name="T9">die </text:span><text:span text:style-name="T38">Gewährung eines Privilegs</text:span><text:span text:style-name="T37"> zur Herausgabe einer Zeitung </text:span><text:span text:style-name="T38">an und begründete dies in einem Schreiben vom 16. September 1763, das den Plan des Zeitungsprojekts umreißt, folgendermaßen</text:span><text:span text:style-name="T37">: </text:span></text:p>
      <text:p text:style-name="Quotations"><text:span text:style-name="T37">Diesemnächst geruhen Ewr. Königl. Majestät auch sich von mir allerunterthänigst vorstellen zu lassen, da</text:span><text:span text:style-name="T38">ß</text:span><text:span text:style-name="T37"> ich auf Zureden verschiedener dortigen Gelehrten, zur Verbeßerung des dortigen Geschmacks und mehrerer Ausbreitung </text:span>des Commercii litterarii, woran es in Preußen, in Rücksicht auf andere deutsche Universitaeten noch sehr mangelt, <text:span text:style-name="T37">intentioniret bin, eine Gelehrte Zeitung zu verlegen. Nur muß ich besorgen, da</text:span><text:span text:style-name="T39">ß</text:span><text:span text:style-name="T37"> solche von Anfang nicht so starck gehn möchte, daß ich diese nützliche Entreprise souteniren könnte, wenn Ew. Kgl. Majest. </text:span><text:span text:style-name="T38">m</text:span><text:span text:style-name="T37">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8" text:note-class="footnote"><text:note-citation>8</text:note-citation><text:note-body><text:p text:style-name="P10"><text:span text:style-name="T8">Z</text:span>itiert nach Rehberg, 91f., vgl. auch Dreher, 181f.<text:span text:style-name="T24">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40">und seiner deutschnational ausgerichteten Pressegeschichte </text:span><text:span text:style-name="T24">gilt es indessen vorsichtig umzugehen, </text:span><text:span text:style-name="T40">zumal</text:span><text:span text:style-name="T24"> sein Blick </text:span><text:span text:style-name="T40">durch </text:span><text:span text:style-name="T24">eine antisemitische Fixation gegen </text:span><text:span text:style-name="T40">›</text:span><text:span text:style-name="T24">verjudete Berliner</text:span><text:span text:style-name="T40">‹ u. dgl. eingetrübt ist.</text:span></text:p></text:note-body></text:note></text:p>
      <text:p text:style-name="HT_5f_Stumpf"><text:soft-page-break/><text:span text:style-name="T41">Der Plan für die Zeitung sah also einerseits einen gelehrten Teil mit Rezensionen</text:span><text:span text:style-name="T42"> und</text:span><text:span text:style-name="T41"> Buchanzeigen,</text:span><text:span text:style-name="T42"> aber auch</text:span><text:span text:style-name="T41"> </text:span><text:span text:style-name="T7">Aufsätzen und Gedichten</text:span><text:span text:style-name="T41"> vor, andererseits einen politischen Teil mit Nachrichten ›aus aller Welt‹</text:span><text:span text:style-name="T42">, damals meist kurze Avisen und Hofnachrichten</text:span><text:span text:style-name="T21">, geordnet nach den Orten der Korrespondenten (das meiste wurde aber aus anderen Zeitungen übernommen)</text:span><text:span text:style-name="T41">. </text:span><text:span text:style-name="T7">So wurde es in der zwei Mal wöchentlich erscheinenden Zeitung dann auch gehandhabt</text:span><text:span text:style-name="T43">.</text:span><text:span text:style-name="T7"> </text:span><text:span text:style-name="T43">F</text:span><text:span text:style-name="T41">ür die letzte </text:span><text:span text:style-name="T7">von vier</text:span><text:span text:style-name="T41"> Seite</text:span><text:span text:style-name="T7">n</text:span><text:span text:style-name="T44"> </text:span><text:span text:style-name="T7">auf einem halben Quartbogen</text:span><text:span text:style-name="T41"> kam noch ein Anzeigenteil mit Nachrichten zur Lotterie, Wechselkursen, Lokalanzeigen, </text:span><text:span text:style-name="T45">Fremdenlisten</text:span><text:span text:style-name="T41"> etc. hinzu</text:span><text:span text:style-name="T9"> (die thematische Gestaltung</text:span><text:span text:style-name="T42"> </text:span><text:span text:style-name="T44">der letzten Seite </text:span><text:span text:style-name="T42">wandelte sich über die Jahre </text:span><text:span text:style-name="T9">häufig)</text:span><text:span text:style-name="T41">.</text:span><text:span text:style-name="T42"> –</text:span><text:span text:style-name="T41"> Das Buchhandelsprivileg wurde Kanter zwar in der Antwort auf seine Bitte am 1. Dezember 1763 gewährt, dasjenige für die Herausgabe einer Zeitung jedoch nur mit der Einschränkung, dass </text:span><text:span text:style-name="T12">lediglich</text:span><text:span text:style-name="T41"> solche politischen Nachrichten gebracht werden dürfen, die nicht vorher in den Hartungschen Zeitungen erschienen sind, welche bereits das Privileg für politische Nachrichten </text:span><text:span text:style-name="T45">besaß</text:span><text:span text:style-name="T41">.</text:span><text:span text:style-name="T41"><text:note text:id="ftn9" text:note-class="footnote"><text:note-citation>9</text:note-citation><text:note-body><text:p text:style-name="Footnote">Vgl. Rehberg, 92: <text:span text:style-name="T46">»</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46">«</text:span>.</text:p></text:note-body></text:note></text:span><text:span text:style-name="T47"> </text:span><text:span text:style-name="T43">Wegen</text:span><text:span text:style-name="T42"> der Hartungschen Konkurrenz musste d</text:span><text:span text:style-name="T47">ie KGPZ ihre Attraktivität also vor allem aus dem gelehrten Teil </text:span><text:span text:style-name="T12">der Zeitung </text:span><text:span text:style-name="T47">ziehen.</text:span></text:p>
      <text:p text:style-name="P11"><text:span text:style-name="T42">Diese</text:span><text:span text:style-name="T48"> </text:span><text:span text:style-name="T49">Kombination von </text:span><text:span text:style-name="T48">politischer Zeitung und gelehrter Rezensionszeitschrift ist </text:span><text:span text:style-name="T49">eigentlich nicht zeittypisch</text:span><text:span text:style-name="T50">: Erfolgreiche zeitgenössische Vorbilder wie der </text:span><text:span text:style-name="T51">Hamburgische Unpartheyische Correspondent</text:span><text:span text:style-name="T49"> </text:span><text:span text:style-name="T50">im </text:span><text:span text:style-name="T12">p</text:span><text:span text:style-name="T50">olitischen oder die </text:span><text:span text:style-name="T51">Allgemeine Deutsche Bibliothek</text:span><text:span text:style-name="T50"> </text:span><text:span text:style-name="T44">im</text:span><text:span text:style-name="T50"> </text:span><text:span text:style-name="T44">gelehrten Bereich</text:span><text:span text:style-name="T50"> zeigen, dass man Mitte des 18. Jahrhunderts eher nicht zur Mischung der Zeitungsbereiche neigte</text:span><text:span text:style-name="T47">.</text:span><text:span text:style-name="T50"> </text:span><text:span text:style-name="T52">Mit dem Zeitungstyp unterschied sich in der Regel auch das Format</text:span><text:span text:style-name="T44">,</text:span><text:span text:style-name="T52"> das Erscheinungsintervall</text:span><text:span text:style-name="T44"> und die Länge der Artikel</text:span><text:span text:style-name="T52">: Politische Zeitungen erschienen ein bis vier Mal wöchentlich, zweispaltig in größerem Format</text:span><text:span text:style-name="T44">, mit meist kurzen Artikeln</text:span><text:span text:style-name="T52">; </text:span><text:span text:style-name="T44">gelehrte Zeitschriften</text:span><text:span text:style-name="T52"> quartalsweise oder monatlich in Oktav</text:span><text:span text:style-name="T44"> mit ausführlicheren Rezensionen und Aufsätzen</text:span><text:span text:style-name="T52">. </text:span><text:span text:style-name="T44">Die KGPZ – mit ihrem zwei Mal wöchentlichen Erscheinen und dem zweispaltigen Layout – </text:span><text:span text:style-name="T53">war von der Aufmachung her also eine politische Zeitung, inhaltlich hatte sie aber einen </text:span><text:soft-page-break/><text:span text:style-name="T53">gelehrten Schwerpunkt</text:span><text:span text:style-name="T44">. </text:span><text:span text:style-name="T47">A</text:span><text:span text:style-name="T50">naloge zeitgenössische </text:span><text:span text:style-name="T22">Presse</text:span><text:span text:style-name="T50">projekte</text:span><text:span text:style-name="T52">, die zwei Mal wöchentlich Rezensionen auf einer zweispaltig gesetzten Seite bringen,</text:span><text:span text:style-name="T50"> </text:span><text:span text:style-name="T47">sind</text:span><text:span text:style-name="T53"> dann</text:span><text:span text:style-name="T47"> auch </text:span><text:span text:style-name="T50">schwer auszumachen</text:span><text:span text:style-name="T42"> (davon abgesehen, dass die meisten politischen Zeitungen auch nebenbei gelehrte Anzeigen brachten</text:span><text:span text:style-name="T42"><text:note text:id="ftn10" text:note-class="footnote"><text:note-citation>10</text:note-citation><text:note-body><text:p text:style-name="P12"><text:span text:style-name="T54">Zur Geschichte des ›Gelehrten Artikels‹ in der deutschsprachigen politischen Presse vgl. Böhning, Bd. 1, S. 164–168. – </text:span><text:span text:style-name="T55">Eine Ähnlichkeit </text:span><text:span text:style-name="T54">des Programms der KGPZ </text:span><text:span text:style-name="T55">zu einem zeitgenössischen Presseorgan in Bezug auf Format und Schwerpunkt besteht am ehesten zu der 1767 von Klopstocks Vetter Leisching gegründeten </text:span><text:span text:style-name="T32">Kaiserlich privilegirte</text:span><text:span text:style-name="T56">n</text:span><text:span text:style-name="T32"> Hamburgische</text:span><text:span text:style-name="T56">n</text:span><text:span text:style-name="T32"> neue</text:span><text:span text:style-name="T56">n</text:span><text:span text:style-name="T32"> Zeitung</text:span><text:span text:style-name="T56">. </text:span><text:span text:style-name="T57">In der ebenfalls zweispaltig auf vier Seiten, mehrmals wöchentlich erscheinenden Zeitung besteht zwar ein klarer Schwerpunkt auf dem Politischen und die </text:span><text:span text:style-name="T58">›</text:span><text:span text:style-name="T57">Gelehrten Sachen</text:span><text:span text:style-name="T58">‹</text:span><text:span text:style-name="T57"> werden meist nur auf der letzten Seite platziert; die gelehrten Artikel, vor allem die Polemiken Gerstenbergs, fanden aber bald überregional einige Beachtung.</text:span><text:span text:style-name="T59">?!?</text:span></text:p></text:note-body></text:note></text:span><text:span text:style-name="T42">)</text:span><text:span text:style-name="T50">. </text:span><text:span text:style-name="T60">In der Redaktion kam es von Anfang an zu</text:span><text:span text:style-name="T53"> Auseinandersetzungen</text:span><text:span text:style-name="T61"> über die Ausrichtung der KGPZ.</text:span><text:span text:style-name="T53"> </text:span><text:span text:style-name="T62">Diese haben auch mit dem</text:span><text:span text:style-name="T53"> grundlegenden Widerspruch </text:span><text:span text:style-name="T62">der </text:span><text:span text:style-name="T63">gelehrten</text:span><text:span text:style-name="T62"> Zeitungen im </text:span><text:span text:style-name="T63">politischen </text:span><text:span text:style-name="T62">Format zu tun</text:span><text:span text:style-name="T53">: Kanter wollte Kurzrezensionen und Anzeigen vor allem von lokalen Büchern, wie es </text:span><text:span text:style-name="T64">einerseits </text:span><text:span text:style-name="T53">den distributiven Zwecken seine</text:span><text:span text:style-name="T64">r Buchhandlung</text:span><text:span text:style-name="T53"> </text:span><text:span text:style-name="T65">auf dem deutschbaltischen B</text:span><text:span text:style-name="T64">u</text:span><text:span text:style-name="T65">chmarkt </text:span><text:span text:style-name="T12">bzw. seinen Gewinninteressen </text:span><text:span text:style-name="T53">entsprach</text:span><text:span text:style-name="T64">, andererseits aber auch dem Typus von Zeitung, die er herausgab, der eher dem einer politischen entsprach.</text:span><text:span text:style-name="T53"> </text:span><text:span text:style-name="T64">S</text:span><text:span text:style-name="T53">eine Autoren wollten indessen </text:span><text:span text:style-name="T2">tendenziell </text:span><text:span text:style-name="T53">längere, mehr in die Tiefe gehende Artikel und Rezensionen über deutschlandweit bekannte </text:span><text:span text:style-name="T65">Bücher</text:span><text:span text:style-name="T53"> schreiben</text:span><text:span text:style-name="T65">, wie es den überregional bekannten Rezensionszeitschriften entsprach, die sie rezipierten.</text:span></text:p>
      <text:p text:style-name="P11"><text:span text:style-name="T66">Dass diese neuartige Schwerpunktverschiebung der KGPZ zunächst auf ein</text:span><text:span text:style-name="T67">e</text:span><text:span text:style-name="T66"> gewisse</text:span><text:span text:style-name="T67"> Überraschung</text:span><text:span text:style-name="T66"> unter den Lesern stieß, lässt sich auch an einem abgedruckten Leserbrief vom Sommer 1764 ersehen. Ein gewisser Vinzenz Urban aus der damaligen deutschen Pressehochburg Hamburg schreibt dort, ihm gefalle es, dass in den KGPZ </text:span><text:span text:style-name="T61">»</text:span><text:span text:style-name="T66">den Wissenschaften ihre gebührende Würde zugestanden wird. Andere Zeitungen machen es gar nicht so verständig. Indem sie sich zuerst von Fürsten, Grafen und Herren müde schwatzen, werden die armen Gelehrten bis hinten auf den Winkel verwiesen</text:span><text:span text:style-name="T61">«</text:span><text:span text:style-name="T66">.</text:span><text:span text:style-name="T66"><text:note text:id="ftn11" text:note-class="footnote"><text:note-citation>11</text:note-citation><text:note-body><text:p text:style-name="P13"><text:span text:style-name="T9">&lt;</text:span>https://dev.koenigsberger-zeitungen.de/1764/42<text:span text:style-name="T9">&gt;</text:span><text:span text:style-name="T66">.</text:span></text:p></text:note-body></text:note></text:span><text:span text:style-name="T62"> – </text:span><text:span text:style-name="T50">Der </text:span><text:span text:style-name="T62">topographische </text:span><text:span text:style-name="T48">Schwerpunkt</text:span><text:span text:style-name="T50"> de</text:span><text:span text:style-name="T47">s gelehrten Teils</text:span><text:span text:style-name="T50"> sollte</text:span><text:span text:style-name="T47"> </text:span><text:span text:style-name="T48">auf dem ostpreußischen und deutschbaltischen </text:span><text:span text:style-name="T61">Buch</text:span><text:span text:style-name="T48">markt</text:span><text:span text:style-name="T50"> liegen, mithin dezidiert regional sein, was besonders anfänglich in der Redaktion durchaus umstritten gewesen sein dürfte.</text:span><text:span text:style-name="T47"> So kündigte der Herausgeber Kanter im </text:span><text:span text:style-name="T60">Sommer</text:span><text:span text:style-name="T47"> 1764</text:span><text:span text:style-name="T60">, in demselben Stück, das auch jenen Leserbrief brachte,</text:span><text:span text:style-name="T47"> eine Neuausrichtung des gelehrten Teils an, nachdem Hamann kurz zuvor aus der Redaktion ausgeschieden war: </text:span><text:span text:style-name="T46">»</text:span><text:span text:style-name="T68">In der Wahl der Bücher wird er [der Herausgeber Kanter] den Geschmack von Preußen und Curland sein vornehmstes Augenmerk seyn laßen; und das übrige Deutschland völlig unsern </text:span><text:soft-page-break/><text:span text:style-name="T68">Gegenden nachsetzen.</text:span><text:span text:style-name="T46">«</text:span><text:span text:style-name="T48"><text:note text:id="ftn12" text:note-class="footnote"><text:note-citation>12</text:note-citation><text:note-body><text:p text:style-name="P14"><text:span text:style-name="T9">&lt;</text:span>https://dev.koenigsberger-zeitungen.de/1764/42<text:span text:style-name="T9">&gt;.</text:span></text:p></text:note-body></text:note></text:span><text:span text:style-name="T49"> </text:span><text:span text:style-name="T23">Wie man an der Übersicht zu den Orten der rezensierten Werke sehen kann</text:span><text:span text:style-name="T23"><text:note text:id="ftn13" text:note-class="footnote"><text:note-citation>13</text:note-citation><text:note-body><text:p text:style-name="Footnote"><text:span text:style-name="T23">Vgl. </text:span><text:span text:style-name="T9">&lt;</text:span>https://dev.koenigsberger-zeitungen.de/ort/<text:span text:style-name="T9">&gt;.</text:span></text:p></text:note-body></text:note></text:span><text:span text:style-name="T23"> – denn den Erscheinungsort des rezensierten Werkes zeigte </text:span><text:span text:style-name="T60">in der Regel</text:span><text:span text:style-name="T23"> die Überschrift </text:span><text:span text:style-name="T43">bei</text:span><text:span text:style-name="T23"> Rezension</text:span><text:span text:style-name="T43">en an</text:span><text:span text:style-name="T23"> –</text:span><text:span text:style-name="T69">,</text:span><text:span text:style-name="T23"> blieben die rezensierten Werke dennoch über den gesamten deutschsprachigen Raum und Europa verteilt, jedoch mit einem spürbaren Akzent auf Nordostdeutschland und das Baltikum.</text:span></text:p>
      <text:p text:style-name="P15"><text:span text:style-name="T41">Für die Zensur des gelehrten Teils </text:span><text:span text:style-name="T20">der Zeitung </text:span><text:span text:style-name="T41">sollte die philosophische Fakultät der </text:span><text:span text:style-name="T7">Königsberger Universität</text:span><text:span text:style-name="T41"> verantwortlich sein, für den politischen Teil das ›Königl</text:span><text:span text:style-name="T45">iche</text:span><text:span text:style-name="T41"> Officium fisci‹.</text:span><text:span text:style-name="T41"><text:note text:id="ftn14" text:note-class="footnote"><text:note-citation>14</text:note-citation><text:note-body><text:p text:style-name="Footnote">Rehberg, 92; zum ›Officium Fisci‹, einer Behörde mit recht unklaren Zuständigkeiten, vgl. Isaacsohn: Geschichte des Preußischen Beamtenthums, Bd. 2 (Berlin 1878), S. 323.</text:p></text:note-body></text:note></text:span><text:span text:style-name="T45"> </text:span><text:span text:style-name="T70">A</text:span><text:span text:style-name="T71">llzu aktiv darf man sich die Zensur im Zeitalter Friedrichs II. </text:span><text:span text:style-name="T2">indessen</text:span><text:span text:style-name="T70"> </text:span><text:span text:style-name="T71">nicht vorstellen</text:span><text:span text:style-name="T60">:</text:span><text:span text:style-name="T70"> </text:span><text:span text:style-name="T60">I</text:span><text:span text:style-name="T70">n politisch oder religiös heiklen Angelegenheiten sowie bei Beleidigungen und ›unsittlichen‹ Inhalten griff sie zwar mitunter durch, ließ aber das allermeiste passieren; sie war </text:span><text:span text:style-name="T2">allerdings</text:span><text:span text:style-name="T70"> mit einem recht hohen Maß an Willkür verbunden.</text:span><text:span text:style-name="T70"><text:note text:id="ftn15" text:note-class="footnote"><text:note-citation>15</text:note-citation><text:note-body><text:p text:style-name="P16"><text:span text:style-name="T2">Die Anekdote eines konkreten </text:span><text:span text:style-name="T70">(Beleidigungs-)</text:span>Fall<text:span text:style-name="T2">es von </text:span><text:span text:style-name="T72">1780 </text:span><text:span text:style-name="T2">berichtet Hamann</text:span><text:span text:style-name="T72"> </text:span><text:span text:style-name="T2">einmal an Herder</text:span><text:span text:style-name="T43">, vgl. </text:span><text:span text:style-name="T2">&lt;</text:span><text:span text:style-name="T43">https://dev.hamann-ausgabe.de/HKB/Briefe/611#256-12</text:span><text:span text:style-name="T2">&gt;</text:span><text:span text:style-name="T43"> (</text:span><text:span text:style-name="T72">die dort erwähnten Stücke der KGPZ und der</text:span><text:span text:style-name="T73"> übrigen Zeitungen sind </text:span><text:span text:style-name="T74">leider </text:span><text:span text:style-name="T73">nicht überliefert).</text:span><text:span text:style-name="T72"> </text:span><text:span text:style-name="T43">Der Streit</text:span><text:span text:style-name="T72"> betraf</text:span><text:span text:style-name="T2"> einige </text:span><text:span text:style-name="T70">junge Königsberger Autoren</text:span><text:span text:style-name="T2"> </text:span><text:span text:style-name="T72">der </text:span><text:span text:style-name="T35">Preußischen Blumenlese</text:span><text:span text:style-name="T36"> bzw. </text:span><text:span text:style-name="T74">des </text:span><text:span text:style-name="T35">Tempe</text:span><text:span text:style-name="T75">,</text:span><text:span text:style-name="T72"> im Hintergrund </text:span><text:span text:style-name="T74">spielt </text:span><text:span text:style-name="T72">noch immer die </text:span><text:span text:style-name="T74">Konkurrenz des Kanterschen mit dem Hartungschen Buchladen</text:span><text:span text:style-name="T73">.</text:span></text:p></text:note-body></text:note></text:span><text:span text:style-name="T70"> – </text:span><text:span text:style-name="T71">Zur anfänglichen </text:span><text:span text:style-name="T8">Auflage </text:span><text:span text:style-name="T71">ist wenig bekannt. 1779, als Kanters Unternehmungen und die Zeitung schon recht im Zerfall begriffen waren, schreibt Hamann einmal an Herder, die </text:span><text:span text:style-name="T46">»</text:span><text:span text:style-name="T71">Zeitungsleser auswärtig u einheimische werden nicht viel über 200 ausmachen</text:span><text:span text:style-name="T46">«</text:span><text:span text:style-name="T71">.</text:span><text:span text:style-name="T71"><text:note text:id="ftn16" text:note-class="footnote"><text:note-citation>16</text:note-citation><text:note-body><text:p text:style-name="Footnote"><text:span text:style-name="T10">&lt;</text:span>https://dev.hamann-ausgabe.de/HKB/Briefe/574#149-16<text:span text:style-name="T10">&gt;.</text:span></text:p></text:note-body></text:note></text:span><text:span text:style-name="T71"> Anfänglich dürfte die Auflage deutlich höher, aber auch ziemlich schwankend gewesen sein; für das zweite Halbjahr </text:span><text:span text:style-name="T20">1764 notiert Hamann einmal, es seien 100 Pränumeranten oder mehr</text:span> <text:span text:style-name="T46">»</text:span>auf dies zweyte halbe Jahr abgegangen aber auch einige neue<text:span text:style-name="T46">«</text:span> <text:span text:style-name="T76">hinzu</text:span> gekommen.<text:note text:id="ftn17" text:note-class="footnote"><text:note-citation>17</text:note-citation><text:note-body><text:p text:style-name="Footnote"><text:span text:style-name="T10">&lt;</text:span>https://dev.hamann-ausgabe.de/HKB/Briefe/263#251-31<text:span text:style-name="T10">&gt;</text:span>; <text:span text:style-name="T20">›Pränumerant‹ entspricht im zeitgenössischen Sprachgebrauch etwa dem späteren ›Subskribent‹.</text:span></text:p></text:note-body></text:note><text:span text:style-name="T77"> </text:span><text:span text:style-name="T64">Vergleichsweise ist das nicht besonders hoch, jedenfalls im Vergleich zu den überregional bekannteren Zeitungen. Et</text:span><text:span text:style-name="T77">wa der </text:span><text:span text:style-name="T78">Altonaer</text:span><text:span text:style-name="T79"> </text:span><text:span text:style-name="T80">R</text:span><text:span text:style-name="T81">eichs-Post-Reuter</text:span><text:span text:style-name="T77"> </text:span><text:span text:style-name="T64">hatte </text:span><text:span text:style-name="T77">schon im 18. J</text:span><text:span text:style-name="T82">ahr</text:span><text:span text:style-name="T77">h</text:span><text:span text:style-name="T82">undert</text:span><text:span text:style-name="T83"> Höchstauflagen von</text:span><text:span text:style-name="T77"> 14000</text:span><text:span text:style-name="T76">;</text:span><text:span text:style-name="T82"> der </text:span><text:span text:style-name="T84">Durchschnitt für</text:span><text:span text:style-name="T76"> Zeitungen</text:span><text:span text:style-name="T84"> </text:span><text:span text:style-name="T76">aus der</text:span><text:span text:style-name="T82"> zweite</text:span><text:span text:style-name="T76">n</text:span><text:span text:style-name="T84"> Hälfte des 18. </text:span><text:span text:style-name="T82">Jahrhunderts soll bei</text:span><text:span text:style-name="T84"> 600–700</text:span><text:span text:style-name="T82"> liegen.</text:span><text:span text:style-name="T77"><text:note text:id="ftn18" text:note-class="footnote"><text:note-citation>18</text:note-citation><text:note-body><text:p text:style-name="Footnote"><text:span text:style-name="T82">V</text:span>gl. Stöber, 69f.</text:p></text:note-body></text:note></text:span><text:span text:style-name="T84"> </text:span><text:span text:style-name="T82">D</text:span><text:span text:style-name="T85">ie erfolgreichen gelehrten Zeitschriften hatten auch deutlich höhere Auflagen,</text:span><text:span text:style-name="T86"> die</text:span><text:span text:style-name="T85"> </text:span><text:span text:style-name="T87">Allgemeine Deutsche Bibliothek</text:span><text:span text:style-name="T85"> oder</text:span><text:span text:style-name="T86"> der</text:span><text:span text:style-name="T85"> </text:span><text:span text:style-name="T88">Teutsche Merkur</text:span><text:span text:style-name="T89"> etwa </text:span><text:span text:style-name="T90">lagen bei </text:span><text:span text:style-name="T85">2500 in den </text:span><text:span text:style-name="T82">17</text:span><text:span text:style-name="T85">70ern</text:span><text:span text:style-name="T82"> (sie waren aber ebenfalls, wie gelehrte Zeitschrif</text:span><text:soft-page-break/><text:span text:style-name="T82">ten überhaupt, </text:span><text:span text:style-name="T60">deutlich </text:span><text:span text:style-name="T82">überregional</text:span><text:span text:style-name="T60"> ausgerichtet</text:span><text:span text:style-name="T82">).</text:span><text:span text:style-name="T82"><text:note text:id="ftn19" text:note-class="footnote"><text:note-citation>19</text:note-citation><text:note-body><text:p text:style-name="Footnote"><text:span text:style-name="T82">V</text:span>gl. Stöber, 90<text:span text:style-name="T82">.</text:span></text:p></text:note-body></text:note></text:span><text:span text:style-name="T84"> </text:span><text:span text:style-name="T70">Der </text:span><text:span text:style-name="T84">Preis</text:span><text:span text:style-name="T70"> für die KGPZ </text:span><text:span text:style-name="T86">betrug</text:span><text:span text:style-name="T83"> »2 fl.« für die Pränumeration pro Quartal,</text:span><text:span text:style-name="T76"> wie es in der Ankündigung heißt;</text:span><text:span text:style-name="T83"><text:note text:id="ftn20" text:note-class="footnote"><text:note-citation>20</text:note-citation><text:note-body><text:p text:style-name="Footnote"><text:span text:style-name="T46">»</text:span>Nachricht<text:span text:style-name="T46">«</text:span><text:span text:style-name="T70"> – wie zitieren, wo über</text:span><text:span text:style-name="T2">haupt</text:span><text:span text:style-name="T70"> edieren?!?</text:span></text:p></text:note-body></text:note></text:span><text:span text:style-name="T70"> </text:span><text:span text:style-name="T83">ein Jahresabonnement </text:span><text:span text:style-name="T70">beliefe sich also</text:span><text:span text:style-name="T83"> </text:span><text:span text:style-name="T70">auf </text:span><text:span text:style-name="T83">8 Gulden oder 5 1/3 Reichsthaler; das </text:span><text:span text:style-name="T70">liegt</text:span><text:span text:style-name="T83"> wohl ziemlich </text:span><text:span text:style-name="T70">im zeitgenössischen Durchschnitt.</text:span><text:span text:style-name="T70"><text:note text:id="ftn21" text:note-class="footnote"><text:note-citation>21</text:note-citation><text:note-body><text:p text:style-name="Footnote"><text:span text:style-name="T70">V</text:span>gl. Stöber 73f.</text:p></text:note-body></text:note></text:span></text:p>
      <text:p text:style-name="P17"><text:span text:style-name="T91">Die Organisationsstruktur der KGPZ sah Kanter als Verleger und Herausgeber in der obersten Position</text:span><text:span text:style-name="T72">. Die Entscheidungen im alltäglichen Geschäft hatte jedoch </text:span><text:span text:style-name="T92">ein gelehrter</text:span><text:span text:style-name="T72"> Redakteur zu treffen</text:span><text:span text:style-name="T92">, den Kanter fest beschäftigte</text:span><text:span text:style-name="T72">: Die Korrespondenz mit den Beiträgern, Entscheidungen darüber, welche Einsendungen gedruckt werden, wie</text:span><text:span text:style-name="T93"> und was gekürzt wird. </text:span><text:span text:style-name="T72">Kanter griff wohl </text:span><text:span text:style-name="T94">nur</text:span><text:span text:style-name="T72"> gelegentlich </text:span><text:span text:style-name="T95">ein, </text:span><text:span text:style-name="T72">wenn er </text:span><text:span text:style-name="T93">auf Missliebiges stieß</text:span><text:span text:style-name="T72">. Die allgemeine Linie des Blattes, etwa auch welche Arten von Rezensionen gebracht w</text:span><text:span text:style-name="T61">u</text:span><text:span text:style-name="T72">rden, ihre Länge und </text:span><text:span text:style-name="T92">ihr </text:span><text:span text:style-name="T72">Gegenstand</text:span><text:span text:style-name="T96">, lag also recht maßgeblich am Redakteur.</text:span><text:span text:style-name="T93"> </text:span><text:span text:style-name="T72">Hamann</text:span><text:span text:style-name="T62">s</text:span><text:span text:style-name="T93"> </text:span><text:span text:style-name="T92">Redaktionsstil </text:span><text:span text:style-name="T61">stand etwa</text:span><text:span text:style-name="T93"> für ausführliche</text:span><text:span text:style-name="T61">re</text:span><text:span text:style-name="T93">,</text:span><text:span text:style-name="T61"> häufig über mehrere Stücke gehende, </text:span><text:span text:style-name="T93">im Ton scharf-satirische</text:span><text:span text:style-name="T61"> Rezensionen von deutschlandweit rezipierten Neuerscheinungen, etwa diejenige von Michaelis’</text:span><text:span text:style-name="T93"> </text:span><text:span text:style-name="T97">Erklärung des Briefes an die Hebräer</text:span><text:span text:style-name="T98">;</text:span><text:span text:style-name="T99"><text:note text:id="ftn22" text:note-class="footnote"><text:note-citation>22</text:note-citation><text:note-body><text:p text:style-name="P18">Vgl. &lt;https://dev.koenigsberger-zeitungen.de/beitrag/1764-hamann-rezension-michaelis-hebraer&gt;.</text:p></text:note-body></text:note></text:span><text:span text:style-name="T93"> Sebastian Friedrich Trescho</text:span><text:span text:style-name="T61"> dagegen für tendenziell kürzere Rezensionen von lokalen homiletischen Publikationen</text:span><text:span text:style-name="T93">.</text:span><text:span text:style-name="T93"><text:note text:id="ftn23" text:note-class="footnote"><text:note-citation>23</text:note-citation><text:note-body><text:p text:style-name="P18">Vgl. &lt;https://dev.koenigsberger-zeitungen.de/akteure/trescho&gt;.</text:p></text:note-body></text:note></text:span></text:p>
      <text:p text:style-name="P19"/>
      <text:p text:style-name="P19"/>
      <text:list text:continue-numbering="true" text:style-name="Outline">
        <text:list-item>
          <text:list>
            <text:list-item>
              <text:h text:style-name="P20" text:outline-level="2">Die <text:span text:style-name="T72">Autoren </text:span><text:span text:style-name="T100">der </text:span>KGPZ<text:span text:style-name="T100"> </text:span>und <text:span text:style-name="T72">der </text:span>Verlauf <text:span text:style-name="T72">der Zeitung </text:span>bis in die <text:span text:style-name="T101">frühen </text:span>1780er<text:span text:style-name="T72"> Jahre</text:span></text:h>
            </text:list-item>
          </text:list>
        </text:list-item>
      </text:list>
      <text:p text:style-name="P21"/>
      <text:p text:style-name="HT_5f_Stumpf"><text:span text:style-name="T5">Die </text:span><text:span text:style-name="T16">Schriftsteller, </text:span><text:span text:style-name="T102">welche Kanter für sein Zeitungsprojekt </text:span><text:span text:style-name="T103">als Beiträger und Redakteure gewinnen konnte</text:span><text:span text:style-name="T102">,</text:span><text:span text:style-name="T5"> hatte</text:span><text:span text:style-name="T16">n</text:span><text:span text:style-name="T5"> teilweise bereits in </text:span><text:span text:style-name="T103">den frühen 1750er Jahren in </text:span><text:span text:style-name="T5">der moralischen Wochenschrift </text:span><text:span text:style-name="T104">Daphne</text:span><text:span text:style-name="T5"> zusammengearbeitet,</text:span><text:span text:style-name="T5"><text:note text:id="ftn24" text:note-class="footnote"><text:note-citation>24</text:note-citation><text:note-body><text:p text:style-name="P22">Zu <text:span text:style-name="T17">Daphne vgl. Hamann-Register-Eintrag?</text:span></text:p></text:note-body></text:note></text:span><text:span text:style-name="T5"> </text:span><text:span text:style-name="T16">so die beiden Redakteure des ersten Jahrgangs, Hamann </text:span><text:span text:style-name="T39">und</text:span><text:span text:style-name="T16"> </text:span>Johann Friedrich Lauson.<text:note text:id="ftn25" text:note-class="footnote"><text:note-citation>25</text:note-citation><text:note-body><text:p text:style-name="P22">Zu Lauson vgl. <text:span text:style-name="T17">Hamann-Register-Eintrag </text:span>oder Kohnen-Aufsatz?</text:p></text:note-body></text:note> <text:span text:style-name="T105">Vor allem die Rezensionen und auch sonst fast alle Beiträge zur Zeitung erschienen zwar zeittypisch anonym oder allenfalls mit einem Kürzel signiert. Viele Beiträger lassen sich indessen rekonstruieren, vor allem anhand der</text:span><text:span text:style-name="T103"> gut überlieferten Briefe Hamanns an Johann </text:span><text:soft-page-break/><text:span text:style-name="T103">Gotthelf Lindner und </text:span><text:span text:style-name="T106">des</text:span><text:span text:style-name="T103"> </text:span><text:span text:style-name="T106">frühen </text:span><text:span text:style-name="T103">Briefwechsel</text:span><text:span text:style-name="T106">s </text:span><text:span text:style-name="T103">mit Herder.</text:span><text:span text:style-name="T103"><text:note text:id="ftn26" text:note-class="footnote"><text:note-citation>26</text:note-citation><text:note-body><text:p text:style-name="P23"><text:span text:style-name="T20">Z</text:span>u Lindner<text:span text:style-name="T106"> vgl. &lt;https://dev.hamann-ausgabe.de/HKB/Register/Allgemein/l#lindner-jg&gt;, zu den Briefen an ihn &lt;https://dev.hamann-ausgabe.de/HKB/Person/8?page=1&gt;; zu Herder &lt;https://dev.hamann-ausgabe.de/HKB/Person/41&gt;.</text:span></text:p></text:note-body></text:note></text:span><text:span text:style-name="T103"> </text:span><text:span text:style-name="T105">Durch diese Briefe bekommt man auch einen </text:span><text:span text:style-name="T20">guten</text:span><text:span text:style-name="T105"> Einblick in die Redaktionsvorgänge einer Zeitung in den 1760er Jahren</text:span><text:span text:style-name="T69">.</text:span><text:span text:style-name="T105"> </text:span><text:span text:style-name="T69">D</text:span><text:span text:style-name="T105">er erste Jahrgang der KGPZ und die drei Monate von Hamanns Redakteurstätigkeit sind d</text:span><text:span text:style-name="T100">a</text:span><text:span text:style-name="T105">nn auch der am intensivsten untersuchte Zeitabschnitt der KGPZ.</text:span><text:span text:style-name="T105"><text:note text:id="ftn27" text:note-class="footnote"><text:note-citation>27</text:note-citation><text:note-body><text:p text:style-name="Footnote">Vgl. Pupi etc., Klopfer etc.</text:p></text:note-body></text:note></text:span></text:p>
      <text:p text:style-name="P24"><text:span text:style-name="T103">Neben den selbst geschriebenen Beiträgen der Redakteure finde</text:span><text:span text:style-name="T105">t</text:span><text:span text:style-name="T103"> sich im ersten Jahrgang weiterhin </text:span>ein Aufsatz über mehrere Stücke von Kant (<text:span text:style-name="T32">Über die Krankheiten des Kopfes</text:span>) <text:span text:style-name="T103">sowie eine Rezension von ihm,</text:span><text:span text:style-name="T107"><text:note text:id="ftn28" text:note-class="footnote"><text:note-citation>28</text:note-citation><text:note-body><text:p text:style-name="P22">Verweis auf KGPZ-<text:span text:style-name="T108">Register-</text:span>Eintrag<text:span text:style-name="T108">.</text:span></text:p></text:note-body></text:note></text:span> außerdem einige Gedichte und eine Rezension des 19jährigen<text:span text:style-name="T103"> Herder</text:span>.<text:note text:id="ftn29" text:note-class="footnote"><text:note-citation>29</text:note-citation><text:note-body><text:p text:style-name="P25">Verweis auf KGPZ-<text:span text:style-name="T108">Register-</text:span>Eintrag<text:span text:style-name="T108">.</text:span></text:p></text:note-body></text:note> An eher lokal bekannten Personen gibt es noch etwa den Lehrer am Fridericianum Gottlob Schlegel<text:note text:id="ftn30" text:note-class="footnote"><text:note-citation>30</text:note-citation><text:note-body><text:p text:style-name="P25">Verweis auf KGPZ-<text:span text:style-name="T108">Register-</text:span>Eintrag<text:span text:style-name="T108">.</text:span></text:p></text:note-body></text:note> <text:span text:style-name="T8">oder</text:span> den seinerzeitigen Feldprediger in Bartenstein und späteren Erzbischof und Kant-Biographen Ludwig Ernst Borowski.<text:note text:id="ftn31" text:note-class="footnote"><text:note-citation>31</text:note-citation><text:note-body><text:p text:style-name="P25">Verweis auf KGPZ-<text:span text:style-name="T108">Register-</text:span>Eintrag. – Z<text:span text:style-name="T105">u einer Übersicht über die Beiträger und rezensierten Werke in den ersten drei Monaten der KGPZ vgl. Klopfer, </text:span><text:span text:style-name="T8">380f.</text:span></text:p></text:note-body></text:note> <text:span text:style-name="T109">In bald folgenden Jahrgängen lieferten auch die </text:span><text:span text:style-name="T105">später </text:span><text:span text:style-name="T39">sehr bekannten</text:span><text:span text:style-name="T109"> </text:span><text:span text:style-name="T105">Königsberger </text:span><text:span text:style-name="T109">Schriftsteller Theodor Gottlieb Hippel und Johann George Scheffner Beiträge für die KGPZ.</text:span><text:span text:style-name="T109"><text:note text:id="ftn32" text:note-class="footnote"><text:note-citation>32</text:note-citation><text:note-body><text:p text:style-name="P26">Vgl. KGPZ-Register-Einträge<text:span text:style-name="T108">.</text:span></text:p></text:note-body></text:note></text:span><text:span text:style-name="T109"> </text:span><text:span text:style-name="T110">Es</text:span><text:span text:style-name="T109"> versammelte sich also, </text:span><text:span text:style-name="T110">insgesamt betrachtet,</text:span><text:span text:style-name="T109"> </text:span><text:span text:style-name="T110">eine </text:span><text:span text:style-name="T108">Gruppe</text:span><text:span text:style-name="T110"> von jungen, begabten und hernach berühmten Schriftstellern und Gelehrten hinter dem Projekt der KGPZ</text:span><text:span text:style-name="T108">;</text:span><text:span text:style-name="T110"> und die Kanterschen Zeitungen hätten eines der maßgeblichen Publikations- und Rezensionsorgane des ›Königsberger Jahrhunderts‹ werden können.</text:span></text:p>
      <text:p text:style-name="P27"><text:span text:style-name="T110">Dass es nicht dazu kam, lag in erster Linie daran, dass es Kanter nicht gelang, die hohen intellektuellen Ansprüche seiner Redakteure und Beiträger mit seinem Interesse an einer publikumswirksamen und populären Zeitung zu vereinbaren, die </text:span><text:span text:style-name="T100">ebenso</text:span><text:span text:style-name="T110"> den </text:span><text:span text:style-name="T111">Absatz</text:span><text:span text:style-name="T110"> seine</text:span><text:span text:style-name="T100">r</text:span><text:span text:style-name="T110"> Buch</text:span><text:span text:style-name="T100">handlung</text:span><text:span text:style-name="T110"> </text:span><text:span text:style-name="T49">vor</text:span><text:span text:style-name="T110">antreibt.</text:span><text:span text:style-name="T110"><text:note text:id="ftn33" text:note-class="footnote"><text:note-citation>33</text:note-citation><text:note-body><text:p text:style-name="Footnote">Dem Absatz für seine Buchhandlung dienten übrigens auch die zahlreichen Bücher- und Verkaufslisten de<text:span text:style-name="T112">r</text:span> Kanterschen Buch<text:span text:style-name="T112">handlung</text:span>, die in den <text:span text:style-name="T112">KGPZ</text:span> abgedruckt sind, später auch in ganzen Beilagen [einige Verweise, auch auf die Kategorie]. Sie können heute als ein relativ präziser Überblick darüber dienen, was im Königsberg der 1760er Jahre an neu erschienenen Büchern verfügbar war<text:span text:style-name="T112">.</text:span> <text:span text:style-name="T112">E</text:span>twa ein Vergleich mit den Messkatalogen der Leipziger Buchmessen würde sich lohnen.</text:p></text:note-body></text:note></text:span><text:span text:style-name="T110"> Auch </text:span><text:span text:style-name="T113">sein</text:span><text:span text:style-name="T110"> </text:span><text:span text:style-name="T49">›</text:span><text:span text:style-name="T110">windiger</text:span><text:span text:style-name="T49">‹</text:span><text:span text:style-name="T110"> Charakter </text:span><text:span text:style-name="T49">und</text:span><text:span text:style-name="T110"> </text:span><text:span text:style-name="T113">die</text:span><text:span text:style-name="T49"> Neigung, sich enthusiastisch auf neue Projekte zu stürzen, sie aber </text:span><text:span text:style-name="T111">ebenso bald zu </text:span><text:soft-page-break/><text:span text:style-name="T111">vernachlässigen, mag eine Rolle gespielt haben.</text:span><text:span text:style-name="T111"><text:note text:id="ftn34" text:note-class="footnote"><text:note-citation>34</text:note-citation><text:note-body><text:p text:style-name="P28"><text:span text:style-name="T114">Vgl. </text:span>Kohnen, Verhudelung, S. 16f.</text:p></text:note-body></text:note></text:span><text:span text:style-name="T115"> Damit steht auch in Zusammenhang, dass die meisten Redakteure das Blatt schnell verließen und es kaum je zu einer zielbewussten Leitung kam.</text:span><text:span text:style-name="T111"> </text:span><text:span text:style-name="T113">Bereits das erste Stück, so </text:span><text:span text:style-name="T100">berichtet</text:span><text:span text:style-name="T113"> Hamann</text:span><text:span text:style-name="T100"> gegenüber J.G.</text:span><text:span text:style-name="T113"> Lindner, sei ziemlich »verhudelt« und von den »</text:span>100 Verdrüslichkeiten<text:span text:style-name="T113">«, die er in seinem Redakteursposten voraus</text:span><text:span text:style-name="T100">s</text:span><text:span text:style-name="T116">ehe</text:span><text:span text:style-name="T113">, erwarte er keine größere als von dem »Temperament </text:span>meines Verlegers<text:span text:style-name="T113">«</text:span><text:span text:style-name="T100">.</text:span><text:span text:style-name="T113"> Kanter wolle »</text:span>nichts haben als Mittel, die Bücher abzusetzen<text:span text:style-name="T113">« und »diese eigennützige und niedrige Absichten verheelt er sich selbst unter den prächtigen Redensarten vom Geschmack des Publici und dergl. mehr«.</text:span><text:span text:style-name="T113"><text:note text:id="ftn35" text:note-class="footnote"><text:note-citation>35</text:note-citation><text:note-body><text:p text:style-name="P29"><text:span text:style-name="T116">&lt;</text:span>https://dev.hamann-ausgabe.de/HKB/Briefe/<text:span text:style-name="T116">257</text:span>#<text:span text:style-name="T116">235</text:span>-1<text:span text:style-name="T116">9&gt;</text:span><text:span text:style-name="T108">.</text:span></text:p></text:note-body></text:note></text:span><text:span text:style-name="T116"> Für Hamann hatte der Redakteursposten also »wenig Reitz« und trotz eines Angebots für einen Jahresvertrag auf 400 Gulden verließ er die Zeitung als Redakteur bereits Mitte Mai 1764</text:span><text:span text:style-name="T117">.</text:span><text:span text:style-name="T117"><text:note text:id="ftn36" text:note-class="footnote"><text:note-citation>36</text:note-citation><text:note-body><text:p text:style-name="P30"><text:span text:style-name="T118">&lt;</text:span>https://dev.hamann-ausgabe.de/HKB/Briefe/<text:span text:style-name="T116">25</text:span><text:span text:style-name="T118">8</text:span>#<text:span text:style-name="T116">23</text:span><text:span text:style-name="T118">8</text:span>-1<text:span text:style-name="T118">1&gt;</text:span>, <text:span text:style-name="T118">vgl. &lt;</text:span>https://dev.hamann-ausgabe.de/HKB/Briefe/<text:span text:style-name="T116">2</text:span><text:span text:style-name="T118">63</text:span>#<text:span text:style-name="T118">250</text:span>-<text:span text:style-name="T118">24&gt;</text:span> und <text:span text:style-name="T118">&lt;</text:span>https://dev.hamann-ausgabe.de/HKB/Briefe/<text:span text:style-name="T116">2</text:span><text:span text:style-name="T118">66</text:span>#<text:span text:style-name="T118">255</text:span>-<text:span text:style-name="T118">18&gt;.</text:span></text:p></text:note-body></text:note></text:span><text:span text:style-name="T119"> </text:span></text:p>
      <text:p text:style-name="P31"><text:span text:style-name="T118">Um den Widerspruch von intellektuellem Niveau und populärer Verständlichkeit zu adressieren, der die ersten Monate der Zeitung prägte, richtete sich </text:span>Kanter <text:span text:style-name="T118">in </text:span><text:span text:style-name="T100">dem bereits erwähnten </text:span><text:span text:style-name="T118">Artikel </text:span><text:span text:style-name="T100">vom Sommer 1764</text:span><text:span text:style-name="T118"> </text:span>pers<text:span text:style-name="T118">ö</text:span>nlich an die Leser<text:span text:style-name="T119">,</text:span><text:span text:style-name="T100"> nachdem er </text:span><text:span text:style-name="T119">»</text:span><text:span text:style-name="T100">wahrgenommen hat, das verschiedne der bisherigen [Zeitungen]</text:span><text:span text:style-name="T118"> </text:span><text:span text:style-name="T100">dem Wunsche der Leser nicht v</text:span><text:span text:style-name="T119">ö</text:span><text:span text:style-name="T100">llig genug zu thun geschienen</text:span><text:span text:style-name="T120">«</text:span><text:span text:style-name="T121"> und kündigte einen neuen, auswärtigen Redakteur an.</text:span><text:span text:style-name="T121"><text:note text:id="ftn37" text:note-class="footnote"><text:note-citation>37</text:note-citation><text:note-body><text:p text:style-name="P32"><text:span text:style-name="T9">&lt;</text:span>https://dev.koenigsberger-zeitungen.de/1764/42<text:span text:style-name="T9">&gt;</text:span><text:span text:style-name="T121">.</text:span></text:p></text:note-body></text:note></text:span><text:span text:style-name="T121"> Die Tendenz ging in Richtung Kurzrezensionen und Abflachung des Niveaus.</text:span><text:span text:style-name="T100"> Herder </text:span><text:span text:style-name="T121">wird dieses Stück später</text:span><text:span text:style-name="T100"> einen »Schand- u. Liebespfal«</text:span><text:span text:style-name="T122"> </text:span><text:span text:style-name="T123">nennen</text:span><text:span text:style-name="T100">,</text:span><text:span text:style-name="T100"><text:note text:id="ftn38" text:note-class="footnote"><text:note-citation>38</text:note-citation><text:note-body><text:p text:style-name="P33"><text:span text:style-name="T121">&lt;</text:span><text:span text:style-name="T117">https://dev.hamann-ausgabe.de/HKB/Briefe/</text:span><text:span text:style-name="T122">316</text:span><text:span text:style-name="T117">#</text:span><text:span text:style-name="T122">359</text:span><text:span text:style-name="T117">-1</text:span><text:span text:style-name="T122">9</text:span><text:span text:style-name="T121">&gt;.</text:span></text:p></text:note-body></text:note></text:span><text:span text:style-name="T100"> der Hamann einen guten Monat nach seinem Abschied als Redakteur von Kanter</text:span><text:span text:style-name="T122"> </text:span><text:span text:style-name="T100">gesetzt worden sei</text:span><text:span text:style-name="T122">.</text:span><text:span text:style-name="T121"> Um </text:span><text:span text:style-name="T123">nämlich</text:span><text:span text:style-name="T121"> die Anhänger von Hamanns Rezensionsstil nicht zu sehr zu verprellen, kündigt</text:span><text:span text:style-name="T123">e</text:span><text:span text:style-name="T121"> Kanter am Schluss an, </text:span><text:span text:style-name="T123">dass der alte Redakteur die Zeitung nicht gänzlich verlasse, »</text:span><text:span text:style-name="T119">sondern noch zuweilen, so viel ihm seine Geschäfte erlauben, Beyträge einsenden, und dadurch ihrem Geschmacke Gnuge leisten wird.</text:span>«<text:note text:id="ftn39" text:note-class="footnote"><text:note-citation>39</text:note-citation><text:note-body><text:p text:style-name="Footnote"><text:span text:style-name="T121">&lt;</text:span>https://dev.koenigsberger-zeitungen.de/1764/42<text:span text:style-name="T121">&gt;.</text:span></text:p></text:note-body></text:note></text:p>
      <text:p text:style-name="P34"><text:span text:style-name="T124">Hamann verließ zwar Königsberg zunächst für </text:span><text:span text:style-name="T125">eine </text:span><text:span text:style-name="T124">Weile, vor allem ab den späten 1760er und bis Mitte der 1770er Jahre lieferte er aber immer wieder Beiträge, wenn auch </text:span><text:span text:style-name="T122">meistens mit schlechtem Gewissen, da er der Zeitungsarbeit doch </text:span><text:span text:style-name="T126">zuvor </text:span><text:span text:style-name="T122">entsagt </text:span><text:span text:style-name="T126">hatte</text:span><text:span text:style-name="T124">, und mit dem Hinweis, dies sei nun wirklich sein letzter Beitrag.</text:span><text:span text:style-name="T124"><text:note text:id="ftn40" text:note-class="footnote"><text:note-citation>40</text:note-citation><text:note-body><text:p text:style-name="P35"><text:span text:style-name="T124">Vgl. etwa &lt;</text:span>https://dev.hamann-ausgabe.de/HKB/Briefe/386#39-1<text:span text:style-name="T124">&gt;. Für eine chronologische Gesamtübersicht zu Hamanns Beiträgen vgl. &lt;</text:span><text:span text:style-name="T122">https://dev.koenigsberger-zeitungen.de/akteure/hamann</text:span><text:span text:style-name="T124">&gt;.</text:span></text:p></text:note-body></text:note></text:span><text:span text:style-name="T122"> </text:span><text:span text:style-name="T127">Es </text:span><text:soft-page-break/><text:span text:style-name="T127">befinden sich darunter – neben Rezensionen und Übersetzungen – eine Reihe von wichtigen Hamann-Texten von </text:span><text:span text:style-name="T124">einiger</text:span><text:span text:style-name="T127"> literaturgeschichtlicher Bedeutung</text:span><text:span text:style-name="T124">.</text:span><text:span text:style-name="T127"> </text:span><text:span text:style-name="T124">S</text:span><text:span text:style-name="T127">o wurde</text:span><text:span text:style-name="T67">n etwa</text:span><text:span text:style-name="T124"> sein</text:span><text:span text:style-name="T67">e</text:span><text:span text:style-name="T124"> </text:span><text:span text:style-name="T67">bedeutenden</text:span><text:span text:style-name="T124"> Text</text:span><text:span text:style-name="T67">e</text:span><text:span text:style-name="T127"> </text:span><text:span text:style-name="T128">Ueber den Styl </text:span><text:span text:style-name="T127">und </text:span><text:span text:style-name="T129">Freund Hain</text:span><text:span text:style-name="T130"> </text:span><text:span text:style-name="T131">in den KGPZ erstveröffentlicht</text:span><text:span text:style-name="T132">.</text:span><text:span text:style-name="T132"><text:note text:id="ftn41" text:note-class="footnote"><text:note-citation>41</text:note-citation><text:note-body><text:p text:style-name="P36"><text:span text:style-name="T133">[KGPZ-Links zu den beiden Texten</text:span><text:span text:style-name="T67">, auch zum Briefe-Register, oder Werk-Register?</text:span><text:span text:style-name="T133">]</text:span></text:p></text:note-body></text:note></text:span><text:span text:style-name="T132"> Mit dem Niedergang der Zeitung in den späten 1770er Jahren schwand </text:span><text:span text:style-name="T134">indessen</text:span><text:span text:style-name="T132"> Hamanns Interesse an dem Publikationsorgan; gleichwohl beobachtete er den Niedergang und schilderte ihn gegenüber Herder minutiös. Seine letzten Rezensionen</text:span><text:span text:style-name="T135">, von </text:span>David Jonathan Cless<text:span text:style-name="T136">’</text:span><text:span text:style-name="T132"> </text:span><text:span text:style-name="T32">Algemeine</text:span><text:span text:style-name="T137">m</text:span><text:span text:style-name="T32"> geistliche</text:span><text:span text:style-name="T137">n</text:span><text:span text:style-name="T32"> Magazin</text:span> <text:span text:style-name="T136">und Johann Christoph Berens’ </text:span><text:span text:style-name="T32">Blatt zur Chronik von Riga</text:span><text:span text:style-name="T137">,</text:span><text:span text:style-name="T136"><text:note text:id="ftn42" text:note-class="footnote"><text:note-citation>42</text:note-citation><text:note-body><text:p text:style-name="P37">Vgl. &lt;https://dev.hamann-ausgabe.de/HKB/Register/Allgemein/c#cless-magazin&gt; und &lt;https://dev.hamann-ausgabe.de/HKB/Register/Allgemein/b#berens-blatt&gt;.</text:p></text:note-body></text:note></text:span><text:span text:style-name="T136"> </text:span><text:span text:style-name="T132">stammen von 178</text:span><text:span text:style-name="T135">0</text:span><text:span text:style-name="T134">.</text:span><text:span text:style-name="T135"> 1781 ließ er noch eine Abschrift von Lessings </text:span><text:span text:style-name="T137">Ernst und Falk</text:span><text:span text:style-name="T135"> in der gelehrten Beilage der KGPZ drucken. Doch zu diesen nicht überlieferten Beiträgen unten mehr. Mit den neuen Eigentümern Wagner und Dengel wurde</text:span><text:span text:style-name="T138"> Hamann </text:span><text:span text:style-name="T135">sich im Sommer </text:span><text:span text:style-name="T138">178</text:span><text:span text:style-name="T135">1</text:span><text:span text:style-name="T138"> nicht einig und</text:span><text:span text:style-name="T135"> so gab</text:span><text:span text:style-name="T138"> </text:span><text:span text:style-name="T135">er in der Folge</text:span><text:span text:style-name="T138"> das Schreiben von Artikeln oder Rezensionen für die KGPZ endgültig auf.</text:span><text:span text:style-name="T138"><text:note text:id="ftn43" text:note-class="footnote"><text:note-citation>43</text:note-citation><text:note-body><text:p text:style-name="P38">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39">; </text:span><text:span text:style-name="T135">vgl. &lt;https://dev.hamann-ausgabe.de/HKB/Briefe/633#335-31&gt;</text:span>.</text:p></text:note-body></text:note></text:span></text:p>
      <text:p text:style-name="P39">Für Herder sind die KGPZ im Zusammenhang<text:span text:style-name="T140"> seines Frühwerks von Bedeutung.</text:span> <text:span text:style-name="T141">Im Alter von</text:span><text:span text:style-name="T140"> 19 Jahren, während </text:span>seiner Studienzeit in Königsberg, <text:span text:style-name="T140">lernte </text:span>er 1764 Hamann kennen, den seinerzeitigen Redakteur<text:span text:style-name="T140"> der KGPZ</text:span>, der ihm die Möglichkeit zur Publikation erster Gedichte und Rezensionen bot (vor allem die Gedichte waren <text:span text:style-name="T114">indessen</text:span> von zweifelhafter Qualität<text:note text:id="ftn44" text:note-class="footnote"><text:note-citation>44</text:note-citation><text:note-body><text:p text:style-name="P40">Vgl. Kohnen: Poetische Wüste, 101f.<text:span text:style-name="T140"> – Übersicht zu Herders Beiträgen: [</text:span><text:span text:style-name="T122">https://dev.koenigsberger-zeitungen.de/akteure/herder</text:span><text:span text:style-name="T140">]</text:span><text:span text:style-name="T142">, vgl. auch den Abdruck in SWS, Bd. 1, S. 68–130; detaillierte Begründungen liefert Haym: Herder und die Königsberger Zeitung</text:span><text:span text:style-name="T140">.</text:span></text:p></text:note-body></text:note>). Schon früh kam es aber zu Differenzen mit Kanter<text:span text:style-name="T141">, in dessen Buchladen Herder eine Zeit lang arbeitete</text:span><text:span text:style-name="T140">; im August 1764 heißt es </text:span><text:span text:style-name="T114">etwa </text:span><text:span text:style-name="T140">gegenüber Hamann: »Kurz Kanter ist mir nicht </text:span>grün!<text:span text:style-name="T140"> </text:span>Wohl! ich bin ihm schwarz!<text:span text:style-name="T140">«</text:span><text:span text:style-name="T140"><text:note text:id="ftn45" text:note-class="footnote"><text:note-citation>45</text:note-citation><text:note-body><text:p text:style-name="Footnote"><text:span text:style-name="T140">&lt;</text:span>https://dev.hamann-ausgabe.de/HKB/Briefe/271<text:span text:style-name="T140">#265-12&gt;</text:span></text:p></text:note-body></text:note></text:span> <text:span text:style-name="T141">Nachdem Herder ab Herbst 1764 nach Riga ging, kam es zunächst wieder zu einer Annäherung und besonders für den Jahrgang 1765 lieferte Herder </text:span><text:span text:style-name="T114">als ›auswärtige Feder‹ </text:span><text:span text:style-name="T141">zahlreiche Rezensionen, in denen er literaturkritische Positionen </text:span><text:span text:style-name="T114">in einer Weise </text:span><text:span text:style-name="T141">entwickelte, dass man in diesen Arbeiten eine »Vorarbeit zu den Frag</text:span><text:soft-page-break/><text:span text:style-name="T141">menten« entdecken kann,</text:span><text:span text:style-name="T141"><text:note text:id="ftn46" text:note-class="footnote"><text:note-citation>46</text:note-citation><text:note-body><text:p text:style-name="Footnote">Haym: <text:span text:style-name="T142">Herder und die Königsberger Zeitung</text:span>, 507<text:span text:style-name="T141">; zu Kanter und Herder vgl. auch 501.</text:span></text:p></text:note-body></text:note></text:span><text:span text:style-name="T141"> Herders Erstling von 1766, mit dem er seine steile schriftstellerische Karriere begründete. </text:span><text:span text:style-name="T143">Nach einem Streit in der Redaktion mit Scheffner und Kanter trennte sich Herder im Frühjahr 1766 von den KGPZ</text:span><text:span text:style-name="T144"> und lieferte danach höchstens noch gelegentlich Rezensionen.</text:span><text:span text:style-name="T143"><text:note text:id="ftn47" text:note-class="footnote"><text:note-citation>47</text:note-citation><text:note-body><text:p text:style-name="P41">Vgl. &lt;https://dev.hamann-ausgabe.de/HKB/Briefe/316#359-10&gt; und Haym: <text:span text:style-name="T142">Herder und die Königsberger Zeitung</text:span>, 617f.</text:p></text:note-body></text:note></text:span><text:span text:style-name="T143"> </text:span><text:span text:style-name="T144">E</text:span><text:span text:style-name="T143">r konzentrierte seine literaturkritischen Tätigkeiten hernach auf die </text:span><text:span text:style-name="T145">Fragmente über die neuere deutsche Literatur</text:span><text:span text:style-name="T143"> und </text:span><text:span text:style-name="T144">hatte bald auch bessere</text:span><text:span text:style-name="T143"> </text:span><text:span text:style-name="T144">und einflussreichere </text:span><text:span text:style-name="T143">Publikations</text:span><text:span text:style-name="T144">möglichkeiten, etwa in der </text:span><text:span text:style-name="T146">Allgemeinen deutschen Bibliothek</text:span><text:span text:style-name="T145">.</text:span><text:span text:style-name="T144"> In den 1770er Jahren wurde er </text:span><text:span text:style-name="T122">deutschlandweit </text:span><text:span text:style-name="T144">zunehmend</text:span><text:span text:style-name="T122"> berühmt</text:span><text:span text:style-name="T144">er und brach den</text:span><text:span text:style-name="T122"> Kontakt zu seiner preußisch</text:span><text:span text:style-name="T147">-provinziellen</text:span><text:span text:style-name="T122"> Heimat</text:span><text:span text:style-name="T147">,</text:span><text:span text:style-name="T122"> außer mit Hamann</text:span><text:span text:style-name="T147">,</text:span><text:span text:style-name="T122"> </text:span><text:span text:style-name="T147">weitgehend</text:span><text:span text:style-name="T122"> ab</text:span><text:span text:style-name="T144">. Für den </text:span><text:span text:style-name="T127">literaturkritischen Rundumschlag </text:span><text:span text:style-name="T128">Gefundene Blätter aus den neuesten deutschen Litteraturannalen</text:span><text:span text:style-name="T127"> </text:span><text:span text:style-name="T144">kehrte er diesem zuliebe</text:span><text:span text:style-name="T148"> – nach einigen ›patriotischen‹ Ermahnungen, seine </text:span><text:span text:style-name="T125">ost</text:span><text:span text:style-name="T148">preußische Heimat publizistisch nicht</text:span><text:span text:style-name="T125"> ganz</text:span><text:span text:style-name="T148"> zu verschmähen</text:span><text:span text:style-name="T148"><text:note text:id="ftn48" text:note-class="footnote"><text:note-citation>48</text:note-citation><text:note-body><text:p text:style-name="P42">Vgl. etwa &lt;https://dev.hamann-ausgabe.de/HKB/Briefe/355?#431-28&gt;</text:p></text:note-body></text:note></text:span><text:span text:style-name="T148"> –</text:span><text:span text:style-name="T144"> noch einmal zurück</text:span><text:span text:style-name="T147">;</text:span><text:span text:style-name="T122"><text:note text:id="ftn49" text:note-class="footnote"><text:note-citation>49</text:note-citation><text:note-body><text:p text:style-name="P43">Vgl. Haym: Wiedergefundene Blätter zu Herders Schriften.</text:p></text:note-body></text:note></text:span><text:span text:style-name="T122"> </text:span><text:span text:style-name="T144">danach erschienen </text:span><text:span text:style-name="T122">keine Beiträge mehr von Herder</text:span><text:span text:style-name="T144"> in den KGPZ</text:span><text:span text:style-name="T122">.</text:span></text:p>
      <text:p text:style-name="P44">Kant hatte zu Kanter zwar vielfältige Kontakte, sei es als Verleger seiner frühen Werke oder als Hausgenosse <text:span text:style-name="T149">ab</text:span> 1766;<text:note text:id="ftn50" text:note-class="footnote"><text:note-citation>50</text:note-citation><text:note-body><text:p text:style-name="P45"><text:span text:style-name="T150">Manfred </text:span>Kühn<text:span text:style-name="T150">: Kant. Eine Biographie (München 2024)</text:span>, <text:span text:style-name="T150">S. </text:span>164 und <text:span text:style-name="T149">191–193.</text:span></text:p></text:note-body></text:note> seine Beziehungen zur KGPZ blieben aber stets oberflächlich.<text:span text:style-name="T149"> Die Beiträge vom Frühjahr 1764 kamen wohl als Gefälligkeit gegenüber Hamann zustande</text:span><text:span text:style-name="T151">;</text:span><text:span text:style-name="T149"><text:note text:id="ftn51" text:note-class="footnote"><text:note-citation>51</text:note-citation><text:note-body><text:p text:style-name="P46">Vgl. &lt;https://dev.koenigsberger-zeitungen.de/1764/15/57&gt; und &lt;https://dev.koenigsberger-zeitungen.de/beitrag/1764-kant-versuch-ueber-die-krankheiten-des-kopfes&gt;.</text:p></text:note-body></text:note></text:span><text:span text:style-name="T149"> in den 1770/80er Jahren folgen noch einige Gelegenheitsartikel,</text:span><text:span text:style-name="T151"> welche v.a. Rudolf Reicke im 19. Jahrhundert sammelte,</text:span><text:span text:style-name="T149"> etwa </text:span><text:span text:style-name="T151">zwei bejahende </text:span><text:span text:style-name="T152">Aufsätze</text:span><text:span text:style-name="T149"> </text:span><text:span text:style-name="T151">zu </text:span><text:span text:style-name="T149">Basedows </text:span><text:span text:style-name="T151">pädagogisch-aufklärerischem Philanthropin-Projekt oder zu einer Influenza-Epidemie von 1782.</text:span><text:span text:style-name="T151"><text:note text:id="ftn52" text:note-class="footnote"><text:note-citation>52</text:note-citation><text:note-body><text:p text:style-name="P47">Vgl. Rudolf Reicke (Hg.): Kantiana. Beiträge zu Immanuel Kants Leben und Schriften (Königsberg 1860), S. 66–81 und Rudolf Reicke: I. Kant’ Nachricht an Aerzte über die Frühlingsepidemie des Jahres 1782, in: Neue preußische Provinzialblätter 6 (1860), S. 184–190.<text:span text:style-name="T152"> – Vgl. auch die Übersicht zu Kants Beiträgen &lt;https://dev.koenigsberger-zeitungen.de/akteure/kant&gt;.</text:span></text:p></text:note-body></text:note></text:span><text:span text:style-name="T151"> </text:span><text:span text:style-name="T152">Was </text:span><text:span text:style-name="T125">indessen </text:span><text:span text:style-name="T152">Kants Zeitungslektüre angeht, so soll er die Hartungsche Zeitung bevorzugt haben; Wasianski jedenfalls erzählt die Lampe-Anekdote, dieser habe 1802 </text:span><text:span text:style-name="T153">seit »mehr als dreyßig Jahren« zwei Mal wöchentlich die Hartungsche Zeitung geholt und </text:span><text:span text:style-name="T152">zu Kants Ärger </text:span><text:span text:style-name="T153">trotzdem nicht richtig auszusprechen gewusst</text:span><text:span text:style-name="T152">.</text:span><text:span text:style-name="T152"><text:note text:id="ftn53" text:note-class="footnote"><text:note-citation>53</text:note-citation><text:note-body><text:p text:style-name="P48">Wasian<text:span text:style-name="T150">ski:</text:span> <text:span text:style-name="T154">Immanuel Kant in seinen letzten Lebensjahren</text:span><text:span text:style-name="T155"> (Königsberg 1804), S. </text:span><text:span text:style-name="T156">117</text:span><text:span text:style-name="T155">f.</text:span></text:p></text:note-body></text:note></text:span><text:span text:style-name="T150"> Eine Spezialuntersuchung zur Zeitungspublizistik Kants in den </text:span><text:soft-page-break/><text:span text:style-name="T150">1760er und 70er Jahren, wie bei Hamann und Herder, steht zwar aus</text:span><text:span text:style-name="T125">.</text:span><text:span text:style-name="T150"> </text:span><text:span text:style-name="T125">D</text:span><text:span text:style-name="T150">er große Königsberger Philosoph war aber auf diesem Feld </text:span><text:span text:style-name="T157">gewiss </text:span><text:span text:style-name="T150">nicht </text:span><text:span text:style-name="T157">in </text:span><text:span text:style-name="T150">vergleichbarer</text:span><text:span text:style-name="T157"> Form</text:span><text:span text:style-name="T150"> aktiv.</text:span></text:p>
      <text:p text:style-name="P44"/>
      <text:p text:style-name="P49">Anzeichen des Niedergangs <text:span text:style-name="T110">gab es </text:span><text:span text:style-name="T157">für die KGPZ also</text:span><text:span text:style-name="T111"> </text:span><text:span text:style-name="T157">von Anfang an</text:span><text:span text:style-name="T122">.</text:span> Erstaunlich ist es dann <text:span text:style-name="T110">eher</text:span>, dass die KGPZ sich so lange <text:span text:style-name="T110">hielt</text:span>. <text:span text:style-name="T95">Die Verheißung</text:span>, zentrales Organ des ›Königsberger Jahrhunderts‹ zu <text:span text:style-name="T125">werden</text:span>, konnten die KGPZ nie <text:span text:style-name="T95">erfüllen;</text:span> <text:span text:style-name="T157">das ist aber auch ein deutlich zu hoher Anspruch. Das negative Bild der Zeitung ergab sich wohl auch als Folge dieser hohen Ansprüche der später berühmten</text:span> Königsberger Schriftsteller und Philosophen<text:span text:style-name="T157">, welche in ihren </text:span><text:span text:style-name="T158">jungen Jahren</text:span> <text:span text:style-name="T157">Beiträger </text:span><text:span text:style-name="T158">oder</text:span><text:span text:style-name="T157"> Redakteure der KGPZ waren</text:span><text:span text:style-name="T158">. I</text:span><text:span text:style-name="T157">n deren seit dem</text:span> 19. Jahrhundert <text:span text:style-name="T157">edierten</text:span> Privatbriefen herrscht vor allem ein Ton vor, wenn es um <text:span text:style-name="T159">Kanter und </text:span>die KGPZ geht, und zwar der von Beschwerde über ihren Niedergang und Satire.<text:span text:style-name="T157"> </text:span><text:span text:style-name="T158">»Wahrhaftig die Königsb. Zeitung wird ein publiker Abtritt, wo jedes seine Nothdurft verrichtet« ärgerte sich etwa Hippel schon 1768 gegenüber Scheffner.</text:span><text:span text:style-name="T158"><text:note text:id="ftn54" text:note-class="footnote"><text:note-citation>54</text:note-citation><text:note-body><text:p text:style-name="P50">Th. G. v. Hippel’s sämmtliche Werke, Bd. 13 (Berlin 1838), S. 66<text:span text:style-name="T159">; die Aussage bezieht sich auf &lt;https://dev.koenigsberger-zeitungen.de/1768/84/331&gt;</text:span>.</text:p></text:note-body></text:note></text:span><text:span text:style-name="T158"> </text:span></text:p>
      <text:p text:style-name="P51"><text:span text:style-name="T157">I</text:span>mmer<text:span text:style-name="T126">hin</text:span> konnte<text:span text:style-name="T158">n</text:span> sich <text:span text:style-name="T158">die KGPZ</text:span> weitaus länger halten als die meisten, zumeist kurzlebigen Periodika der Zeit. Im Folgenden sollen einerseits beispielhaft einige programmatische Neuerungen vorgestellt werden, mit denen die KGPZ über die Jahre<text:span text:style-name="T125"> hinweg</text:span> Aufmerksamkeit und Leser gewinnen wollte<text:span text:style-name="T93">,</text:span> <text:span text:style-name="T93">a</text:span>ndererseits die <text:span text:style-name="T93">verantwortlichen R</text:span>edakteure<text:span text:style-name="T93">,</text:span> soweit<text:span text:style-name="T93"> das über Sekundärquellen</text:span> rekonstruierbar<text:span text:style-name="T93"> ist, denn in der Zeitung selber </text:span><text:span text:style-name="T125">wird</text:span><text:span text:style-name="T93"> dieser nie aufgeführt. </text:span></text:p>
      <text:p text:style-name="P52">Hamann <text:span text:style-name="T160">blieb nur bis Mitte Mai 1764 Redakteur</text:span>,<text:span text:style-name="T160"> sein »Uebernehmer«,</text:span><text:span text:style-name="T160"><text:note text:id="ftn55" text:note-class="footnote"><text:note-citation>55</text:note-citation><text:note-body><text:p text:style-name="Footnote"><text:span text:style-name="T160">&lt;</text:span>https://dev.hamann-ausgabe.de/HKB/Briefe/266#255-18<text:span text:style-name="T160">&gt;</text:span></text:p></text:note-body></text:note></text:span><text:span text:style-name="T160"> der bibliophile Lokaldichter Johann Friedrich Lauson, dürfte auch nicht lange geblieben sein. D</text:span><text:span text:style-name="T161">er</text:span> <text:span text:style-name="T161">›</text:span>auswärtige <text:span text:style-name="T161">Gelehrte‹ und Verfasser eines »periodische[n] Werk[s] von fünf bis sechs Theilen«, dem Kanter die »Verfassung der Originalstücke« ab Sommer 1764 anvertrauen wollte,</text:span><text:span text:style-name="T161"><text:note text:id="ftn56" text:note-class="footnote"><text:note-citation>56</text:note-citation><text:note-body><text:p text:style-name="P53">&lt;https://dev.koenigsberger-zeitungen.de/1764/42&gt;.</text:p></text:note-body></text:note></text:span><text:span text:style-name="T161"> bezieht sich wohl auf </text:span>Johann Samuel Patzke<text:span text:style-name="T161">, den Herausgeber der Wochenschrift </text:span><text:span text:style-name="T162">Der Greis, </text:span><text:span text:style-name="T163">von der bis 1764 sechs Bände erschienen</text:span>.<text:span text:style-name="T161"> </text:span><text:span text:style-name="T164">Über eine eventuelle Mitarbeit ist aber ansonsten nichts bekannt. Mehr weiß man über die Mitarbeit einer ›auswärtigen Feder‹, </text:span><text:span text:style-name="T165">über </text:span><text:span text:style-name="T164">d</text:span><text:span text:style-name="T165">en theologischen Schriftsteller und Diakon in Mohrungen </text:span><text:span text:style-name="T166">Sebastian Friedrich Trescho</text:span><text:span text:style-name="T167">, von dem aus den überlieferten Jahrgängen die meisten Rezensionen bekannt sind, v.a. da er als einer der wenigen Beiträger ein </text:span><text:soft-page-break/><text:span text:style-name="T167">Kürzel führte, nämlich »Ad.« und »T.«.</text:span><text:span text:style-name="T167"><text:note text:id="ftn57" text:note-class="footnote"><text:note-citation>57</text:note-citation><text:note-body><text:p text:style-name="P54">Vgl. ausführlicher zu Treschos Beiträgen bis 1775: Johannes Sembritzki: Sebastian Friedrich Trescho, Diakonus zu Mohrungen in Preußen. Sein Leben und seine Schriften, in: Oberländische Geschichtsblätter, H. 7 (1905), S. 141–146.</text:p></text:note-body></text:note></text:span><text:span text:style-name="T168"> Von ihm stammen meist kurze Rezensionen von theologischen Schriften, häufig heute kaum noch bekannte</text:span><text:span text:style-name="T169"> lokale</text:span><text:span text:style-name="T168"> homiletische Publikationen, aber </text:span><text:span text:style-name="T169">ebenso</text:span><text:span text:style-name="T168"> längere Rezensionen von überregional bekannten theologischen Schriften</text:span><text:span text:style-name="T170">, in häufig polemischem Ton</text:span><text:span text:style-name="T168">.</text:span><text:span text:style-name="T168"><text:note text:id="ftn0" text:note-class="footnote"><text:note-citation>58</text:note-citation><text:note-body><text:p text:style-name="P55">Vgl. &lt;https://dev.koenigsberger-zeitungen.de/akteure/trescho&gt;. </text:p></text:note-body></text:note></text:span><text:span text:style-name="T169"> </text:span><text:span text:style-name="T170">Durch diesen</text:span><text:span text:style-name="T169"> soll de</text:span><text:span text:style-name="T170">r</text:span><text:span text:style-name="T169"> »Blaffer aus Mohrungen« </text:span><text:span text:style-name="T170">(und Kanter dazu)</text:span><text:span text:style-name="T169">, wie </text:span><text:span text:style-name="T170">der Pastor Samuel Krickende 1765 einmal schrieb, sogar in Konflikt mit der Berliner Zensur gekommen sein.</text:span><text:span text:style-name="T170"><text:note text:id="ftn93" text:note-class="footnote"><text:note-citation>59</text:note-citation><text:note-body><text:p text:style-name="P56">Arthur Warda (Hg.): Urteile über Seb. Fr. Trescho in Briefen von Zeitgenossen an Ludw. Ernst Borowski, in: Altpreußische Monatsschrift 46 (1909), S. 237.</text:p></text:note-body></text:note></text:span><text:span text:style-name="T171"> </text:span></text:p>
      <text:p text:style-name="P52"><text:span text:style-name="T171">Zu Scheffner 1765 vgl. Schneider, 134f. und Briefwechsel </text:span><text:span text:style-name="T172">Warda/Diesch; bei Haym/Kohnen gibts</text:span><text:span text:style-name="T171"> auch</text:span><text:span text:style-name="T172"> ein paar Anmerkungen</text:span><text:span text:style-name="T171">.</text:span></text:p>
      <text:p text:style-name="P57">Abs. zu <text:span text:style-name="T153">Hippel</text:span> und den Theaterrezensionen (mit Lindner)und dem Besuch der Schuchschen Schauspieltruppe; Schneider<text:span text:style-name="T93">, vgl. dazu auch</text:span><text:span text:style-name="T173"> Kohnen, Verhudelung, 13</text:span></text:p>
      <text:p text:style-name="P57"><text:span text:style-name="T174">A</text:span><text:span text:style-name="T175">ußerdem ein Satz zu </text:span><text:span text:style-name="T176">Musik</text:span><text:span text:style-name="T175">- und Tanz</text:span><text:span text:style-name="T176">beilagen</text:span><text:span text:style-name="T175">. – Auch </text:span><text:span text:style-name="T177">zu lyrischen Beiträgen erwähnen: Dass die meisten zwar höchstens mittelmäßig waren (vgl. Kohnen-Aufsatz), es aber auch bedeutende Beiträge gab: so im 37. St., 8.6.1764 den Erstdruck einer Klopstock-Ode (</text:span><text:span text:style-name="T178">An Done</text:span><text:span text:style-name="T179">, </text:span><text:span text:style-name="T180">Verweis</text:span><text:span text:style-name="T181">)</text:span><text:span text:style-name="T180">, und im selben Stück den Abdruck und die Übersetzung eines estnischen Volksliedes von J. G. Lindner, das Herder später in die Sammlung seiner Volkslieder (Bd. 2, 1779, S. 84, https://www.digitale-sammlungen.de/view/bsb11939700?page=122%2C123) aufnahm.</text:span></text:p>
      <text:p text:style-name="P57"><text:span text:style-name="T182">Wandel hin zu mehr gelehrten Beilagen</text:span><text:span text:style-name="T91"> (wann?) – Faden von oben zum Widerspruch von politischen und gelehrten Zeitungen aufnehmen: die gelehrten Beilagen waren ein Versuch, mit diesem Widerspruch umzugehen. Lange Rezensionen im gelehrten Teil über viele Stücke hinweg, die teilweise auch nur </text:span><text:span text:style-name="T101">über </text:span><text:span text:style-name="T91">eine Spalte gingen, da auch noch Platz für die kürzeren sein sollte, waren außerdem publikationstechnisch wenig elegant.</text:span></text:p>
      <text:p text:style-name="P58">in den 70ern Starck, Penzel, Brahl, Crichton etc. (aber alles nicht überliefert)<text:span text:style-name="T183">, vgl. Rehberg</text:span><text:span text:style-name="T174">, 105–108</text:span>; Versuch Kanters, über Hamann Wezel zu gewinnen.</text:p>
      <text:p text:style-name="P59"/>
      <text:p text:style-name="P60"><text:span text:style-name="T91">Ein Absatz zum </text:span>Nachdruck der Kalender 1770f.<text:span text:style-name="T91"> (gutes konkretes Beispiel für das Funktionieren von Nachdrucken); auch auf Musenalm verweisen<text:line-break/></text:span>die Beilagen 1771 sind ziemlich anders als vorher: enzyklopädische Kurzaufsätze zu verschiedenen, meist naturwissenschaftlichen Themen wie Kalender, Astronomie, <text:soft-page-break/>Populationsstatistiken, politische Arithmetik, der menschliche Körper etc.; irgendwie zusammenhängend, erscheint immer Freitags (also erheblich erhöhte Frequenz, immer zwei Seiten), auch über Fortsetzungen, aber auch unter Einzelüberschriften; nie ein Autor<text:span text:style-name="T95">.</text:span> <text:span text:style-name="T95">Nachgedruckt ist es aus dem </text:span>»Almanach de Gotha« 1771<text:span text:style-name="T95">,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61">Ebenso zu den Ariost-Stichen von Chodowiecki, dem Meinhard-Nachdruck und Hamanns Anteil daran</text:p>
      <text:p text:style-name="P62"/>
      <text:p text:style-name="P63">wie ists mit dem Redakteur des politischen Teils? Wird <text:span text:style-name="T46">nur selten mal </text:span>erwähnt</text:p>
      <text:p text:style-name="P63"/>
      <text:p text:style-name="P64"><text:span text:style-name="T180"/></text:p>
      <text:p text:style-name="HT_5f_Stumpf"/>
      <text:list text:continue-numbering="true" text:style-name="Outline">
        <text:list-item>
          <text:list>
            <text:list-item>
              <text:h text:style-name="Heading_20_2" text:outline-level="2"><text:span text:style-name="T96">Das Ende der KGPZ und die</text:span> Überlieferung heute</text:h>
            </text:list-item>
          </text:list>
        </text:list-item>
      </text:list>
      <text:p text:style-name="HT_5f_Stumpf"/>
      <text:p text:style-name="HT_5f_Stumpf">Die Frage, bis wann die KGPZ existierten, ist nicht leicht zu beantworten<text:span text:style-name="T184">, besonders da nach 1772 keine Jahrgänge der </text:span><text:span text:style-name="T95">Zeitung</text:span><text:span text:style-name="T184"> heute </text:span><text:span text:style-name="T185">ganz</text:span><text:span text:style-name="T184"> überliefert sind</text:span>.<text:span text:style-name="T184"> In dem einzi</text:span><text:soft-page-break/><text:span text:style-name="T184">gen danach erhaltenen Jahrgang, nämlich von 1799, </text:span><text:span text:style-name="T186">läuft</text:span><text:span text:style-name="T184"> die Zeitung zwar nach wie vor</text:span><text:span text:style-name="T186"> unter dem Titel</text:span><text:span text:style-name="T184"> </text:span><text:span text:style-name="T187">Königsbergische Gelehrte und Politische Zeitungen,</text:span><text:span text:style-name="T184"> sie bringt aber im Wesentlichen nur noch politische Nachrichten und Anzeigen</text:span><text:span text:style-name="T13">.</text:span><text:span text:style-name="T13"><text:note text:id="ftn58" text:note-class="footnote"><text:note-citation>60</text:note-citation><text:note-body><text:p text:style-name="P65"><text:span text:style-name="T188">GStA </text:span><text:span text:style-name="T189">47,8</text:span><text:span text:style-name="T190">.</text:span></text:p></text:note-body></text:note></text:span><text:span text:style-name="T184"> </text:span><text:span text:style-name="T13">Der </text:span><text:span text:style-name="T184">Herausgeber </text:span><text:span text:style-name="T13">wird </text:span><text:span text:style-name="T184">nicht </text:span><text:span text:style-name="T13">genannt</text:span><text:span text:style-name="T184">, </text:span><text:span text:style-name="T188">aus den</text:span><text:span text:style-name="T184"> Buchanzeigen</text:span><text:span text:style-name="T185"> geht aber hervor, dass der junge</text:span><text:span text:style-name="T191"> Kant-Verleger</text:span><text:span text:style-name="T184"> Friedrich Nicolovius</text:span><text:span text:style-name="T188"> </text:span><text:span text:style-name="T192">(1768–1836)</text:span><text:span text:style-name="T185"> die </text:span><text:span text:style-name="T188">Zeitung</text:span><text:span text:style-name="T184"> mittlerweile </text:span><text:span text:style-name="T188">herausgab</text:span><text:span text:style-name="T184">.</text:span><text:span text:style-name="T188"> Was war in der Zwischenzeit geschehen?</text:span></text:p>
      <text:p text:style-name="P66"><text:span text:style-name="T193">Der umtriebige Kanter – Mitte der 1770er war er Lotteriedirektor in Königsberg, Buchhändler und Verleger, betrieb eine Papiermühle auf dem Gut Trutenau, nebenbei </text:span>eine Schriftgießerei und eine Fabrik für Pressspanplatten<text:span text:style-name="T193"> – übernahm sich zusehends mit seinen Unternehmungen. 1777 schrieb Hippel einmal an Scheffner: »Der Rüstige war heute morgen bei mir. Er hat den Kopf so voll Projekte, da</text:span><text:span text:style-name="T194">ß</text:span><text:span text:style-name="T193"> ich darüber schwindelig geworden.«</text:span><text:span text:style-name="T193"><text:note text:id="ftn59" text:note-class="footnote"><text:note-citation>61</text:note-citation><text:note-body><text:p text:style-name="P67"><text:span text:style-name="T195">Z</text:span>it. nach Dreher, 197</text:p></text:note-body></text:note></text:span><text:span text:style-name="T193"> </text:span><text:span text:style-name="T194">Die Vielzahl seiner Projekte waren teils erheblich verschuldet</text:span><text:span text:style-name="T193"> und </text:span><text:span text:style-name="T194">spätestens ab</text:span><text:span text:style-name="T193"> 177</text:span><text:span text:style-name="T194">9 </text:span><text:span text:style-name="T193">drohte der Bankrott</text:span><text:span text:style-name="T194">. Im Februar dieses Jahres berichtet</text:span><text:span text:style-name="T95">e</text:span><text:span text:style-name="T194"> Hamann </text:span><text:span text:style-name="T196">an</text:span><text:span text:style-name="T195"> </text:span><text:span text:style-name="T194">Herder: »hier geht alles zu Grunde, und man vermuthet sich alle Tage den Einfall des Himmels. Die Lotterie wird aufgehoben – und Sie sollten das Schloß von Papiermühle in Trutenau nebst der daselbst angelegten Schriftgießerey sehen!«</text:span><text:span text:style-name="T194"><text:note text:id="ftn60" text:note-class="footnote"><text:note-citation>62</text:note-citation><text:note-body><text:p text:style-name="P68">https://dev.hamann-ausgabe.de/HKB/Briefe/545#54-11<text:span text:style-name="T195">. – </text:span><text:span text:style-name="T194">Im Januar 1780 noch drastischer: Seit Jahren führe der Buchladen keine Neuerscheinungen von den Buchmessen mehr, die Leser der Zeitung schwinden, Papiermühle und</text:span><text:span text:style-name="T195"> Schriftgießere</text:span><text:span text:style-name="T194">i seien auf 50000 Gulden verschuldet, die Lotterie werde demnächst auf 18000 Gulden gepfändet</text:span><text:span text:style-name="T195"> (https://dev.hamann-ausgabe.de/HKB/Briefe?id=574</text:span><text:span text:style-name="T194">#149-17</text:span><text:span text:style-name="T195">)</text:span><text:span text:style-name="T194">.</text:span></text:p></text:note-body></text:note></text:span><text:span text:style-name="T194"> </text:span><text:span text:style-name="T195">Der Niedergang von Kanters Buchhandlung ging mit dem der KGPZ einher, die immer mehr Leser verlor</text:span><text:span text:style-name="T46">,</text:span><text:span text:style-name="T195"> von einem weiteren Qualitätsverlust zu schweigen. Kanters Buchhandlung und Zeitung standen ab 1780 zum Verkauf; zunächst wollte der Konkurrent Hartung sie übernehmen, was sich aber zerschlug.</text:span><text:span text:style-name="T195"><text:note text:id="ftn61" text:note-class="footnote"><text:note-citation>63</text:note-citation><text:note-body><text:p text:style-name="Footnote">Rehberg, 108<text:span text:style-name="T197">.</text:span></text:p></text:note-body></text:note></text:span><text:span text:style-name="T195"> </text:span><text:span text:style-name="T198">Vor der Leipziger Ostermesse 1781 gingen Buchhandlung und Zeitung in den Besitz seines ehemaligen Angestellten Friedrich David Wagner sowie </text:span><text:span text:style-name="T46">des</text:span><text:span text:style-name="T198"> Berliner Buchhändler</text:span><text:span text:style-name="T46">s</text:span><text:span text:style-name="T198"> Carl Gottlob Dengel über, der schon seit einiger Zeit versuchte, in Königsberg Fuß zu fassen.</text:span><text:span text:style-name="T198"><text:note text:id="ftn62" text:note-class="footnote"><text:note-citation>64</text:note-citation><text:note-body><text:p text:style-name="P69">Vgl. <text:span text:style-name="T54">&lt;https://dev.hamann-ausgabe.de/HKB/Briefe/617#283-35&gt;</text:span> und Dreher, 197f.</text:p></text:note-body></text:note></text:span><text:span text:style-name="T198">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xt:soft-page-break/>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99"><text:tab/><text:tab/><text:tab/>Wagner und Dengel</text:span><text:span text:style-name="T199"><text:note text:id="ftn63" text:note-class="footnote"><text:note-citation>65</text:note-citation><text:note-body><text:p text:style-name="P70">Zit. nach Dreher, 198.</text:p></text:note-body></text:note></text:span></text:p>
      <text:p text:style-name="P71">Zwar versuchten die neuen Eigentümer noch einmal, den KGPZ durch ein neues Format von Beilagen Leben einzuhauchen, sie konnten den Niedergang aber nicht<text:span text:style-name="T200"> mehr</text:span> verhindern. Im Frühjahr 1783 schied Wagner aus der Geschäftsverbindung aus<text:span text:style-name="T46">;</text:span><text:note text:id="ftn64" text:note-class="footnote"><text:note-citation>66</text:note-citation><text:note-body><text:p text:style-name="P72">Vgl. das Zitat aus den KGPZ, St. 27, 3. April 1783 bei Dreher, 198.</text:p></text:note-body></text:note> 1787 ging Dengel<text:span text:style-name="T200"> </text:span>Konkurs, <text:span text:style-name="T200">inzwischen</text:span> alleiniger Leiter von Buchhandlung und Zeitung.<text:note text:id="ftn65" text:note-class="footnote"><text:note-citation>67</text:note-citation><text:note-body><text:p text:style-name="P73">Dreher, 19<text:span text:style-name="T200">9.</text:span></text:p></text:note-body></text:note> Mit dem Tod Kanters ein Jahr zuvor und dem Tod Hamanns ein Jahr darauf waren auch die beiden maßgeblich mit der Zeitung verbundenen Personen gestorben.<text:span text:style-name="T200">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Hause Altstädtische Langgasse und Schmiedegassen-Ecke heraus.</text:span><text:span text:style-name="T200"><text:note text:id="ftn66" text:note-class="footnote"><text:note-citation>68</text:note-citation><text:note-body><text:p text:style-name="P74">Dreher 2<text:span text:style-name="T185">01</text:span>.<text:span text:style-name="T24"> – Dort sogar mit einem Zitat aus dem Abschiedsgedicht der Gebrüder Kant.</text:span></text:p></text:note-body></text:note></text:span><text:span text:style-name="T200"> Danach </text:span><text:span text:style-name="T185">ging</text:span><text:span text:style-name="T200"> </text:span><text:span text:style-name="T185">die Herausgabe der </text:span><text:span text:style-name="T200">Zeitung </text:span><text:span text:style-name="T185">an</text:span><text:span text:style-name="T200"> Friedrich Nicolovius</text:span><text:span text:style-name="T185"> über</text:span><text:span text:style-name="T200">,</text:span><text:span text:style-name="T200"><text:note text:id="ftn67" text:note-class="footnote"><text:note-citation>69</text:note-citation><text:note-body><text:p text:style-name="P75">Zu Nicolovius und dem weiteren Lauf der Zeitungen vgl. Rehberg, 126.</text:p></text:note-body></text:note></text:span><text:span text:style-name="T200"> der 1790 eine Buchhandlung in Königsberg als Konkurrenz zur Hartungschen eröffnete, </text:span><text:span text:style-name="T185">die</text:span><text:span text:style-name="T200"> mittlerweile </text:span><text:span text:style-name="T192">Kanters Buchhandlung übernommen hatte und in deren Räume</text:span><text:span text:style-name="T185">n im ehemaligen Löbenichtschen Rathaus</text:span><text:span text:style-name="T192"> mit ihrer originellen Einrichtung eingezogen war.</text:span><text:span text:style-name="T201"> Damit ist aber bereits ein anderes Kapitel der Königsberger Pressegeschichte aufgeschlagen, die Geschichte von Kanters </text:span><text:span text:style-name="T202">Königsbergschen </text:span><text:span text:style-name="T203">gelehrten und politischen Zeitungen </text:span><text:span text:style-name="T201">war </text:span><text:span text:style-name="T46">vorüber</text:span><text:span text:style-name="T201">.</text:span></text:p>
      <text:p text:style-name="HT_5f_Stumpf"/>
      <text:p text:style-name="P76">Trotz ihrer großen Bedeutung für die Geschichte des ›Königsberger Jahrhunderts‹ ist die KGPZ eines der heute am schlechtesten erreichbaren Periodika <text:span text:style-name="T204">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201"> Das liegt nicht nur an den Zerstörungen Ostpreußens und besonders Königsbergs im Zweiten Weltkrieg, </text:span><text:span text:style-name="T46">wie sie</text:span><text:span text:style-name="T201"> etwa auch große Teile des Hamann-Nachlasses betreffen. Bereits im 19. </text:span><text:span text:style-name="T204">Jahrhundert </text:span><text:span text:style-name="T201">waren Exemplare der KGPZ ziemlich rar</text:span><text:span text:style-name="T205">, was wohl </text:span><text:soft-page-break/><text:span text:style-name="T205">schlicht an der Geringschätzung gegenüber der Zeitung oder auch an der Papierqualität lag. Der Herder-Biograph</text:span><text:span text:style-name="T206"> Rudolf Haym schr</text:span><text:span text:style-name="T205">ie</text:span><text:span text:style-name="T206">b 1873</text:span><text:span text:style-name="T205"> zur Überlieferung der KGPZ </text:span><text:span text:style-name="T207">(</text:span><text:span text:style-name="T205">aus Anlass der Herausgabe de</text:span><text:span text:style-name="T46">s literaturkritischen Rundumschlages</text:span><text:span text:style-name="T205"> </text:span><text:span text:style-name="T32">Gefundene Blätter aus den neuesten deutschen Litteraturannalen</text:span><text:span text:style-name="T208"> von 1773,</text:span><text:span text:style-name="T46"> </text:span><text:span text:style-name="T204">von Herder </text:span><text:span text:style-name="T46">verfasst, von </text:span><text:span text:style-name="T204">Hamann </text:span><text:span text:style-name="T46">mit einem Anfang und Ende versehen und in den KGPZ </text:span><text:span text:style-name="T207">von 1774 </text:span><text:span text:style-name="T46">veröffentlicht</text:span><text:span text:style-name="T46"><text:note text:id="ftn68" text:note-class="footnote"><text:note-citation>70</text:note-citation><text:note-body><text:p text:style-name="P77">Verweis auf KGPZ-Website</text:p></text:note-body></text:note></text:span><text:span text:style-name="T207">)</text:span><text:span text:style-name="T206">: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209">« Es befinde sich</text:span><text:span text:style-name="T206"> im Besitz der </text:span><text:span text:style-name="T209">›</text:span><text:span text:style-name="T206">Alterthumsgesellschaft Prussia in Königsberg</text:span><text:span text:style-name="T209">‹</text:span><text:span text:style-name="T204"> und ist heute </text:span><text:span text:style-name="T46">verschollen</text:span><text:span text:style-name="T209">.</text:span><text:span text:style-name="T209"><text:note text:id="ftn69" text:note-class="footnote"><text:note-citation>71</text:note-citation><text:note-body><text:p text:style-name="Footnote">Rudolf Haym: <text:span text:style-name="T32">Wiedergefundene Blätter zu Herders Schriften.</text:span> In: Im neuen Reich 3,2 (1873), S.<text:span text:style-name="T209"> </text:span>51<text:span text:style-name="T209">3 (https://digipress.digitale-sammlungen.de/view/bsb11045682_00525_u001/1).</text:span></text:p></text:note-body></text:note></text:span></text:p>
      <text:p text:style-name="P78">Ein annähernd vollständiges Exemplar der KGPZ <text:span text:style-name="T207">wurde</text:span> bis zur Zerstörung Königsbergs in der dortigen Staats- und Universitätsbibliothek <text:span text:style-name="T207">aufbewahrt</text:span><text:span text:style-name="T210">. Josef Nadler, der ab den späten 1920er Jahren an einer Hamann-Ausgabe arbeitete und 1930 eine Art Katalog der Hamann-Handschriften und Drucke herausgab, führte darin unter Hamanns Zeitungsbeiträgen auf: </text:span><text:span text:style-name="T46">»</text:span><text:span text:style-name="T211">Ein Exemplar der Zeitung von 1764 bis 1788, dem nur der Jahrgang 1787 fehlt: Königsberg St. u. UB.</text:span><text:span text:style-name="T46">«</text:span><text:span text:style-name="T210"><text:note text:id="ftn70" text:note-class="footnote"><text:note-citation>72</text:note-citation><text:note-body><text:p text:style-name="P79">Nadler: <text:span text:style-name="T32">Die Hamann-Ausgabe,</text:span> S. 215<text:span text:style-name="T212">; vgl. auch das Verzeichnis von Hamanns Beiträgen </text:span><text:span text:style-name="T213">ebd., 216–218</text:span>.</text:p></text:note-body></text:note></text:span><text:span text:style-name="T210"> – 1952, bei der Herausgabe von Band 4 seiner </text:span><text:span text:style-name="T212">A</text:span><text:span text:style-name="T210">usgabe </text:span><text:span text:style-name="T212">von Hamanns </text:span><text:span text:style-name="T214">Sämtlichen Werken,</text:span><text:span text:style-name="T215"> die auch dessen Zeitungsbeiträge für die KGPZ enthalten, </text:span><text:span text:style-name="T216">heißt es indessen bereits: </text:span></text:p>
      <text:p text:style-name="P80">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71" text:note-class="footnote"><text:note-citation>73</text:note-citation><text:note-body><text:p text:style-name="Footnote">N IV,<text:span text:style-name="T213"> </text:span>488<text:span text:style-name="T213">.</text:span></text:p></text:note-body></text:note></text:p>
      <text:p text:style-name="P81"><text:span text:style-name="T217">Nadlers Prüfung des Originals der KGPZ </text:span><text:span text:style-name="T218">für den Katalog von </text:span><text:span text:style-name="T217">1930 und der Abgleich mit Hamanns Briefwechsel, um dessen Beiträge für die KGPZ zu identifizieren, war</text:span><text:span text:style-name="T219">, wenn er überhaupt stattfand,</text:span><text:span text:style-name="T217"> sehr oberflächlich.</text:span><text:span text:style-name="T220"> </text:span><text:span text:style-name="T217">Das </text:span><text:span text:style-name="T220">sieht man bereits daran, dass seine Liste 1779 endet,</text:span><text:span text:style-name="T220"><text:note text:id="ftn72" text:note-class="footnote"><text:note-citation>74</text:note-citation><text:note-body><text:p text:style-name="P82">Nadler: <text:span text:style-name="T32">Die Hamann-Ausgabe,</text:span> S. 21<text:span text:style-name="T213">8.</text:span></text:p></text:note-body></text:note></text:span><text:span text:style-name="T220"> Hamann jedoch nachweislich bis 17</text:span><text:span text:style-name="T221">80/</text:span><text:span text:style-name="T220">81 Beiträge für die KGPZ lieferte</text:span><text:span text:style-name="T217"> (die Beiträge von 1780/81</text:span><text:span text:style-name="T220"> müssen also als verschollen gelten</text:span><text:span text:style-name="T217">)</text:span><text:span text:style-name="T220">.</text:span><text:span text:style-name="T220"><text:note text:id="ftn73" text:note-class="footnote"><text:note-citation>75</text:note-citation><text:note-body><text:p text:style-name="P83">Siehe oben<text:span text:style-name="T54">, S.?!?.</text:span><text:span text:style-name="T222"> – </text:span><text:span text:style-name="T223">In </text:span><text:span text:style-name="T224">Die Hamannausgabe,</text:span><text:span text:style-name="T223"> 35 deutet </text:span><text:span text:style-name="T225">Nadler</text:span><text:span text:style-name="T223"> an, er hätte alles genau geprüft: </text:span><text:span text:style-name="T46">»</text:span><text:span text:style-name="T223">Eine gründliche Nachprüfung des Tatbestandes kann dem Herausgeber freilich nicht erlassen werden</text:span><text:span text:style-name="T222"> […]</text:span><text:span text:style-name="T223">.« Nadler erließ sich diese </text:span><text:span text:style-name="T222">P</text:span><text:span text:style-name="T223">flicht aber offenbar.</text:span><text:span text:style-name="T222"> Seine wenigen Anmerkungen in der Liste</text:span><text:span text:style-name="T226"> sind falsch oder unbrauchbar, eher ein sporadischer, intuitiver Kommentar zu der Auswahl von Roth und Unger; </text:span><text:span text:style-name="T222">S. 217</text:span><text:span text:style-name="T226"> schreibt er </text:span><text:span text:style-name="T222">etwa</text:span><text:span text:style-name="T226"> zu Hamanns Rezension von Füßlis </text:span><text:span text:style-name="T227">Remarks on the Writings and Conduct of. J. J. Rousseau:</text:span><text:span text:style-name="T226"> </text:span><text:span text:style-name="T61">»</text:span><text:span text:style-name="T222">Ein für Hamann unmöglicher Stil. Ist sicher zu streichen</text:span><text:span text:style-name="T61">«</text:span><text:span text:style-name="T226">. Die Rezension [KGPZ-Link zu Hamanns Rezension] ist jedoch sicher von Hamann, vgl. &lt;https://dev.hamann-ausgabe.de/HKB/Briefe/344#397-34&gt; und &lt;https://dev.hamann-ausgabe.de/HKB/Briefe/346#401-30&gt;.</text:span></text:p></text:note-body></text:note></text:span><text:span text:style-name="T220"> </text:span><text:span text:style-name="T228">Nadler</text:span><text:span text:style-name="T220"> </text:span><text:span text:style-name="T218">übernahm</text:span><text:span text:style-name="T220"> Hamanns KGPZ-Beiträge</text:span><text:span text:style-name="T217"> in seiner Ausgabe</text:span><text:span text:style-name="T229"> – </text:span><text:span text:style-name="T218">weitgehend </text:span><text:soft-page-break/><text:span text:style-name="T218">ohne </text:span><text:span text:style-name="T228">sinnvolles </text:span><text:span text:style-name="T229">eigenes </text:span><text:span text:style-name="T218">editorische</text:span><text:span text:style-name="T228">s Zutun</text:span><text:span text:style-name="T229"> –</text:span><text:span text:style-name="T220"> schlicht aus de</text:span><text:span text:style-name="T229">r</text:span><text:span text:style-name="T220"> Edition von </text:span><text:span text:style-name="T218">Friedrich </text:span><text:span text:style-name="T220">Roth</text:span><text:span text:style-name="T229">, die</text:span><text:span text:style-name="T220"> </text:span><text:span text:style-name="T218">Rudolf </text:span><text:span text:style-name="T220">Unger</text:span><text:span text:style-name="T229"> im Anhang seines Buches über </text:span><text:span text:style-name="T208">Hamann und die Aufklärung</text:span><text:span text:style-name="T229"> wesentlich erweiterte und seine Auswahl als Erster und bislang einziger auch begründete.</text:span><text:span text:style-name="T220"><text:note text:id="ftn74" text:note-class="footnote"><text:note-citation>76</text:note-citation><text:note-body><text:p text:style-name="P84">KGPZ-Einträge zu Roth und Unger<text:span text:style-name="T230">, Bd. 2, S. 860–922, vgl. 925–934</text:span>.</text:p></text:note-body></text:note></text:span><text:span text:style-name="T228"> Als beste Quelle für</text:span><text:span text:style-name="T218"> Hamanns KGPZ-Beiträge nach 1772 </text:span><text:span text:style-name="T228">werden Roth und Unger auch in dieser Edition </text:span><text:span text:style-name="T231">behandelt und wiedergegeben, sofern keine Kopien der originalen Zeitungsblätter überliefert sind</text:span><text:span text:style-name="T228">.</text:span></text:p>
      <text:p text:style-name="P85"><text:span text:style-name="T232">Nadlers texteditorisches Vorgehen lässt sich gut anhand </text:span><text:span text:style-name="T233">der kuriosen Geschichte </text:span><text:span text:style-name="T232">von Hamanns Selbstanzeige seines </text:span><text:span text:style-name="T234">Selbstgesprächs eines Autors</text:span><text:span text:style-name="T235"> </text:span><text:span text:style-name="T236">sowie einer nachfolgenden </text:span><text:span text:style-name="T237">Beschwerde</text:span><text:span text:style-name="T236"> </text:span><text:span text:style-name="T235">in den KGPZ von 1773</text:span><text:span text:style-name="T232"> beobachten. Mit dem </text:span><text:span text:style-name="T234">Selbstgespräch eines Autors</text:span><text:span text:style-name="T235"> versuchte Hamann, unter der </text:span><text:span text:style-name="T236">exotisch-ironischen </text:span><text:span text:style-name="T235">Maske des ›Chinesers‹ Mien</text:span><text:span text:style-name="T236"> </text:span><text:span text:style-name="T235">Man</text:span><text:span text:style-name="T236"> </text:span><text:span text:style-name="T235">Hoam, das Manuskript seiner skandalträchtigen</text:span><text:span text:style-name="T238"> und geheimnisumwobenen</text:span><text:span text:style-name="T235"> </text:span><text:span text:style-name="T239">Philologischen Einfälle</text:span><text:span text:style-name="T235"> bei Friedrich Nicolai in Berlin für </text:span><text:span text:style-name="T238">den stattlichen Preis von </text:span><text:span text:style-name="T240">5</text:span><text:span text:style-name="T238">0</text:span><text:span text:style-name="T235"> </text:span><text:span text:style-name="T238">Friedrichs d’or </text:span><text:span text:style-name="T235">anzubringen</text:span><text:span text:style-name="T238">; gedruckt wurde das </text:span><text:span text:style-name="T241">Selbstgespräch</text:span><text:span text:style-name="T238"> laut Vermerk </text:span><text:span text:style-name="T242">»</text:span><text:span text:style-name="T238">in der Unterwelt mit D. Faustens eigener Hand und unter seinem Mantel</text:span><text:span text:style-name="T242">«</text:span><text:span text:style-name="T235">.</text:span><text:span text:style-name="T235"><text:note text:id="ftn75" text:note-class="footnote"><text:note-citation>77</text:note-citation><text:note-body><text:p text:style-name="Footnote"><text:span text:style-name="T243">&lt;</text:span>https://dev.hamann-ausgabe.de/HKB/Register/Allgemein/h#hamann-selbstgesprach-eines-autors<text:span text:style-name="T243">&gt;, ED, S. 16.</text:span></text:p></text:note-body></text:note></text:span><text:span text:style-name="T236"> </text:span><text:span text:style-name="T238">Nicolai</text:span><text:span text:style-name="T236"> </text:span><text:span text:style-name="T231">verzichtete freilich darauf,</text:span><text:span text:style-name="T236"> Hamanns Werk</text:span><text:span text:style-name="T231"> zu verlegen</text:span><text:span text:style-name="T236">, antwortete aber mit der </text:span><text:span text:style-name="T238">gedruckten </text:span><text:span text:style-name="T236">Broschüre </text:span><text:span text:style-name="T32">An den Magum in Norden Haussäßig am alten Graben No. 758</text:span><text:span text:style-name="T241">,</text:span><text:span text:style-name="T238"> in der er</text:span><text:span text:style-name="T244">, unter dem</text:span><text:span text:style-name="T231"> </text:span><text:span text:style-name="T245">latinisierende</text:span><text:span text:style-name="T231">n</text:span><text:span text:style-name="T244"> Pseudonym des </text:span><text:span text:style-name="T242">»</text:span><text:span text:style-name="T244">M. Coelius Serotinus</text:span><text:span text:style-name="T242">«</text:span><text:span text:style-name="T245">,</text:span><text:span text:style-name="T238"> Hamanns dunklen und anspielungsreichen Stil persiflierte.</text:span><text:span text:style-name="T238"><text:note text:id="ftn76" text:note-class="footnote"><text:note-citation>78</text:note-citation><text:note-body><text:p text:style-name="Footnote"><text:span text:style-name="T246">&lt;</text:span>https://dev.hamann-ausgabe.de/HKB/Register/Allgemein/n#nicolai-magum<text:span text:style-name="T246">&gt;</text:span><text:span text:style-name="T225">.</text:span></text:p></text:note-body></text:note></text:span><text:span text:style-name="T235"> </text:span><text:span text:style-name="T236">Hamann</text:span><text:span text:style-name="T235"> trieb seine Autorschafts- und Maskenspiele so weit, dass </text:span><text:span text:style-name="T238">er </text:span><text:span text:style-name="T247">zunächst </text:span><text:span text:style-name="T238">beide </text:span><text:span text:style-name="T247">Broschüren</text:span><text:span text:style-name="T238"> </text:span><text:span text:style-name="T247">anonym </text:span><text:span text:style-name="T238">in den KGPZ anzeigen ließ,</text:span><text:span text:style-name="T238"><text:note text:id="ftn77" text:note-class="footnote"><text:note-citation>79</text:note-citation><text:note-body><text:p text:style-name="Footnote"><text:span text:style-name="T248">KGPZ, </text:span>St.14, 15.2.1773<text:span text:style-name="T243"> und St. 21, 11.3.1773, vgl. [KGPZ-Link]</text:span><text:span text:style-name="T225"> bzw. </text:span><text:span text:style-name="T249">&lt;https://dev.hamann-ausgabe.de/HKB/Briefe/386#39-1&gt;</text:span><text:span text:style-name="T243">.</text:span></text:p></text:note-body></text:note></text:span><text:span text:style-name="T247"> nur um kurze Zeit später, unterschrieben mit </text:span><text:span text:style-name="T242">»</text:span><text:span text:style-name="T247">Johann Georg Hamann</text:span><text:span text:style-name="T242">«</text:span><text:span text:style-name="T247">, eine Anzeige in den KGPZ mit der Beschwerde zu schalten, es </text:span><text:span text:style-name="T245">hätten</text:span><text:span text:style-name="T247"> sich</text:span><text:span text:style-name="T244"> ein </text:span><text:span text:style-name="T242">»</text:span><text:span text:style-name="T244">paar gute Freunde, die der Himmel besser kennt als ich</text:span><text:span text:style-name="T242">«</text:span><text:span text:style-name="T244">, verabredet, </text:span><text:span text:style-name="T242">»</text:span><text:span text:style-name="T244">die Nummer meines Hauses zum Wahrzeichen ihres geheimen Briefwechsels zu machen; und zwar der eine unter dem Namen eines chinesischen Vogels, und der andere unter dem mehr Frucht bringenden Namen eines römischen Correspondenten</text:span><text:span text:style-name="T242">«</text:span><text:span text:style-name="T244"> (mit letzterem </text:span><text:soft-page-break/><text:span text:style-name="T244">ist </text:span><text:span text:style-name="T245">Nicolais Pseudonym gemeint). In seinem Haus am alten Graben Nr. 758 sei weder ein </text:span><text:span text:style-name="T242">»</text:span><text:span text:style-name="T245">Magus</text:span><text:span text:style-name="T242">«</text:span><text:span text:style-name="T245"> noch ein </text:span><text:span text:style-name="T242">»</text:span><text:span text:style-name="T245">Alchymist</text:span><text:span text:style-name="T242">«</text:span><text:span text:style-name="T245"> ansässig und </text:span><text:span text:style-name="T231">Hamann</text:span><text:span text:style-name="T245"> behalte sich vor, das </text:span><text:span text:style-name="T242">»</text:span><text:span text:style-name="T245">chinesische Blendwerk und Gaukelspiel</text:span><text:span text:style-name="T242">«</text:span><text:span text:style-name="T245"> des Mien Man Hoam </text:span><text:span text:style-name="T242">»</text:span><text:span text:style-name="T245">selbst aufzudecken</text:span><text:span text:style-name="T242">«</text:span><text:span text:style-name="T245"> und </text:span><text:span text:style-name="T242">»</text:span><text:span text:style-name="T245">öffentlich zu beschämen</text:span><text:span text:style-name="T242">«</text:span><text:span text:style-name="T245">.</text:span><text:span text:style-name="T245"><text:note text:id="ftn78" text:note-class="footnote"><text:note-citation>80</text:note-citation><text:note-body><text:p text:style-name="P86"><text:span text:style-name="T248">KGPZ, </text:span>St.<text:span text:style-name="T248"> 22</text:span>, 15.<text:span text:style-name="T248">3</text:span>.1773<text:span text:style-name="T243">, vgl. [KGPZ-Link].</text:span><text:span text:style-name="T250"> – Einen ähnlich spielerischen Umgang mit seiner öffentlichen Rolle zeigt im Übrigen Hamanns Verriss seiner eigenen Schrift </text:span><text:span text:style-name="T251">Zweifel und Einfälle über eine vermischte Nachricht,</text:span><text:span text:style-name="T240"> die er KGPZ, St. 45, 3.6.1776 platzierte (Link) und für die er in Königsberg im Ernst beklagt wurde, wie er Herder kurz darauf amüsiert mitteilte (https://dev.hamann-ausgabe.de/HKB/Briefe/467#242-28)</text:span><text:span text:style-name="T252">.</text:span></text:p></text:note-body></text:note></text:span></text:p>
      <text:p text:style-name="P87"><text:span text:style-name="T253">So interessant die Geschichte in Bezug auf Hamanns öffentlich-publizistische Maskenspiele </text:span><text:span text:style-name="T231">im</text:span><text:span text:style-name="T253"> verhältnismäßig neuen Medium der Zeitungen ist, so schlecht ist sie überliefert. Denn der Jahrgang 1773</text:span><text:span text:style-name="T254"> der KGPZ ist nicht überliefert</text:span><text:span text:style-name="T253"> und die einzigen authentischen </text:span><text:span text:style-name="T254">Sekundärquellen </text:span><text:span text:style-name="T253">sind</text:span><text:span text:style-name="T231"> –</text:span><text:span text:style-name="T253"> </text:span><text:span text:style-name="T255">für die beiden Anzeigen</text:span><text:span text:style-name="T231"> –</text:span><text:span text:style-name="T255"> </text:span><text:span text:style-name="T231">eine Abschrift </text:span><text:span text:style-name="T253">Hamanns </text:span><text:span text:style-name="T231">in einem Brief an Herder;</text:span><text:span text:style-name="T255"><text:note text:id="ftn79" text:note-class="footnote"><text:note-citation>81</text:note-citation><text:note-body><text:p text:style-name="P88">Vgl. &lt;https://dev.hamann-ausgabe.de/HKB/Briefe/386#39-1&gt;: <text:span text:style-name="T46">»</text:span>Beyl. ist der letzte Beytrag vermuthlich zu unseren gel. u politischen Zeitungen. / Hier haben Sie alles was in diesem Jahr von meiner Hand ist.« Es folgt eine Abschrift der beiden Anzeigen, welche auch die <text:span text:style-name="T249">Textg</text:span>rundlage in der <text:span text:style-name="T249">Ausgabe von </text:span>Roth<text:span text:style-name="T249"> (Bd. 5, S. 32) </text:span>ist. Hamanns Aussage, beide Anzeigen seien von ihm, belegt zwar einerseits seine Autorschaft an <text:span text:style-name="T233">den Anzeigen</text:span>; dass es es das einzige ist, was er in diesem Jahr drucken ließ, ist andererseits unwahr, denn seine Beschwerde über <text:span text:style-name="T249">die Machenschaften des </text:span>Mien Man Hoam <text:span text:style-name="T249">erschien erst 5 Tage vor dem Verfassen dieses Briefs</text:span>.</text:p></text:note-body></text:note></text:span><text:span text:style-name="T255"> </text:span><text:span text:style-name="T231">und </text:span><text:span text:style-name="T255">für Hamanns Beschwerde </text:span><text:span text:style-name="T256">der Ergänzungsband</text:span><text:span text:style-name="T255"> 8/1 zur Roth-Ausgabe.</text:span><text:span text:style-name="T255"><text:note text:id="ftn80" text:note-class="footnote"><text:note-citation>82</text:note-citation><text:note-body><text:p text:style-name="P88"><text:span text:style-name="T249">Roth 8/1, hg. </text:span>Wiener etc.<text:span text:style-name="T220"> S. 200f. </text:span></text:p></text:note-body></text:note></text:span><text:span text:style-name="T253"> Nadler </text:span><text:span text:style-name="T255">hingegen lässt</text:span><text:span text:style-name="T253"> in Band 4 der </text:span><text:span text:style-name="T257">sämtlichen Werke</text:span><text:span text:style-name="T253"> </text:span><text:span text:style-name="T258">die </text:span><text:span text:style-name="T253">Anzeige</text:span><text:span text:style-name="T258"> des Nicolai-Drucks</text:span><text:span text:style-name="T255"> aus,</text:span><text:span text:style-name="T255"><text:note text:id="ftn81" text:note-class="footnote"><text:note-citation>83</text:note-citation><text:note-body><text:p text:style-name="P89">N IV,<text:span text:style-name="T259"> 377f.</text:span></text:p></text:note-body></text:note></text:span><text:span text:style-name="T255"> </text:span><text:span text:style-name="T258">obwohl Hamann explizit schreibt, er habe sie </text:span><text:span text:style-name="T256">geschrieben und annonciert. D</text:span><text:span text:style-name="T258">ie andere Anzeige </text:span><text:span text:style-name="T260">ediert</text:span><text:span text:style-name="T258"> er</text:span><text:span text:style-name="T260"> nach der Roth-Ausgabe</text:span><text:span text:style-name="T261">,</text:span><text:span text:style-name="T260"> ohne das Original der Zeitung konsultiert zu haben;</text:span><text:span text:style-name="T258"> </text:span><text:span text:style-name="T260">auch nicht nach Hamanns Brief, der besten Sekundärquelle. Das ist an graphischen Details ersichtlich, vor allem bei der Endformel: »Verleger in B‥ und kosten 15 gl.« steht in Hamanns Brief</text:span><text:span text:style-name="T261">.</text:span><text:span text:style-name="T260"><text:note text:id="ftn82" text:note-class="footnote"><text:note-citation>84</text:note-citation><text:note-body><text:p text:style-name="P90"><text:span text:style-name="T262">&lt;</text:span>https://dev.hamann-ausgabe.de/HKB/Briefe/386#39-<text:span text:style-name="T262">8&gt;</text:span></text:p></text:note-body></text:note></text:span><text:span text:style-name="T260"> </text:span><text:span text:style-name="T261">I</text:span><text:span text:style-name="T260">n der Roth-Ausgabe, wie auch bei Nadler, »</text:span><text:span text:style-name="T254">Verleger in B.</text:span><text:span text:style-name="T260">«, ohne den Preis</text:span><text:span text:style-name="T261">.</text:span><text:span text:style-name="T260"><text:note text:id="ftn83" text:note-class="footnote"><text:note-citation>85</text:note-citation><text:note-body><text:p text:style-name="P91"><text:span text:style-name="T249">Bd. 5, S. 32 </text:span>und N IV, 377/6.</text:p></text:note-body></text:note></text:span><text:span text:style-name="T260"> </text:span><text:span text:style-name="T261">E</text:span><text:span text:style-name="T260">s ist stark zu vermuten, dass im Zeitungsoriginal der Preis (15 Groschen) steht und »B.« als »Berlin« ausgeschrieben ist.</text:span></text:p>
      <text:p text:style-name="P92"><text:span text:style-name="T263">I</text:span><text:span text:style-name="T258">n Hamanns Beschwerde über Mien Man Hoam </text:span><text:span text:style-name="T263">ist bei Nadler </text:span><text:span text:style-name="T261">noch </text:span><text:span text:style-name="T263">ein </text:span><text:span text:style-name="T264">wichtigeres </text:span><text:span text:style-name="T263">Wort verändert: </text:span><text:span text:style-name="T261">In der Roth-Ausgabe</text:span><text:span text:style-name="T263"> hat der »römische Correspondent« (Nicolai) einen »mehr Frucht bringenden Namen« als der »chinesische Vogel«</text:span><text:span text:style-name="T263"><text:note text:id="ftn84" text:note-class="footnote"><text:note-citation>86</text:note-citation><text:note-body><text:p text:style-name="P93">Wiener 8/1, S.<text:span text:style-name="T233"> </text:span>200.</text:p></text:note-body></text:note></text:span><text:span text:style-name="T263"> – in der </text:span><text:soft-page-break/><text:span text:style-name="T263">Nadler-Ausgabe </text:span><text:span text:style-name="T264">indessen</text:span><text:span text:style-name="T263"> einen »mehr Furcht bringenden Namen.«</text:span><text:span text:style-name="T263"><text:note text:id="ftn85" text:note-class="footnote"><text:note-citation>87</text:note-citation><text:note-body><text:p text:style-name="P93">N IV, 378/6f.<text:span text:style-name="T265"> –</text:span><text:span text:style-name="T266"> Daneben gibt es kleine Änderungen wie</text:span><text:span text:style-name="T265"> 378/11 »758« </text:span><text:span text:style-name="T266">zu</text:span><text:span text:style-name="T265"> »758.« </text:span><text:span text:style-name="T266">oder</text:span><text:span text:style-name="T265"> 378/15 »steht« </text:span><text:span text:style-name="T266">zu</text:span><text:span text:style-name="T265"> »stehe«</text:span><text:span text:style-name="T266">, wobei wiederum Roth eigentlich sinnvoller ist.</text:span></text:p></text:note-body></text:note></text:span><text:span text:style-name="T264"> Der klassische Buchstabendreher mit konträren Bedeutungen, </text:span><text:span text:style-name="T237">›</text:span><text:span text:style-name="T264">Frucht</text:span><text:span text:style-name="T237">/</text:span><text:span text:style-name="T264">Furcht</text:span><text:span text:style-name="T237">‹</text:span><text:span text:style-name="T264">, gibt hier einiges Kopfzerbrechen: Vom Kontext </text:span><text:span text:style-name="T237">her </text:span><text:span text:style-name="T264">ergibt </text:span><text:span text:style-name="T237">»</text:span><text:span text:style-name="T264">Frucht</text:span><text:span text:style-name="T237">«</text:span><text:span text:style-name="T264"> durchaus mehr Sinn, zumal fruchtbringend durch die </text:span><text:span text:style-name="T261">›</text:span><text:span text:style-name="T264">Fruchtbringende Gesellschaft</text:span><text:span text:style-name="T261">‹</text:span><text:span text:style-name="T264"> eine stehende Wendung war, die Hamann auch mehrfach verwendet. Sollte Nadler indessen das Original konsultiert haben, wie er behauptet, und danach den Text </text:span><text:span text:style-name="T261">der Roth-Ausgabe</text:span><text:span text:style-name="T264"> korrigiert haben? – Das vorherige Beispiel der Endformel in der Anzeige zeigt indessen, dass Nadler dies aller Wahrscheinlichkeit nach gerade nicht </text:span><text:span text:style-name="T261">tat</text:span><text:span text:style-name="T264">, und </text:span><text:span text:style-name="T261">die Roth-Ausgabe</text:span><text:span text:style-name="T264"> die größere Autorität besitzt</text:span><text:span text:style-name="T261">.</text:span><text:span text:style-name="T264"> </text:span><text:span text:style-name="T261">D</text:span><text:span text:style-name="T264">ie Änderung von »Furcht« zu »Frucht« </text:span><text:span text:style-name="T261">ist </text:span><text:span text:style-name="T264">demnach entweder eine unzulässige Konjektur oder ein Druckfehler in der Nadler-Ausgabe.</text:span></text:p>
      <text:p text:style-name="P94"><text:span text:style-name="T264">Letzteres Beispiel mag als Illustration dafür dienen, wie schwer die Textkritik in der Hamann-Forschung aufgrund des Fehlens der Originale der KGPZ mitunter ist. </text:span><text:span text:style-name="T267">Ähnliche Beispiele lassen sich aus der </text:span><text:span text:style-name="T268">Johann Friedrich </text:span><text:span text:style-name="T267">Reichardt-</text:span><text:span text:style-name="T269">, der Kant-</text:span><text:span text:style-name="T267"> und der Lessing-Forschung anführen: Seit Jahren wird in ersterer nach der Rezension von Reichardts einzigem Roman </text:span><text:span text:style-name="T32">Leben des berühmten Tonkünstlers Heinrich Wilhelm Gulden</text:span><text:span text:style-name="T270"> </text:span><text:span text:style-name="T267">gesucht</text:span><text:span text:style-name="T270">,</text:span><text:span text:style-name="T271"> dessen ersten Teil Reichardt 1779 veröffentlichte, zu Beginn seiner Karriere als königlich-preußischer Kapellmeister in Berlin</text:span><text:span text:style-name="T272">. D</text:span><text:span text:style-name="T271">er </text:span><text:span text:style-name="T273">Roman</text:span><text:span text:style-name="T271"> warf ein negatives Schlaglicht auf die Königsberger Verhältnisse</text:span><text:span text:style-name="T274"> seiner Jugend</text:span><text:span text:style-name="T271">, die er darin schildert. </text:span><text:span text:style-name="T273">Er</text:span><text:span text:style-name="T271"> blieb unvollendet, mutmaßlich als Folge einer maliziösen Rezension, die der Lokaldichter Georg Friedrich John in den KGPZ brachte</text:span><text:span text:style-name="T274">, und so sind zwei Stellen in Hamanns Briefwechsel die einzige Quelle für die Wirkung von Reichardts Roman in Königsberg.</text:span><text:span text:style-name="T274"><text:note text:id="ftn86" text:note-class="footnote"><text:note-citation>88</text:note-citation><text:note-body><text:p text:style-name="P95"><text:span text:style-name="T274">&lt;</text:span>https://dev.hamann-ausgabe.de/HKB/Briefe/560#92-<text:span text:style-name="T274">30&gt; und &lt;https://dev.hamann-ausgabe.de/HKB/Briefe/561#95-8&gt;. Vgl. Andreas Anglet: </text:span><text:span text:style-name="T61">»</text:span><text:span text:style-name="T275">Leben des berühmten Tonkünstlers Heinrich Wilhelm Gulden</text:span><text:span text:style-name="T98">«</text:span><text:span text:style-name="T275">. Reichardts Roman eines musikalischen </text:span><text:span text:style-name="T98">›</text:span><text:span text:style-name="T275">Wundertieres</text:span><text:span text:style-name="T98">‹</text:span><text:span text:style-name="T275">,</text:span><text:span text:style-name="T274"> in: Walter Salmen (Hg.): Johann Friedrich Reichardt und die Literatur. Komponieren, Korrespondieren, Publizieren (Hildesheim u.a. 2003), S. 11–35; zur KGPZ bes. S. 12: </text:span><text:span text:style-name="T206">»Trotz umfangreicher Recherchen und Anfragen bei allen Institutionen, über die ich hoffen durfte, das Exemplar einer Ausgabe der </text:span><text:span text:style-name="T276">Königsbergischen gelehrten und politischen Zeitung</text:span><text:span text:style-name="T206"> mit Johns Rezension zugänglich gemacht zu bekommen, ist es mir nicht gelungen, ihrer habhaft zu werden. So muß ich mich bei den Rückschlüssen auf ihren Inhalt maßgeblich auf Äußerungen Hamanns und Reichardts beziehen.«</text:span><text:span text:style-name="T274"> Vgl. ebenso </text:span><text:span text:style-name="T206">Vera Viehöver: </text:span><text:span text:style-name="T276">Schreiben über den musikalischen Menschen,</text:span><text:span text:style-name="T206"> in: Zeitschrift für Germanistik 31 (2021, H. 2), S. 25–39</text:span><text:span text:style-name="T274">.</text:span></text:p></text:note-body></text:note></text:span><text:span text:style-name="T273"> –</text:span><text:span text:style-name="T272"> In der Kant-Forschung sucht man seit einiger Zeit nach einem nicht überlieferten Aufsatz Kants von 1769, der unter dem Titel </text:span><text:span text:style-name="T277">M</text:span><text:span text:style-name="T32">oralische Betrachtungen, der Mensch nach der Natur. Ein philos</text:span><text:span text:style-name="T277">ophisches</text:span><text:span text:style-name="T32"> Ideal von J</text:span><text:span text:style-name="T277">.</text:span><text:span text:style-name="T32"> J. Rousseau</text:span><text:span text:style-name="T277">,</text:span><text:span text:style-name="T269"> der im 5. Stück </text:span><text:soft-page-break/><text:span text:style-name="T269">der KGPZ vom 16. Januar 1769 erschienen sein soll.</text:span><text:span text:style-name="T269"><text:note text:id="ftn87" text:note-class="footnote"><text:note-citation>89</text:note-citation><text:note-body><text:p text:style-name="P96"><text:span text:style-name="T278">Vgl. Rudolf Malter: </text:span><text:span text:style-name="T279">Eine übersehene Schrift Kants?,</text:span><text:span text:style-name="T278"> in: Kant-Studien 80 (1989), S. 128 und Clemens Schwaiger: </text:span><text:span text:style-name="T279">Kategorische und andere Imperative.</text:span><text:span text:style-name="T278"> Zur Entwicklung von Kants praktischer Philosophie bis 1785 (</text:span>Stuttgart-Bad Cannstatt <text:span text:style-name="T278">1999), S. 90f.</text:span></text:p></text:note-body></text:note></text:span><text:span text:style-name="T269"> Ausgang der Vermutung ist eine Annotation in Otto Hoffmanns Ausgabe von Herders Briefen an Hamann</text:span><text:span text:style-name="T280"> von 1889, der zufolge »</text:span>Herr Dr. Reicke durch diese Briefstelle seine Vermutung, daß dies ein Kantscher Aufsatz sei, bestätigt gefunden<text:span text:style-name="T278">« habe</text:span><text:span text:style-name="T272">.</text:span><text:span text:style-name="T272"><text:note text:id="ftn88" text:note-class="footnote"><text:note-citation>90</text:note-citation><text:note-body><text:p text:style-name="P97">Vgl. &lt;https://dev.hamann-ausgabe.de/HKB/Briefe/358#439-14&gt;.</text:p></text:note-body></text:note></text:span><text:span text:style-name="T272"> – </text:span><text:span text:style-name="T273">Ähnlich geht es der Lessing-Forschung, für die ein Druck der Gespräche 4 und 5 des </text:span><text:span text:style-name="T281">Ernst und Falk</text:span><text:span text:style-name="T268"> von Bedeutung </text:span><text:span text:style-name="T282">ist</text:span><text:span text:style-name="T281">, </text:span><text:span text:style-name="T268">den Hamann 1781, kurz nach Lessings Tod</text:span><text:span text:style-name="T282"> </text:span><text:span text:style-name="T268">drucken ließ, in Beilagen der KGPZ aufgrund eines Manuskripts, das ihm Herder schickte</text:span><text:span text:style-name="T282">. Gegenüber dem fehlerhaften und unautorisierten Druck eines der anderen zirkulierenden Manuskripte des </text:span><text:span text:style-name="T283">Ernst und Falk</text:span><text:span text:style-name="T282"> in Frankfurt bei Brönner (1780) sollte der »Abdruck nach unserer beßern Handschrift«, wie Hamann an Herder schrieb,</text:span><text:span text:style-name="T282"><text:note text:id="ftn89" text:note-class="footnote"><text:note-citation>91</text:note-citation><text:note-body><text:p text:style-name="Footnote"><text:span text:style-name="T284">&lt;</text:span>https://dev.hamann-ausgabe.de/HKB/Briefe/617#284-2<text:span text:style-name="T284">1&gt;</text:span><text:span text:style-name="T278">.</text:span></text:p></text:note-body></text:note></text:span><text:span text:style-name="T282"> eine Aufwertung sein. Lessing verzichtete zuvor, nach den Gesprächen 1 bis 3 des </text:span><text:span text:style-name="T283">Ernst und Falk</text:span><text:span text:style-name="T285"> von 1778</text:span><text:span text:style-name="T283">,</text:span><text:span text:style-name="T282"> auf einen Abdruck der Gespräche 4 und 5, sei es aufgrund seines Publikationsverbots oder interner Freimaurerangelegenheiten. Aber auch dieser Druck von 1781 in den KGPZ </text:span><text:span text:style-name="T285">ist</text:span><text:span text:style-name="T282"> verschollen</text:span><text:span text:style-name="T269">; durch die Lessing-Ausgaben von Lachmann und Ohlshausen liegt aber immerhin eine Beschreibung und eine Verzeichnung der Stellen vor</text:span><text:span text:style-name="T282">.</text:span><text:span text:style-name="T282"><text:note text:id="ftn90" text:note-class="footnote"><text:note-citation>92</text:note-citation><text:note-body><text:p text:style-name="P98"><text:span text:style-name="T272">V</text:span><text:span text:style-name="T286">gl. den ausführlichen Register-Eintrag &lt;https://dev.hamann-ausgabe.de/HKB/Register/Allgemein/l#lessing-ernst-falk&gt;</text:span><text:span text:style-name="T272">.</text:span></text:p></text:note-body></text:note></text:span></text:p>
      <text:p text:style-name="P99"><text:span text:style-name="T285">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86">oder Riga, blieben leider ohne Erfolg.</text:span><text:span text:style-name="T286"><text:note text:id="ftn91" text:note-class="footnote"><text:note-citation>93</text:note-citation><text:note-body><text:p text:style-name="P100">Es sei in diesem Zusammenhang den Bemühungen von Claudia Taszus gedankt.</text:p></text:note-body></text:note></text:span><text:span text:style-name="T286"> Und so bleiben die Jahrgänge 1764–1768 und 1771–1772, die im Geheimen Staatsarchiv preußischer Kulturbesitz aufbewahrt werden, die einzigen</text:span><text:span text:style-name="T287"> überlieferten</text:span><text:span text:style-name="T286">.</text:span><text:span text:style-name="T286"><text:note text:id="ftn92" text:note-class="footnote"><text:note-citation>94</text:note-citation><text:note-body><text:p text:style-name="P101"><text:span text:style-name="T286">Vgl. den Katalogeintrag der hier edierten Jahrgänge: &lt;https://opac.gsta.spk-berlin.de/XMLPRS=N/PPN?PPN=269758615&gt;, zu Parallelüberlieferungen und Mikrofilmen außerdem den </text:span><text:span text:style-name="T287">in vielerlei Hinsicht unvollständigen </text:span><text:span text:style-name="T286">ZDB-Eintrag</text:span><text:span text:style-name="T287"> &lt;https://zdb-katalog.de/title.xhtml?idn=</text:span>1140252895<text:span text:style-name="T287">&gt;</text:span><text:span text:style-name="T286"> </text:span><text:span text:style-name="T287">und die Übersicht bei Gert Hagelweide: </text:span><text:span text:style-name="T288">Ostpreußische Presse von den Anfängen bis 1945. </text:span><text:span text:style-name="T287">Titel, Bestände, Daten, Biographien, Literatur </text:span><text:span text:style-name="T36">(Berlin</text:span><text:span text:style-name="T289">, </text:span><text:span text:style-name="T36">Boston 2016), S. 233f</text:span><text:span text:style-name="T289">.</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20</text:page-number><text:span text:style-name="MT2">/</text:span><text:span text:style-name="MT2"><text:page-count>20</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5H42M39S</meta:editing-duration>
    <meta:editing-cycles>24</meta:editing-cycles>
    <meta:generator>LibreOffice/25.8.5.2$Windows_X86_64 LibreOffice_project/9c8b85f387cc00a89945a79c9e6239f32e450ac2</meta:generator>
    <dc:date>2026-04-28T19:04:32.243465400</dc:date>
    <meta:document-statistic meta:table-count="0" meta:image-count="0" meta:object-count="0" meta:page-count="20" meta:paragraph-count="139" meta:word-count="7098" meta:character-count="54071" meta:non-whitespace-character-count="47083"/>
  </office:meta>
</office:document-meta>
</file>